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ED7D31"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13430555555556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2.76930555555556cm"/>
    </style:style>
    <style:style style:name="co7" style:family="table-column">
      <style:table-column-properties fo:break-before="auto" style:column-width="4.56847222222222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4.40972222222222cm"/>
    </style:style>
    <style:style style:name="co11" style:family="table-column">
      <style:table-column-properties fo:break-before="auto" style:column-width="7.58472222222222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18722222222222cm"/>
    </style:style>
    <style:style style:name="co14" style:family="table-column">
      <style:table-column-properties fo:break-before="auto" style:column-width="2.55763888888889cm"/>
    </style:style>
    <style:style style:name="co15" style:family="table-column">
      <style:table-column-properties fo:break-before="auto" style:column-width="4.85069444444444cm"/>
    </style:style>
    <style:style style:name="co16" style:family="table-column">
      <style:table-column-properties fo:break-before="auto" style:column-width="7.10847222222222cm"/>
    </style:style>
    <style:style style:name="co17" style:family="table-column">
      <style:table-column-properties fo:break-before="auto" style:column-width="6.05013888888889cm"/>
    </style:style>
    <style:style style:name="co18" style:family="table-column">
      <style:table-column-properties fo:break-before="auto" style:column-width="3.08680555555556cm"/>
    </style:style>
    <style:style style:name="co19" style:family="table-column">
      <style:table-column-properties fo:break-before="auto" style:column-width="2.66347222222222cm"/>
    </style:style>
    <style:style style:name="co20" style:family="table-column">
      <style:table-column-properties fo:break-before="auto" style:column-width="2.73402777777778cm"/>
    </style:style>
    <style:style style:name="co21" style:family="table-column">
      <style:table-column-properties fo:break-before="auto" style:column-width="2.50472222222222cm"/>
    </style:style>
    <style:style style:name="co22" style:family="table-column">
      <style:table-column-properties fo:break-before="auto" style:column-width="2.71638888888889cm"/>
    </style:style>
    <style:style style:name="co23" style:family="table-column">
      <style:table-column-properties fo:break-before="auto" style:column-width="3.51013888888889cm"/>
    </style:style>
    <style:style style:name="co24" style:family="table-column">
      <style:table-column-properties fo:break-before="auto" style:column-width="11.8886111111111cm"/>
    </style:style>
    <style:style style:name="co25" style:family="table-column">
      <style:table-column-properties fo:break-before="auto" style:column-width="6.29708333333333cm"/>
    </style:style>
    <style:style style:name="co26" style:family="table-column">
      <style:table-column-properties fo:break-before="auto" style:column-width="2.39888888888889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4.25097222222222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52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7"/>
        <table:table-column table:style-name="co2" table:number-columns-repeated="5" table:default-cell-style-name="ce7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6371" table:default-cell-style-name="ce5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5"/>
          <table:table-cell office:value-type="string" table:style-name="ce6">
            <text:p>JSONString</text:p>
          </table:table-cell>
          <table:table-cell table:number-columns-repeated="16371"/>
        </table:table-row>
        <table:table-row table:style-name="ro1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8">
            <text:p>HEA100</text:p>
          </table:table-cell>
          <table:table-cell office:value-type="float" office:value="96" table:style-name="ce8">
            <text:p>96</text:p>
          </table:table-cell>
          <table:table-cell office:value-type="float" office:value="100" table:style-name="ce8">
            <text:p>10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</text:p>
          </table:table-cell>
          <table:table-cell office:value-type="string" table:style-name="ce9">
            <text:p>HE100A</text:p>
          </table:table-cell>
          <table:table-cell office:value-type="string" table:style-name="ce9">
            <text:p>HEA 100</text:p>
          </table:table-cell>
          <table:table-cell table:style-name="ce9"/>
          <table:table-cell office:value-type="string" office:string-value="synonyms&quot;:[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]}]},&quot;" table:style-name="ce9">
            <text:p>synonyms":[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5">
            <text:p>{"HEA100": [{"shape_coords":[96,100,5,8,12],"shape_name":"I-shape parallel flange","synonyms":["HEA100","HE100A","HEA 1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20</text:p>
          </table:table-cell>
          <table:table-cell office:value-type="float" office:value="114" table:style-name="ce8">
            <text:p>114</text:p>
          </table:table-cell>
          <table:table-cell office:value-type="float" office:value="120" table:style-name="ce8">
            <text:p>120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20</text:p>
          </table:table-cell>
          <table:table-cell office:value-type="string" table:style-name="ce9">
            <text:p>HE120A</text:p>
          </table:table-cell>
          <table:table-cell office:value-type="string" table:style-name="ce9">
            <text:p>HEA 120</text:p>
          </table:table-cell>
          <table:table-cell table:style-name="ce9"/>
          <table:table-cell office:value-type="string" office:string-value="synonyms&quot;:[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]}]},&quot;" table:style-name="ce9">
            <text:p>synonyms":[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5">
            <text:p>{"HEA120": [{"shape_coords":[114,120,5,8,12],"shape_name":"I-shape parallel flange","synonyms":["HEA120","HE120A","HEA 1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40</text:p>
          </table:table-cell>
          <table:table-cell office:value-type="float" office:value="133" table:style-name="ce8">
            <text:p>133</text:p>
          </table:table-cell>
          <table:table-cell office:value-type="float" office:value="140" table:style-name="ce8">
            <text:p>140</text:p>
          </table:table-cell>
          <table:table-cell office:value-type="float" office:value="5.5" table:style-name="ce8">
            <text:p>5,5</text:p>
          </table:table-cell>
          <table:table-cell office:value-type="float" office:value="8.5" table:style-name="ce8">
            <text:p>8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40</text:p>
          </table:table-cell>
          <table:table-cell office:value-type="string" table:style-name="ce9">
            <text:p>HE140A</text:p>
          </table:table-cell>
          <table:table-cell office:value-type="string" table:style-name="ce9">
            <text:p>HEA 140</text:p>
          </table:table-cell>
          <table:table-cell table:style-name="ce9"/>
          <table:table-cell office:value-type="string" office:string-value="synonyms&quot;:[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]}]},&quot;" table:style-name="ce9">
            <text:p>synonyms":[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5">
            <text:p>{"HEA140": [{"shape_coords":[133,140,5,5,8,5,12],"shape_name":"I-shape parallel flange","synonyms":["HEA140","HE140A","HEA 1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60</text:p>
          </table:table-cell>
          <table:table-cell office:value-type="float" office:value="152" table:style-name="ce8">
            <text:p>152</text:p>
          </table:table-cell>
          <table:table-cell office:value-type="float" office:value="160" table:style-name="ce8">
            <text:p>160</text:p>
          </table:table-cell>
          <table:table-cell office:value-type="float" office:value="6" table:style-name="ce8">
            <text:p>6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60</text:p>
          </table:table-cell>
          <table:table-cell office:value-type="string" table:style-name="ce9">
            <text:p>HE160A</text:p>
          </table:table-cell>
          <table:table-cell office:value-type="string" table:style-name="ce9">
            <text:p>HEA 160</text:p>
          </table:table-cell>
          <table:table-cell table:style-name="ce9"/>
          <table:table-cell office:value-type="string" office:string-value="synonyms&quot;:[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]}]},&quot;" table:style-name="ce9">
            <text:p>synonyms":[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5">
            <text:p>{"HEA160": [{"shape_coords":[152,160,6,9,15],"shape_name":"I-shape parallel flange","synonyms":["HEA160","HE160A","HEA 1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80</text:p>
          </table:table-cell>
          <table:table-cell office:value-type="float" office:value="171" table:style-name="ce8">
            <text:p>171</text:p>
          </table:table-cell>
          <table:table-cell office:value-type="float" office:value="180" table:style-name="ce8">
            <text:p>180</text:p>
          </table:table-cell>
          <table:table-cell office:value-type="float" office:value="6" table:style-name="ce8">
            <text:p>6</text:p>
          </table:table-cell>
          <table:table-cell office:value-type="float" office:value="9.5" table:style-name="ce8">
            <text:p>9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80</text:p>
          </table:table-cell>
          <table:table-cell office:value-type="string" table:style-name="ce9">
            <text:p>HE180A</text:p>
          </table:table-cell>
          <table:table-cell office:value-type="string" table:style-name="ce9">
            <text:p>HEA 180</text:p>
          </table:table-cell>
          <table:table-cell table:style-name="ce9"/>
          <table:table-cell office:value-type="string" office:string-value="synonyms&quot;:[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]}]},&quot;" table:style-name="ce9">
            <text:p>synonyms":[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5">
            <text:p>{"HEA180": [{"shape_coords":[171,180,6,9,5,15],"shape_name":"I-shape parallel flange","synonyms":["HEA180","HE180A","HEA 18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00</text:p>
          </table:table-cell>
          <table:table-cell office:value-type="float" office:value="190" table:style-name="ce8">
            <text:p>190</text:p>
          </table:table-cell>
          <table:table-cell office:value-type="float" office:value="200" table:style-name="ce8">
            <text:p>200</text:p>
          </table:table-cell>
          <table:table-cell office:value-type="float" office:value="6.5" table:style-name="ce8">
            <text:p>6,5</text:p>
          </table:table-cell>
          <table:table-cell office:value-type="float" office:value="10" table:style-name="ce8">
            <text:p>10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00</text:p>
          </table:table-cell>
          <table:table-cell office:value-type="string" table:style-name="ce9">
            <text:p>HE200A</text:p>
          </table:table-cell>
          <table:table-cell office:value-type="string" table:style-name="ce9">
            <text:p>HEA 200</text:p>
          </table:table-cell>
          <table:table-cell table:style-name="ce9"/>
          <table:table-cell office:value-type="string" office:string-value="synonyms&quot;:[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]}]},&quot;" table:style-name="ce9">
            <text:p>synonyms":[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5">
            <text:p>{"HEA200": [{"shape_coords":[190,200,6,5,10,18],"shape_name":"I-shape parallel flange","synonyms":["HEA200","HE200A","HEA 2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20</text:p>
          </table:table-cell>
          <table:table-cell office:value-type="float" office:value="210" table:style-name="ce8">
            <text:p>210</text:p>
          </table:table-cell>
          <table:table-cell office:value-type="float" office:value="220" table:style-name="ce8">
            <text:p>22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20</text:p>
          </table:table-cell>
          <table:table-cell office:value-type="string" table:style-name="ce9">
            <text:p>HE220A</text:p>
          </table:table-cell>
          <table:table-cell office:value-type="string" table:style-name="ce9">
            <text:p>HEA 220</text:p>
          </table:table-cell>
          <table:table-cell table:style-name="ce9"/>
          <table:table-cell office:value-type="string" office:string-value="synonyms&quot;:[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]}]},&quot;" table:style-name="ce9">
            <text:p>synonyms":[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5">
            <text:p>{"HEA220": [{"shape_coords":[210,220,7,11,18],"shape_name":"I-shape parallel flange","synonyms":["HEA220","HE220A","HEA 2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40</text:p>
          </table:table-cell>
          <table:table-cell office:value-type="float" office:value="230" table:style-name="ce8">
            <text:p>230</text:p>
          </table:table-cell>
          <table:table-cell office:value-type="float" office:value="240" table:style-name="ce8">
            <text:p>240</text:p>
          </table:table-cell>
          <table:table-cell office:value-type="float" office:value="7.5" table:style-name="ce8">
            <text:p>7,5</text:p>
          </table:table-cell>
          <table:table-cell office:value-type="float" office:value="12" table:style-name="ce8">
            <text:p>1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40</text:p>
          </table:table-cell>
          <table:table-cell office:value-type="string" table:style-name="ce9">
            <text:p>HE240A</text:p>
          </table:table-cell>
          <table:table-cell office:value-type="string" table:style-name="ce9">
            <text:p>HEA 240</text:p>
          </table:table-cell>
          <table:table-cell table:style-name="ce9"/>
          <table:table-cell office:value-type="string" office:string-value="synonyms&quot;:[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]}]},&quot;" table:style-name="ce9">
            <text:p>synonyms":[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5">
            <text:p>{"HEA240": [{"shape_coords":[230,240,7,5,12,21],"shape_name":"I-shape parallel flange","synonyms":["HEA240","HE240A","HEA 2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60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60</text:p>
          </table:table-cell>
          <table:table-cell office:value-type="string" table:style-name="ce9">
            <text:p>HE260A</text:p>
          </table:table-cell>
          <table:table-cell office:value-type="string" table:style-name="ce9">
            <text:p>HEA 260</text:p>
          </table:table-cell>
          <table:table-cell table:style-name="ce9"/>
          <table:table-cell office:value-type="string" office:string-value="synonyms&quot;:[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]}]},&quot;" table:style-name="ce9">
            <text:p>synonyms":[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5">
            <text:p>{"HEA260": [{"shape_coords":[250,260,7,5,12,5,24],"shape_name":"I-shape parallel flange","synonyms":["HEA260","HE260A","HEA 2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280</text:p>
          </table:table-cell>
          <table:table-cell office:value-type="float" office:value="270" table:style-name="ce8">
            <text:p>270</text:p>
          </table:table-cell>
          <table:table-cell office:value-type="float" office:value="280" table:style-name="ce8">
            <text:p>28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280</text:p>
          </table:table-cell>
          <table:table-cell office:value-type="string" table:style-name="ce9">
            <text:p>HE280A</text:p>
          </table:table-cell>
          <table:table-cell office:value-type="string" table:style-name="ce9">
            <text:p>HEA 280</text:p>
          </table:table-cell>
          <table:table-cell table:style-name="ce9"/>
          <table:table-cell office:value-type="string" office:string-value="synonyms&quot;:[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]}]},&quot;" table:style-name="ce9">
            <text:p>synonyms":[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5">
            <text:p>{"HEA280": [{"shape_coords":[270,280,8,13,24],"shape_name":"I-shape parallel flange","synonyms":["HEA280","HE280A","HEA 28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00</text:p>
          </table:table-cell>
          <table:table-cell office:value-type="float" office:value="290" table:style-name="ce8">
            <text:p>29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00</text:p>
          </table:table-cell>
          <table:table-cell office:value-type="string" table:style-name="ce9">
            <text:p>HE300A</text:p>
          </table:table-cell>
          <table:table-cell office:value-type="string" table:style-name="ce9">
            <text:p>HEA 300</text:p>
          </table:table-cell>
          <table:table-cell table:style-name="ce9"/>
          <table:table-cell office:value-type="string" office:string-value="synonyms&quot;:[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]}]},&quot;" table:style-name="ce9">
            <text:p>synonyms":[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5">
            <text:p>{"HEA300": [{"shape_coords":[290,300,8,5,14,27],"shape_name":"I-shape parallel flange","synonyms":["HEA300","HE300A","HEA 3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20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20</text:p>
          </table:table-cell>
          <table:table-cell office:value-type="string" table:style-name="ce9">
            <text:p>HE320A</text:p>
          </table:table-cell>
          <table:table-cell office:value-type="string" table:style-name="ce9">
            <text:p>HEA 320</text:p>
          </table:table-cell>
          <table:table-cell table:style-name="ce9"/>
          <table:table-cell office:value-type="string" office:string-value="synonyms&quot;:[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]}]},&quot;" table:style-name="ce9">
            <text:p>synonyms":[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5">
            <text:p>{"HEA320": [{"shape_coords":[310,300,9,15,5,27],"shape_name":"I-shape parallel flange","synonyms":["HEA320","HE320A","HEA 32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40</text:p>
          </table:table-cell>
          <table:table-cell office:value-type="float" office:value="330" table:style-name="ce8">
            <text:p>330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6.5" table:style-name="ce8">
            <text:p>16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40</text:p>
          </table:table-cell>
          <table:table-cell office:value-type="string" table:style-name="ce9">
            <text:p>HE340A</text:p>
          </table:table-cell>
          <table:table-cell office:value-type="string" table:style-name="ce9">
            <text:p>HEA 340</text:p>
          </table:table-cell>
          <table:table-cell table:style-name="ce9"/>
          <table:table-cell office:value-type="string" office:string-value="synonyms&quot;:[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]}]},&quot;" table:style-name="ce9">
            <text:p>synonyms":[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5">
            <text:p>{"HEA340": [{"shape_coords":[330,300,9,5,16,5,27],"shape_name":"I-shape parallel flange","synonyms":["HEA340","HE340A","HEA 34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360</text:p>
          </table:table-cell>
          <table:table-cell office:value-type="float" office:value="350" table:style-name="ce8">
            <text:p>350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360</text:p>
          </table:table-cell>
          <table:table-cell office:value-type="string" table:style-name="ce9">
            <text:p>HE360A</text:p>
          </table:table-cell>
          <table:table-cell office:value-type="string" table:style-name="ce9">
            <text:p>HEA 360</text:p>
          </table:table-cell>
          <table:table-cell table:style-name="ce9"/>
          <table:table-cell office:value-type="string" office:string-value="synonyms&quot;:[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]}]},&quot;" table:style-name="ce9">
            <text:p>synonyms":[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5">
            <text:p>{"HEA360": [{"shape_coords":[350,300,10,17,5,27],"shape_name":"I-shape parallel flange","synonyms":["HEA360","HE360A","HEA 36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400</text:p>
          </table:table-cell>
          <table:table-cell office:value-type="float" office:value="390" table:style-name="ce8">
            <text:p>39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00</text:p>
          </table:table-cell>
          <table:table-cell office:value-type="string" table:style-name="ce9">
            <text:p>HE400A</text:p>
          </table:table-cell>
          <table:table-cell office:value-type="string" table:style-name="ce9">
            <text:p>HEA 400</text:p>
          </table:table-cell>
          <table:table-cell table:style-name="ce9"/>
          <table:table-cell office:value-type="string" office:string-value="synonyms&quot;:[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]}]},&quot;" table:style-name="ce9">
            <text:p>synonyms":[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5">
            <text:p>{"HEA400": [{"shape_coords":[390,300,11,19,27],"shape_name":"I-shape parallel flange","synonyms":["HEA400","HE400A","HEA 4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450</text:p>
          </table:table-cell>
          <table:table-cell office:value-type="float" office:value="440" table:style-name="ce8">
            <text:p>44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1" table:style-name="ce8">
            <text:p>2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450</text:p>
          </table:table-cell>
          <table:table-cell office:value-type="string" table:style-name="ce9">
            <text:p>HE450A</text:p>
          </table:table-cell>
          <table:table-cell office:value-type="string" table:style-name="ce9">
            <text:p>HEA 450</text:p>
          </table:table-cell>
          <table:table-cell table:style-name="ce9"/>
          <table:table-cell office:value-type="string" office:string-value="synonyms&quot;:[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]}]},&quot;" table:style-name="ce9">
            <text:p>synonyms":[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5">
            <text:p>{"HEA450": [{"shape_coords":[440,300,11,5,21,27],"shape_name":"I-shape parallel flange","synonyms":["HEA450","HE450A","HEA 4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500</text:p>
          </table:table-cell>
          <table:table-cell office:value-type="float" office:value="490" table:style-name="ce8">
            <text:p>49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3" table:style-name="ce8">
            <text:p>2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00</text:p>
          </table:table-cell>
          <table:table-cell office:value-type="string" table:style-name="ce9">
            <text:p>HE500A</text:p>
          </table:table-cell>
          <table:table-cell office:value-type="string" table:style-name="ce9">
            <text:p>HEA 500</text:p>
          </table:table-cell>
          <table:table-cell table:style-name="ce9"/>
          <table:table-cell office:value-type="string" office:string-value="synonyms&quot;:[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]}]},&quot;" table:style-name="ce9">
            <text:p>synonyms":[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5">
            <text:p>{"HEA500": [{"shape_coords":[490,300,12,23,27],"shape_name":"I-shape parallel flange","synonyms":["HEA500","HE500A","HEA 5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550</text:p>
          </table:table-cell>
          <table:table-cell office:value-type="float" office:value="540" table:style-name="ce8">
            <text:p>54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550</text:p>
          </table:table-cell>
          <table:table-cell office:value-type="string" table:style-name="ce9">
            <text:p>HE550A</text:p>
          </table:table-cell>
          <table:table-cell office:value-type="string" table:style-name="ce9">
            <text:p>HEA 550</text:p>
          </table:table-cell>
          <table:table-cell table:style-name="ce9"/>
          <table:table-cell office:value-type="string" office:string-value="synonyms&quot;:[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]}]},&quot;" table:style-name="ce9">
            <text:p>synonyms":[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5">
            <text:p>{"HEA550": [{"shape_coords":[540,300,12,5,24,27],"shape_name":"I-shape parallel flange","synonyms":["HEA550","HE550A","HEA 5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600</text:p>
          </table:table-cell>
          <table:table-cell office:value-type="float" office:value="590" table:style-name="ce8">
            <text:p>59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25" table:style-name="ce8">
            <text:p>2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00</text:p>
          </table:table-cell>
          <table:table-cell office:value-type="string" table:style-name="ce9">
            <text:p>HE600A</text:p>
          </table:table-cell>
          <table:table-cell office:value-type="string" table:style-name="ce9">
            <text:p>HEA 600</text:p>
          </table:table-cell>
          <table:table-cell table:style-name="ce9"/>
          <table:table-cell office:value-type="string" office:string-value="synonyms&quot;:[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]}]},&quot;" table:style-name="ce9">
            <text:p>synonyms":[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5">
            <text:p>{"HEA600": [{"shape_coords":[590,300,13,25,27],"shape_name":"I-shape parallel flange","synonyms":["HEA600","HE600A","HEA 6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650</text:p>
          </table:table-cell>
          <table:table-cell office:value-type="float" office:value="640" table:style-name="ce8">
            <text:p>64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650</text:p>
          </table:table-cell>
          <table:table-cell office:value-type="string" table:style-name="ce9">
            <text:p>HE650A</text:p>
          </table:table-cell>
          <table:table-cell office:value-type="string" table:style-name="ce9">
            <text:p>HEA 650</text:p>
          </table:table-cell>
          <table:table-cell table:style-name="ce9"/>
          <table:table-cell office:value-type="string" office:string-value="synonyms&quot;:[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]}]},&quot;" table:style-name="ce9">
            <text:p>synonyms":[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5">
            <text:p>{"HEA650": [{"shape_coords":[640,300,13,5,26,27],"shape_name":"I-shape parallel flange","synonyms":["HEA650","HE650A","HEA 65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700</text:p>
          </table:table-cell>
          <table:table-cell office:value-type="float" office:value="690" table:style-name="ce8">
            <text:p>69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7" table:style-name="ce8">
            <text:p>2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700</text:p>
          </table:table-cell>
          <table:table-cell office:value-type="string" table:style-name="ce9">
            <text:p>HE700A</text:p>
          </table:table-cell>
          <table:table-cell office:value-type="string" table:style-name="ce9">
            <text:p>HEA 700</text:p>
          </table:table-cell>
          <table:table-cell table:style-name="ce9"/>
          <table:table-cell office:value-type="string" office:string-value="synonyms&quot;:[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]}]},&quot;" table:style-name="ce9">
            <text:p>synonyms":[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5">
            <text:p>{"HEA700": [{"shape_coords":[690,300,14,5,27,27],"shape_name":"I-shape parallel flange","synonyms":["HEA700","HE700A","HEA 7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800</text:p>
          </table:table-cell>
          <table:table-cell office:value-type="float" office:value="790" table:style-name="ce8">
            <text:p>79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8" table:style-name="ce8">
            <text:p>2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800</text:p>
          </table:table-cell>
          <table:table-cell office:value-type="string" table:style-name="ce9">
            <text:p>HE800A</text:p>
          </table:table-cell>
          <table:table-cell office:value-type="string" table:style-name="ce9">
            <text:p>HEA 800</text:p>
          </table:table-cell>
          <table:table-cell table:style-name="ce9"/>
          <table:table-cell office:value-type="string" office:string-value="synonyms&quot;:[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]}]},&quot;" table:style-name="ce9">
            <text:p>synonyms":[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5">
            <text:p>{"HEA800": [{"shape_coords":[790,300,15,28,30],"shape_name":"I-shape parallel flange","synonyms":["HEA800","HE800A","HEA 8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900</text:p>
          </table:table-cell>
          <table:table-cell office:value-type="float" office:value="890" table:style-name="ce8">
            <text:p>89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0" table:style-name="ce8">
            <text:p>3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900</text:p>
          </table:table-cell>
          <table:table-cell office:value-type="string" table:style-name="ce9">
            <text:p>HE900A</text:p>
          </table:table-cell>
          <table:table-cell office:value-type="string" table:style-name="ce9">
            <text:p>HEA 900</text:p>
          </table:table-cell>
          <table:table-cell table:style-name="ce9"/>
          <table:table-cell office:value-type="string" office:string-value="synonyms&quot;:[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]}]},&quot;" table:style-name="ce9">
            <text:p>synonyms":[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5">
            <text:p>{"HEA900": [{"shape_coords":[890,300,16,30,30],"shape_name":"I-shape parallel flange","synonyms":["HEA900","HE900A","HEA 900"]}]},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HEA1000</text:p>
          </table:table-cell>
          <table:table-cell office:value-type="float" office:value="990" table:style-name="ce8">
            <text:p>990</text:p>
          </table:table-cell>
          <table:table-cell office:value-type="float" office:value="300" table:style-name="ce8">
            <text:p>300</text:p>
          </table:table-cell>
          <table:table-cell office:value-type="float" office:value="16.5" table:style-name="ce8">
            <text:p>16,5</text:p>
          </table:table-cell>
          <table:table-cell office:value-type="float" office:value="31" table:style-name="ce8">
            <text:p>3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9">
            <text:p>HEA1000</text:p>
          </table:table-cell>
          <table:table-cell office:value-type="string" table:style-name="ce9">
            <text:p>HE1000A</text:p>
          </table:table-cell>
          <table:table-cell office:value-type="string" table:style-name="ce9">
            <text:p>HEA 1000</text:p>
          </table:table-cell>
          <table:table-cell table:style-name="ce9"/>
          <table:table-cell office:value-type="string" office:string-value="synonyms&quot;:[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]}]},&quot;" table:style-name="ce9">
            <text:p>synonyms":[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5">
            <text:p>{"HEA1000": [{"shape_coords":[990,300,16,5,31,30],"shape_name":"I-shape parallel flange","synonyms":["HEA1000","HE1000A","HEA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00</text:p>
          </table:table-cell>
          <table:table-cell office:value-type="float" office:value="100" table:style-name="ce7">
            <text:p>100</text:p>
          </table:table-cell>
          <table:table-cell office:value-type="float" office:value="100" table:style-name="ce7">
            <text:p>100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]}]},&quot;" table:style-name="ce9">
            <text:p>synonyms":[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5">
            <text:p>{"HEB100": [{"shape_coords":[100,100,6,10,12],"shape_name":"I-shape parallel flange","synonyms":["HEB100","HE100B","HEB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20</text:p>
          </table:table-cell>
          <table:table-cell office:value-type="float" office:value="120" table:style-name="ce7">
            <text:p>120</text:p>
          </table:table-cell>
          <table:table-cell office:value-type="float" office:value="120" table:style-name="ce7">
            <text:p>120</text:p>
          </table:table-cell>
          <table:table-cell office:value-type="float" office:value="6.5" table:style-name="ce7">
            <text:p>6,5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]}]},&quot;" table:style-name="ce9">
            <text:p>synonyms":[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5">
            <text:p>{"HEB120": [{"shape_coords":[120,120,6,5,11,12],"shape_name":"I-shape parallel flange","synonyms":["HEB120","HE120B","HEB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40</text:p>
          </table:table-cell>
          <table:table-cell office:value-type="float" office:value="140" table:style-name="ce7">
            <text:p>140</text:p>
          </table:table-cell>
          <table:table-cell office:value-type="float" office:value="140" table:style-name="ce7">
            <text:p>140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]}]},&quot;" table:style-name="ce9">
            <text:p>synonyms":[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5">
            <text:p>{"HEB140": [{"shape_coords":[140,140,7,12,12],"shape_name":"I-shape parallel flange","synonyms":["HEB140","HE140B","HEB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60</text:p>
          </table:table-cell>
          <table:table-cell office:value-type="float" office:value="160" table:style-name="ce7">
            <text:p>160</text:p>
          </table:table-cell>
          <table:table-cell office:value-type="float" office:value="160" table:style-name="ce7">
            <text:p>16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]}]},&quot;" table:style-name="ce9">
            <text:p>synonyms":[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5">
            <text:p>{"HEB160": [{"shape_coords":[160,160,8,13,15],"shape_name":"I-shape parallel flange","synonyms":["HEB160","HE160B","HEB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80</text:p>
          </table:table-cell>
          <table:table-cell office:value-type="float" office:value="180" table:style-name="ce7">
            <text:p>180</text:p>
          </table:table-cell>
          <table:table-cell office:value-type="float" office:value="180" table:style-name="ce7">
            <text:p>180</text:p>
          </table:table-cell>
          <table:table-cell office:value-type="float" office:value="8.5" table:style-name="ce7">
            <text:p>8,5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]}]},&quot;" table:style-name="ce9">
            <text:p>synonyms":[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5">
            <text:p>{"HEB180": [{"shape_coords":[180,180,8,5,14,15],"shape_name":"I-shape parallel flange","synonyms":["HEB180","HE180B","HEB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00</text:p>
          </table:table-cell>
          <table:table-cell office:value-type="float" office:value="200" table:style-name="ce7">
            <text:p>200</text:p>
          </table:table-cell>
          <table:table-cell office:value-type="float" office:value="200" table:style-name="ce7">
            <text:p>200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]}]},&quot;" table:style-name="ce9">
            <text:p>synonyms":[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5">
            <text:p>{"HEB200": [{"shape_coords":[200,200,9,15,18],"shape_name":"I-shape parallel flange","synonyms":["HEB200","HE200B","HEB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20</text:p>
          </table:table-cell>
          <table:table-cell office:value-type="float" office:value="220" table:style-name="ce7">
            <text:p>220</text:p>
          </table:table-cell>
          <table:table-cell office:value-type="float" office:value="220" table:style-name="ce7">
            <text:p>220</text:p>
          </table:table-cell>
          <table:table-cell office:value-type="float" office:value="9.5" table:style-name="ce7">
            <text:p>9,5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]}]},&quot;" table:style-name="ce9">
            <text:p>synonyms":[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5">
            <text:p>{"HEB220": [{"shape_coords":[220,220,9,5,16,18],"shape_name":"I-shape parallel flange","synonyms":["HEB220","HE220B","HEB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40</text:p>
          </table:table-cell>
          <table:table-cell office:value-type="float" office:value="240" table:style-name="ce7">
            <text:p>240</text:p>
          </table:table-cell>
          <table:table-cell office:value-type="float" office:value="240" table:style-name="ce7">
            <text:p>24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]}]},&quot;" table:style-name="ce9">
            <text:p>synonyms":[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5">
            <text:p>{"HEB240": [{"shape_coords":[240,240,10,17,21],"shape_name":"I-shape parallel flange","synonyms":["HEB240","HE240B","HEB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60</text:p>
          </table:table-cell>
          <table:table-cell office:value-type="float" office:value="260" table:style-name="ce7">
            <text:p>260</text:p>
          </table:table-cell>
          <table:table-cell office:value-type="float" office:value="260" table:style-name="ce7">
            <text:p>260</text:p>
          </table:table-cell>
          <table:table-cell office:value-type="float" office:value="10" table:style-name="ce7">
            <text:p>10</text:p>
          </table:table-cell>
          <table:table-cell office:value-type="float" office:value="17.5" table:style-name="ce7">
            <text:p>17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]}]},&quot;" table:style-name="ce9">
            <text:p>synonyms":[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5">
            <text:p>{"HEB260": [{"shape_coords":[260,260,10,17,5,24],"shape_name":"I-shape parallel flange","synonyms":["HEB260","HE260B","HEB 2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280</text:p>
          </table:table-cell>
          <table:table-cell office:value-type="float" office:value="280" table:style-name="ce7">
            <text:p>280</text:p>
          </table:table-cell>
          <table:table-cell office:value-type="float" office:value="280" table:style-name="ce7">
            <text:p>280</text:p>
          </table:table-cell>
          <table:table-cell office:value-type="float" office:value="10.5" table:style-name="ce7">
            <text:p>10,5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]}]},&quot;" table:style-name="ce9">
            <text:p>synonyms":[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5">
            <text:p>{"HEB280": [{"shape_coords":[280,280,10,5,18,24],"shape_name":"I-shape parallel flange","synonyms":["HEB280","HE280B","HEB 2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00</text:p>
          </table:table-cell>
          <table:table-cell office:value-type="float" office:value="300" table:style-name="ce7">
            <text:p>300</text:p>
          </table:table-cell>
          <table:table-cell office:value-type="float" office:value="300" table:style-name="ce7">
            <text:p>30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]}]},&quot;" table:style-name="ce9">
            <text:p>synonyms":[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5">
            <text:p>{"HEB300": [{"shape_coords":[300,300,11,19,27],"shape_name":"I-shape parallel flange","synonyms":["HEB300","HE300B","HEB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20</text:p>
          </table:table-cell>
          <table:table-cell office:value-type="float" office:value="320" table:style-name="ce7">
            <text:p>320</text:p>
          </table:table-cell>
          <table:table-cell office:value-type="float" office:value="300" table:style-name="ce7">
            <text:p>300</text:p>
          </table:table-cell>
          <table:table-cell office:value-type="float" office:value="11.5" table:style-name="ce7">
            <text:p>11,5</text:p>
          </table:table-cell>
          <table:table-cell office:value-type="float" office:value="20.5" table:style-name="ce7">
            <text:p>20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]}]},&quot;" table:style-name="ce9">
            <text:p>synonyms":[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5">
            <text:p>{"HEB320": [{"shape_coords":[320,300,11,5,20,5,27],"shape_name":"I-shape parallel flange","synonyms":["HEB320","HE320B","HEB 3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40</text:p>
          </table:table-cell>
          <table:table-cell office:value-type="float" office:value="340" table:style-name="ce7">
            <text:p>340</text:p>
          </table:table-cell>
          <table:table-cell office:value-type="float" office:value="300" table:style-name="ce7">
            <text:p>300</text:p>
          </table:table-cell>
          <table:table-cell office:value-type="float" office:value="12" table:style-name="ce7">
            <text:p>12</text:p>
          </table:table-cell>
          <table:table-cell office:value-type="float" office:value="21.5" table:style-name="ce7">
            <text:p>21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]}]},&quot;" table:style-name="ce9">
            <text:p>synonyms":[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5">
            <text:p>{"HEB340": [{"shape_coords":[340,300,12,21,5,27],"shape_name":"I-shape parallel flange","synonyms":["HEB340","HE340B","HEB 3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360</text:p>
          </table:table-cell>
          <table:table-cell office:value-type="float" office:value="360" table:style-name="ce7">
            <text:p>360</text:p>
          </table:table-cell>
          <table:table-cell office:value-type="float" office:value="300" table:style-name="ce7">
            <text:p>300</text:p>
          </table:table-cell>
          <table:table-cell office:value-type="float" office:value="12.5" table:style-name="ce7">
            <text:p>12,5</text:p>
          </table:table-cell>
          <table:table-cell office:value-type="float" office:value="22.5" table:style-name="ce7">
            <text:p>22,5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]}]},&quot;" table:style-name="ce9">
            <text:p>synonyms":[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5">
            <text:p>{"HEB360": [{"shape_coords":[360,300,12,5,22,5,27],"shape_name":"I-shape parallel flange","synonyms":["HEB360","HE360B","HEB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400</text:p>
          </table:table-cell>
          <table:table-cell office:value-type="float" office:value="400" table:style-name="ce7">
            <text:p>400</text:p>
          </table:table-cell>
          <table:table-cell office:value-type="float" office:value="300" table:style-name="ce7">
            <text:p>300</text:p>
          </table:table-cell>
          <table:table-cell office:value-type="float" office:value="13.5" table:style-name="ce7">
            <text:p>13,5</text:p>
          </table:table-cell>
          <table:table-cell office:value-type="float" office:value="24" table:style-name="ce7">
            <text:p>24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]}]},&quot;" table:style-name="ce9">
            <text:p>synonyms":[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5">
            <text:p>{"HEB400": [{"shape_coords":[400,300,13,5,24,27],"shape_name":"I-shape parallel flange","synonyms":["HEB400","HE400B","HEB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450</text:p>
          </table:table-cell>
          <table:table-cell office:value-type="float" office:value="450" table:style-name="ce7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14" table:style-name="ce7">
            <text:p>14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]}]},&quot;" table:style-name="ce9">
            <text:p>synonyms":[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5">
            <text:p>{"HEB450": [{"shape_coords":[450,300,14,26,27],"shape_name":"I-shape parallel flange","synonyms":["HEB450","HE450B","HEB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500</text:p>
          </table:table-cell>
          <table:table-cell office:value-type="float" office:value="500" table:style-name="ce7">
            <text:p>500</text:p>
          </table:table-cell>
          <table:table-cell office:value-type="float" office:value="300" table:style-name="ce7">
            <text:p>300</text:p>
          </table:table-cell>
          <table:table-cell office:value-type="float" office:value="14.5" table:style-name="ce7">
            <text:p>14,5</text:p>
          </table:table-cell>
          <table:table-cell office:value-type="float" office:value="28" table:style-name="ce7">
            <text:p>28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]}]},&quot;" table:style-name="ce9">
            <text:p>synonyms":[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L43]" table:style-name="ce5">
            <text:p>{"HEB500": [{"shape_coords":[500,300,14,5,28,27],"shape_name":"I-shape parallel flange","synonyms":["HEB500","HE500B","HEB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550</text:p>
          </table:table-cell>
          <table:table-cell office:value-type="float" office:value="550" table:style-name="ce7">
            <text:p>550</text:p>
          </table:table-cell>
          <table:table-cell office:value-type="float" office:value="300" table:style-name="ce7">
            <text:p>300</text:p>
          </table:table-cell>
          <table:table-cell office:value-type="float" office:value="15" table:style-name="ce7">
            <text:p>15</text:p>
          </table:table-cell>
          <table:table-cell office:value-type="float" office:value="29" table:style-name="ce7">
            <text:p>2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]}]},&quot;" table:style-name="ce9">
            <text:p>synonyms":[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L44]" table:style-name="ce5">
            <text:p>{"HEB550": [{"shape_coords":[550,300,15,29,27],"shape_name":"I-shape parallel flange","synonyms":["HEB550","HE550B","HEB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600</text:p>
          </table:table-cell>
          <table:table-cell office:value-type="float" office:value="600" table:style-name="ce7">
            <text:p>600</text:p>
          </table:table-cell>
          <table:table-cell office:value-type="float" office:value="300" table:style-name="ce7">
            <text:p>300</text:p>
          </table:table-cell>
          <table:table-cell office:value-type="float" office:value="15.5" table:style-name="ce7">
            <text:p>15,5</text:p>
          </table:table-cell>
          <table:table-cell office:value-type="float" office:value="30" table:style-name="ce7">
            <text:p>3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]}]},&quot;" table:style-name="ce9">
            <text:p>synonyms":[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L45]" table:style-name="ce5">
            <text:p>{"HEB600": [{"shape_coords":[600,300,15,5,30,27],"shape_name":"I-shape parallel flange","synonyms":["HEB600","HE600B","HEB 6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650</text:p>
          </table:table-cell>
          <table:table-cell office:value-type="float" office:value="650" table:style-name="ce7">
            <text:p>650</text:p>
          </table:table-cell>
          <table:table-cell office:value-type="float" office:value="300" table:style-name="ce7">
            <text:p>300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]}]},&quot;" table:style-name="ce9">
            <text:p>synonyms":[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L46]" table:style-name="ce5">
            <text:p>{"HEB650": [{"shape_coords":[650,300,16,31,27],"shape_name":"I-shape parallel flange","synonyms":["HEB650","HE650B","HEB 6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700</text:p>
          </table:table-cell>
          <table:table-cell office:value-type="float" office:value="700" table:style-name="ce7">
            <text:p>700</text:p>
          </table:table-cell>
          <table:table-cell office:value-type="float" office:value="300" table:style-name="ce7">
            <text:p>300</text:p>
          </table:table-cell>
          <table:table-cell office:value-type="float" office:value="17" table:style-name="ce7">
            <text:p>17</text:p>
          </table:table-cell>
          <table:table-cell office:value-type="float" office:value="32" table:style-name="ce7">
            <text:p>32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]}]},&quot;" table:style-name="ce9">
            <text:p>synonyms":[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L47]" table:style-name="ce5">
            <text:p>{"HEB700": [{"shape_coords":[700,300,17,32,27],"shape_name":"I-shape parallel flange","synonyms":["HEB700","HE700B","HEB 7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800</text:p>
          </table:table-cell>
          <table:table-cell office:value-type="float" office:value="800" table:style-name="ce7">
            <text:p>800</text:p>
          </table:table-cell>
          <table:table-cell office:value-type="float" office:value="300" table:style-name="ce7">
            <text:p>300</text:p>
          </table:table-cell>
          <table:table-cell office:value-type="float" office:value="17.5" table:style-name="ce7">
            <text:p>17,5</text:p>
          </table:table-cell>
          <table:table-cell office:value-type="float" office:value="33" table:style-name="ce7">
            <text:p>33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]}]},&quot;" table:style-name="ce9">
            <text:p>synonyms":[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L48]" table:style-name="ce5">
            <text:p>{"HEB800": [{"shape_coords":[800,300,17,5,33,30],"shape_name":"I-shape parallel flange","synonyms":["HEB800","HE800B","HEB 8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900</text:p>
          </table:table-cell>
          <table:table-cell office:value-type="float" office:value="900" table:style-name="ce7">
            <text:p>900</text:p>
          </table:table-cell>
          <table:table-cell office:value-type="float" office:value="300" table:style-name="ce7">
            <text:p>300</text:p>
          </table:table-cell>
          <table:table-cell office:value-type="float" office:value="18.5" table:style-name="ce7">
            <text:p>18,5</text:p>
          </table:table-cell>
          <table:table-cell office:value-type="float" office:value="35" table:style-name="ce7">
            <text:p>35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]}]},&quot;" table:style-name="ce9">
            <text:p>synonyms":[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L49]" table:style-name="ce5">
            <text:p>{"HEB900": [{"shape_coords":[900,300,18,5,35,30],"shape_name":"I-shape parallel flange","synonyms":["HEB900","HE900B","HEB 9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B1000</text:p>
          </table:table-cell>
          <table:table-cell office:value-type="float" office:value="1000" table:style-name="ce7">
            <text:p>1000</text:p>
          </table:table-cell>
          <table:table-cell office:value-type="float" office:value="300" table:style-name="ce7">
            <text:p>300</text:p>
          </table:table-cell>
          <table:table-cell office:value-type="float" office:value="19" table:style-name="ce7">
            <text:p>19</text:p>
          </table:table-cell>
          <table:table-cell office:value-type="float" office:value="36" table:style-name="ce7">
            <text:p>36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]}]},&quot;" table:style-name="ce9">
            <text:p>synonyms":[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L50]" table:style-name="ce5">
            <text:p>{"HEB1000": [{"shape_coords":[1000,300,19,36,30],"shape_name":"I-shape parallel flange","synonyms":["HEB1000","HE1000B","HEB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00</text:p>
          </table:table-cell>
          <table:table-cell office:value-type="float" office:value="120" table:style-name="ce7">
            <text:p>120</text:p>
          </table:table-cell>
          <table:table-cell office:value-type="float" office:value="106" table:style-name="ce7">
            <text:p>106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]}]},&quot;" table:style-name="ce9">
            <text:p>synonyms":[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L51]" table:style-name="ce5">
            <text:p>{"HEM100": [{"shape_coords":[120,106,12,20,12],"shape_name":"I-shape parallel flange","synonyms":["HEM100","HE100M","HEM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20</text:p>
          </table:table-cell>
          <table:table-cell office:value-type="float" office:value="140" table:style-name="ce7">
            <text:p>140</text:p>
          </table:table-cell>
          <table:table-cell office:value-type="float" office:value="126" table:style-name="ce7">
            <text:p>126</text:p>
          </table:table-cell>
          <table:table-cell office:value-type="float" office:value="12.5" table:style-name="ce7">
            <text:p>12,5</text:p>
          </table:table-cell>
          <table:table-cell office:value-type="float" office:value="21" table:style-name="ce7">
            <text:p>21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]}]},&quot;" table:style-name="ce9">
            <text:p>synonyms":[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L52]" table:style-name="ce5">
            <text:p>{"HEM120": [{"shape_coords":[140,126,12,5,21,12],"shape_name":"I-shape parallel flange","synonyms":["HEM120","HE120M","HEM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40</text:p>
          </table:table-cell>
          <table:table-cell office:value-type="float" office:value="160" table:style-name="ce7">
            <text:p>160</text:p>
          </table:table-cell>
          <table:table-cell office:value-type="float" office:value="146" table:style-name="ce7">
            <text:p>146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]}]},&quot;" table:style-name="ce9">
            <text:p>synonyms":[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L53]" table:style-name="ce5">
            <text:p>{"HEM140": [{"shape_coords":[160,146,13,22,12],"shape_name":"I-shape parallel flange","synonyms":["HEM140","HE140M","HEM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60</text:p>
          </table:table-cell>
          <table:table-cell office:value-type="float" office:value="180" table:style-name="ce7">
            <text:p>180</text:p>
          </table:table-cell>
          <table:table-cell office:value-type="float" office:value="166" table:style-name="ce7">
            <text:p>166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]}]},&quot;" table:style-name="ce9">
            <text:p>synonyms":[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L54]" table:style-name="ce5">
            <text:p>{"HEM160": [{"shape_coords":[180,166,14,23,15],"shape_name":"I-shape parallel flange","synonyms":["HEM160","HE160M","HEM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180</text:p>
          </table:table-cell>
          <table:table-cell office:value-type="float" office:value="200" table:style-name="ce7">
            <text:p>200</text:p>
          </table:table-cell>
          <table:table-cell office:value-type="float" office:value="186" table:style-name="ce7">
            <text:p>186</text:p>
          </table:table-cell>
          <table:table-cell office:value-type="float" office:value="14.5" table:style-name="ce7">
            <text:p>14,5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]}]},&quot;" table:style-name="ce9">
            <text:p>synonyms":[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L55]" table:style-name="ce5">
            <text:p>{"HEM180": [{"shape_coords":[200,186,14,5,24,15],"shape_name":"I-shape parallel flange","synonyms":["HEM180","HE180M","HEM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00</text:p>
          </table:table-cell>
          <table:table-cell office:value-type="float" office:value="220" table:style-name="ce7">
            <text:p>220</text:p>
          </table:table-cell>
          <table:table-cell office:value-type="float" office:value="206" table:style-name="ce7">
            <text:p>206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]}]},&quot;" table:style-name="ce9">
            <text:p>synonyms":[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L56]" table:style-name="ce5">
            <text:p>{"HEM200": [{"shape_coords":[220,206,15,25,18],"shape_name":"I-shape parallel flange","synonyms":["HEM200","HE200M","HEM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20</text:p>
          </table:table-cell>
          <table:table-cell office:value-type="float" office:value="240" table:style-name="ce7">
            <text:p>240</text:p>
          </table:table-cell>
          <table:table-cell office:value-type="float" office:value="226" table:style-name="ce7">
            <text:p>226</text:p>
          </table:table-cell>
          <table:table-cell office:value-type="float" office:value="15.5" table:style-name="ce7">
            <text:p>15,5</text:p>
          </table:table-cell>
          <table:table-cell office:value-type="float" office:value="26" table:style-name="ce7">
            <text:p>26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]}]},&quot;" table:style-name="ce9">
            <text:p>synonyms":[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L57]" table:style-name="ce5">
            <text:p>{"HEM220": [{"shape_coords":[240,226,15,5,26,18],"shape_name":"I-shape parallel flange","synonyms":["HEM220","HE220M","HEM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40</text:p>
          </table:table-cell>
          <table:table-cell office:value-type="float" office:value="270" table:style-name="ce7">
            <text:p>270</text:p>
          </table:table-cell>
          <table:table-cell office:value-type="float" office:value="248" table:style-name="ce7">
            <text:p>248</text:p>
          </table:table-cell>
          <table:table-cell office:value-type="float" office:value="18" table:style-name="ce7">
            <text:p>18</text:p>
          </table:table-cell>
          <table:table-cell office:value-type="float" office:value="32" table:style-name="ce7">
            <text:p>32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]}]},&quot;" table:style-name="ce9">
            <text:p>synonyms":[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L58]" table:style-name="ce5">
            <text:p>{"HEM240": [{"shape_coords":[270,248,18,32,21],"shape_name":"I-shape parallel flange","synonyms":["HEM240","HE240M","HEM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60</text:p>
          </table:table-cell>
          <table:table-cell office:value-type="float" office:value="290" table:style-name="ce7">
            <text:p>290</text:p>
          </table:table-cell>
          <table:table-cell office:value-type="float" office:value="268" table:style-name="ce7">
            <text:p>268</text:p>
          </table:table-cell>
          <table:table-cell office:value-type="float" office:value="18" table:style-name="ce7">
            <text:p>18</text:p>
          </table:table-cell>
          <table:table-cell office:value-type="float" office:value="32.5" table:style-name="ce7">
            <text:p>32,5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]}]},&quot;" table:style-name="ce9">
            <text:p>synonyms":[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L59]" table:style-name="ce5">
            <text:p>{"HEM260": [{"shape_coords":[290,268,18,32,5,24],"shape_name":"I-shape parallel flange","synonyms":["HEM260","HE260M","HEM 2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280</text:p>
          </table:table-cell>
          <table:table-cell office:value-type="float" office:value="310" table:style-name="ce7">
            <text:p>310</text:p>
          </table:table-cell>
          <table:table-cell office:value-type="float" office:value="288" table:style-name="ce7">
            <text:p>288</text:p>
          </table:table-cell>
          <table:table-cell office:value-type="float" office:value="18.5" table:style-name="ce7">
            <text:p>18,5</text:p>
          </table:table-cell>
          <table:table-cell office:value-type="float" office:value="33" table:style-name="ce7">
            <text:p>33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]}]},&quot;" table:style-name="ce9">
            <text:p>synonyms":[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L60]" table:style-name="ce5">
            <text:p>{"HEM280": [{"shape_coords":[310,288,18,5,33,24],"shape_name":"I-shape parallel flange","synonyms":["HEM280","HE280M","HEM 2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00</text:p>
          </table:table-cell>
          <table:table-cell office:value-type="float" office:value="340" table:style-name="ce7">
            <text:p>340</text:p>
          </table:table-cell>
          <table:table-cell office:value-type="float" office:value="310" table:style-name="ce7">
            <text:p>310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]}]},&quot;" table:style-name="ce9">
            <text:p>synonyms":[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L61]" table:style-name="ce5">
            <text:p>{"HEM300": [{"shape_coords":[340,310,21,39,27],"shape_name":"I-shape parallel flange","synonyms":["HEM300","HE300M","HEM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20</text:p>
          </table:table-cell>
          <table:table-cell office:value-type="float" office:value="359" table:style-name="ce7">
            <text:p>359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]}]},&quot;" table:style-name="ce9">
            <text:p>synonyms":[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L62]" table:style-name="ce5">
            <text:p>{"HEM320": [{"shape_coords":[359,309,21,40,27],"shape_name":"I-shape parallel flange","synonyms":["HEM320","HE320M","HEM 3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40</text:p>
          </table:table-cell>
          <table:table-cell office:value-type="float" office:value="377" table:style-name="ce7">
            <text:p>377</text:p>
          </table:table-cell>
          <table:table-cell office:value-type="float" office:value="309" table:style-name="ce7">
            <text:p>309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]}]},&quot;" table:style-name="ce9">
            <text:p>synonyms":[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L63]" table:style-name="ce5">
            <text:p>{"HEM340": [{"shape_coords":[377,309,21,40,27],"shape_name":"I-shape parallel flange","synonyms":["HEM340","HE340M","HEM 3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360</text:p>
          </table:table-cell>
          <table:table-cell office:value-type="float" office:value="395" table:style-name="ce7">
            <text:p>395</text:p>
          </table:table-cell>
          <table:table-cell office:value-type="float" office:value="308" table:style-name="ce7">
            <text:p>308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]}]},&quot;" table:style-name="ce9">
            <text:p>synonyms":[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L64]" table:style-name="ce5">
            <text:p>{"HEM360": [{"shape_coords":[395,308,21,40,27],"shape_name":"I-shape parallel flange","synonyms":["HEM360","HE360M","HEM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400</text:p>
          </table:table-cell>
          <table:table-cell office:value-type="float" office:value="432" table:style-name="ce7">
            <text:p>432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]}]},&quot;" table:style-name="ce9">
            <text:p>synonyms":[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L65]" table:style-name="ce5">
            <text:p>{"HEM400": [{"shape_coords":[432,307,21,40,27],"shape_name":"I-shape parallel flange","synonyms":["HEM400","HE400M","HEM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450</text:p>
          </table:table-cell>
          <table:table-cell office:value-type="float" office:value="478" table:style-name="ce7">
            <text:p>478</text:p>
          </table:table-cell>
          <table:table-cell office:value-type="float" office:value="307" table:style-name="ce7">
            <text:p>307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]}]},&quot;" table:style-name="ce9">
            <text:p>synonyms":[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L66]" table:style-name="ce5">
            <text:p>{"HEM450": [{"shape_coords":[478,307,21,40,27],"shape_name":"I-shape parallel flange","synonyms":["HEM450","HE450M","HEM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500</text:p>
          </table:table-cell>
          <table:table-cell office:value-type="float" office:value="524" table:style-name="ce7">
            <text:p>524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]}]},&quot;" table:style-name="ce9">
            <text:p>synonyms":[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L67]" table:style-name="ce5">
            <text:p>{"HEM500": [{"shape_coords":[524,306,21,40,27],"shape_name":"I-shape parallel flange","synonyms":["HEM500","HE500M","HEM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550</text:p>
          </table:table-cell>
          <table:table-cell office:value-type="float" office:value="572" table:style-name="ce7">
            <text:p>572</text:p>
          </table:table-cell>
          <table:table-cell office:value-type="float" office:value="306" table:style-name="ce7">
            <text:p>306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]}]},&quot;" table:style-name="ce9">
            <text:p>synonyms":[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L68]" table:style-name="ce5">
            <text:p>{"HEM550": [{"shape_coords":[572,306,21,40,27],"shape_name":"I-shape parallel flange","synonyms":["HEM550","HE550M","HEM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600</text:p>
          </table:table-cell>
          <table:table-cell office:value-type="float" office:value="620" table:style-name="ce7">
            <text:p>620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]}]},&quot;" table:style-name="ce9">
            <text:p>synonyms":[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L69]" table:style-name="ce5">
            <text:p>{"HEM600": [{"shape_coords":[620,305,21,40,27],"shape_name":"I-shape parallel flange","synonyms":["HEM600","HE600M","HEM 6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650</text:p>
          </table:table-cell>
          <table:table-cell office:value-type="float" office:value="668" table:style-name="ce7">
            <text:p>668</text:p>
          </table:table-cell>
          <table:table-cell office:value-type="float" office:value="305" table:style-name="ce7">
            <text:p>305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]}]},&quot;" table:style-name="ce9">
            <text:p>synonyms":[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L70]" table:style-name="ce5">
            <text:p>{"HEM650": [{"shape_coords":[668,305,21,40,27],"shape_name":"I-shape parallel flange","synonyms":["HEM650","HE650M","HEM 6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700</text:p>
          </table:table-cell>
          <table:table-cell office:value-type="float" office:value="716" table:style-name="ce7">
            <text:p>716</text:p>
          </table:table-cell>
          <table:table-cell office:value-type="float" office:value="304" table:style-name="ce7">
            <text:p>304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27" table:style-name="ce7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]}]},&quot;" table:style-name="ce9">
            <text:p>synonyms":[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L71]" table:style-name="ce5">
            <text:p>{"HEM700": [{"shape_coords":[716,304,21,40,27],"shape_name":"I-shape parallel flange","synonyms":["HEM700","HE700M","HEM 7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800</text:p>
          </table:table-cell>
          <table:table-cell office:value-type="float" office:value="814" table:style-name="ce7">
            <text:p>814</text:p>
          </table:table-cell>
          <table:table-cell office:value-type="float" office:value="303" table:style-name="ce7">
            <text:p>303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]}]},&quot;" table:style-name="ce9">
            <text:p>synonyms":[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L72]" table:style-name="ce5">
            <text:p>{"HEM800": [{"shape_coords":[814,303,21,40,30],"shape_name":"I-shape parallel flange","synonyms":["HEM800","HE800M","HEM 8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HEM900</text:p>
          </table:table-cell>
          <table:table-cell office:value-type="float" office:value="910" table:style-name="ce7">
            <text:p>910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]}]},&quot;" table:style-name="ce9">
            <text:p>synonyms":[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L73]" table:style-name="ce5">
            <text:p>{"HEM900": [{"shape_coords":[910,302,21,40,30],"shape_name":"I-shape parallel flange","synonyms":["HEM900","HE900M","HEM 900"]}]},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HEM1000</text:p>
          </table:table-cell>
          <table:table-cell office:value-type="float" office:value="1008" table:style-name="ce7">
            <text:p>1008</text:p>
          </table:table-cell>
          <table:table-cell office:value-type="float" office:value="302" table:style-name="ce7">
            <text:p>302</text:p>
          </table:table-cell>
          <table:table-cell office:value-type="float" office:value="21" table:style-name="ce7">
            <text:p>21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]}]},&quot;" table:style-name="ce9">
            <text:p>synonyms":[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L74]" table:style-name="ce5">
            <text:p>{"HEM1000": [{"shape_coords":[1008,302,21,40,30],"shape_name":"I-shape parallel flange","synonyms":["HEM1000","HE1000M","HEM 10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80</text:p>
          </table:table-cell>
          <table:table-cell office:value-type="float" office:value="80" table:style-name="ce7">
            <text:p>80</text:p>
          </table:table-cell>
          <table:table-cell office:value-type="float" office:value="46" table:style-name="ce7">
            <text:p>46</text:p>
          </table:table-cell>
          <table:table-cell office:value-type="float" office:value="3.8" table:style-name="ce7">
            <text:p>3,8</text:p>
          </table:table-cell>
          <table:table-cell office:value-type="string" table:style-name="ce7">
            <text:p>5.2</text:p>
          </table:table-cell>
          <table:table-cell office:value-type="float" office:value="5" table:style-name="ce7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e 80</text:p>
          </table:table-cell>
          <table:table-cell table:style-name="ce5"/>
          <table:table-cell office:value-type="string" office:string-value="synonyms&quot;:[&quot;IPE80&quot;,&quot;IPE 80&quot;,&quot;ipe 80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]}]},&quot;" table:style-name="ce9">
            <text:p>synonyms":["IPE80","IPE 80","ipe 80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L75]" table:style-name="ce5">
            <text:p>{"IPE80": [{"shape_coords":[80,46,3,8,5.2,5],"shape_name":"I-shape parallel flange","synonyms":["IPE80","IPE 80","ipe 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4.1</text:p>
          </table:table-cell>
          <table:table-cell office:value-type="string" table:style-name="ce7">
            <text:p>5.7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e 100</text:p>
          </table:table-cell>
          <table:table-cell table:style-name="ce5"/>
          <table:table-cell office:value-type="string" office:string-value="synonyms&quot;:[&quot;IPE100&quot;,&quot;IPE 100&quot;,&quot;ipe 100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]}]},&quot;" table:style-name="ce9">
            <text:p>synonyms":["IPE100","IPE 100","ipe 100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L76]" table:style-name="ce5">
            <text:p>{"IPE100": [{"shape_coords":[100,55,4.1,5.7,7],"shape_name":"I-shape parallel flange","synonyms":["IPE100","IPE 100","ipe 1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20</text:p>
          </table:table-cell>
          <table:table-cell office:value-type="float" office:value="120" table:style-name="ce7">
            <text:p>120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4.4</text:p>
          </table:table-cell>
          <table:table-cell office:value-type="string" table:style-name="ce7">
            <text:p>6.3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e 120</text:p>
          </table:table-cell>
          <table:table-cell table:style-name="ce5"/>
          <table:table-cell office:value-type="string" office:string-value="synonyms&quot;:[&quot;IPE120&quot;,&quot;IPE 120&quot;,&quot;ipe 120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]}]},&quot;" table:style-name="ce9">
            <text:p>synonyms":["IPE120","IPE 120","ipe 120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L77]" table:style-name="ce5">
            <text:p>{"IPE120": [{"shape_coords":[120,64,4.4,6.3,7],"shape_name":"I-shape parallel flange","synonyms":["IPE120","IPE 120","ipe 1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40</text:p>
          </table:table-cell>
          <table:table-cell office:value-type="float" office:value="140" table:style-name="ce7">
            <text:p>140</text:p>
          </table:table-cell>
          <table:table-cell office:value-type="float" office:value="73" table:style-name="ce7">
            <text:p>73</text:p>
          </table:table-cell>
          <table:table-cell office:value-type="string" table:style-name="ce7">
            <text:p>4.7</text:p>
          </table:table-cell>
          <table:table-cell office:value-type="string" table:style-name="ce7">
            <text:p>6.9</text:p>
          </table:table-cell>
          <table:table-cell office:value-type="float" office:value="7" table:style-name="ce7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e 140</text:p>
          </table:table-cell>
          <table:table-cell table:style-name="ce5"/>
          <table:table-cell office:value-type="string" office:string-value="synonyms&quot;:[&quot;IPE140&quot;,&quot;IPE 140&quot;,&quot;ipe 140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]}]},&quot;" table:style-name="ce9">
            <text:p>synonyms":["IPE140","IPE 140","ipe 140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L78]" table:style-name="ce5">
            <text:p>{"IPE140": [{"shape_coords":[140,73,4.7,6.9,7],"shape_name":"I-shape parallel flange","synonyms":["IPE140","IPE 140","ipe 1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60</text:p>
          </table:table-cell>
          <table:table-cell office:value-type="float" office:value="160" table:style-name="ce7">
            <text:p>160</text:p>
          </table:table-cell>
          <table:table-cell office:value-type="float" office:value="82" table:style-name="ce7">
            <text:p>82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7.4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e 160</text:p>
          </table:table-cell>
          <table:table-cell table:style-name="ce5"/>
          <table:table-cell office:value-type="string" office:string-value="synonyms&quot;:[&quot;IPE160&quot;,&quot;IPE 160&quot;,&quot;ipe 160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]}]},&quot;" table:style-name="ce9">
            <text:p>synonyms":["IPE160","IPE 160","ipe 160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L79]" table:style-name="ce5">
            <text:p>{"IPE160": [{"shape_coords":[160,82,5,7.4,9],"shape_name":"I-shape parallel flange","synonyms":["IPE160","IPE 160","ipe 1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180</text:p>
          </table:table-cell>
          <table:table-cell office:value-type="float" office:value="180" table:style-name="ce7">
            <text:p>180</text:p>
          </table:table-cell>
          <table:table-cell office:value-type="float" office:value="91" table:style-name="ce7">
            <text:p>91</text:p>
          </table:table-cell>
          <table:table-cell office:value-type="string" table:style-name="ce7">
            <text:p>5.3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e 180</text:p>
          </table:table-cell>
          <table:table-cell table:style-name="ce5"/>
          <table:table-cell office:value-type="string" office:string-value="synonyms&quot;:[&quot;IPE180&quot;,&quot;IPE 180&quot;,&quot;ipe 180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]}]},&quot;" table:style-name="ce9">
            <text:p>synonyms":["IPE180","IPE 180","ipe 180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L80]" table:style-name="ce5">
            <text:p>{"IPE180": [{"shape_coords":[180,91,5.3,8,9],"shape_name":"I-shape parallel flange","synonyms":["IPE180","IPE 180","ipe 18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00</text:p>
          </table:table-cell>
          <table:table-cell office:value-type="float" office:value="200" table:style-name="ce7">
            <text:p>20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5.6</text:p>
          </table:table-cell>
          <table:table-cell office:value-type="string" table:style-name="ce7">
            <text:p>8.5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e 200</text:p>
          </table:table-cell>
          <table:table-cell table:style-name="ce5"/>
          <table:table-cell office:value-type="string" office:string-value="synonyms&quot;:[&quot;IPE200&quot;,&quot;IPE 200&quot;,&quot;ipe 200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]}]},&quot;" table:style-name="ce9">
            <text:p>synonyms":["IPE200","IPE 200","ipe 200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L81]" table:style-name="ce5">
            <text:p>{"IPE200": [{"shape_coords":[200,100,5.6,8.5,12],"shape_name":"I-shape parallel flange","synonyms":["IPE200","IPE 200","ipe 2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20</text:p>
          </table:table-cell>
          <table:table-cell office:value-type="float" office:value="220" table:style-name="ce7">
            <text:p>220</text:p>
          </table:table-cell>
          <table:table-cell office:value-type="float" office:value="110" table:style-name="ce7">
            <text:p>110</text:p>
          </table:table-cell>
          <table:table-cell office:value-type="string" table:style-name="ce7">
            <text:p>5.9</text:p>
          </table:table-cell>
          <table:table-cell office:value-type="string" table:style-name="ce7">
            <text:p>9.2</text:p>
          </table:table-cell>
          <table:table-cell office:value-type="float" office:value="12" table:style-name="ce7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e 220</text:p>
          </table:table-cell>
          <table:table-cell table:style-name="ce5"/>
          <table:table-cell office:value-type="string" office:string-value="synonyms&quot;:[&quot;IPE220&quot;,&quot;IPE 220&quot;,&quot;ipe 220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]}]},&quot;" table:style-name="ce9">
            <text:p>synonyms":["IPE220","IPE 220","ipe 220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L82]" table:style-name="ce5">
            <text:p>{"IPE220": [{"shape_coords":[220,110,5.9,9.2,12],"shape_name":"I-shape parallel flange","synonyms":["IPE220","IPE 220","ipe 22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40</text:p>
          </table:table-cell>
          <table:table-cell office:value-type="float" office:value="240" table:style-name="ce7">
            <text:p>240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6.2</text:p>
          </table:table-cell>
          <table:table-cell office:value-type="string" table:style-name="ce7">
            <text:p>9.8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e 240</text:p>
          </table:table-cell>
          <table:table-cell table:style-name="ce5"/>
          <table:table-cell office:value-type="string" office:string-value="synonyms&quot;:[&quot;IPE240&quot;,&quot;IPE 240&quot;,&quot;ipe 240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]}]},&quot;" table:style-name="ce9">
            <text:p>synonyms":["IPE240","IPE 240","ipe 240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L83]" table:style-name="ce5">
            <text:p>{"IPE240": [{"shape_coords":[240,120,6.2,9.8,15],"shape_name":"I-shape parallel flange","synonyms":["IPE240","IPE 240","ipe 24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270</text:p>
          </table:table-cell>
          <table:table-cell office:value-type="float" office:value="270" table:style-name="ce7">
            <text:p>270</text:p>
          </table:table-cell>
          <table:table-cell office:value-type="float" office:value="135" table:style-name="ce7">
            <text:p>135</text:p>
          </table:table-cell>
          <table:table-cell office:value-type="string" table:style-name="ce7">
            <text:p>6.6</text:p>
          </table:table-cell>
          <table:table-cell office:value-type="string" table:style-name="ce7">
            <text:p>10.2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e 270</text:p>
          </table:table-cell>
          <table:table-cell table:style-name="ce5"/>
          <table:table-cell office:value-type="string" office:string-value="synonyms&quot;:[&quot;IPE270&quot;,&quot;IPE 270&quot;,&quot;ipe 270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]}]},&quot;" table:style-name="ce9">
            <text:p>synonyms":["IPE270","IPE 270","ipe 270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L84]" table:style-name="ce5">
            <text:p>{"IPE270": [{"shape_coords":[270,135,6.6,10.2,15],"shape_name":"I-shape parallel flange","synonyms":["IPE270","IPE 270","ipe 27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00</text:p>
          </table:table-cell>
          <table:table-cell office:value-type="float" office:value="300" table:style-name="ce7">
            <text:p>300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1</text:p>
          </table:table-cell>
          <table:table-cell office:value-type="string" table:style-name="ce7">
            <text:p>10.7</text:p>
          </table:table-cell>
          <table:table-cell office:value-type="float" office:value="15" table:style-name="ce7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e 300</text:p>
          </table:table-cell>
          <table:table-cell table:style-name="ce5"/>
          <table:table-cell office:value-type="string" office:string-value="synonyms&quot;:[&quot;IPE300&quot;,&quot;IPE 300&quot;,&quot;ipe 300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]}]},&quot;" table:style-name="ce9">
            <text:p>synonyms":["IPE300","IPE 300","ipe 300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L85]" table:style-name="ce5">
            <text:p>{"IPE300": [{"shape_coords":[300,150,7.1,10.7,15],"shape_name":"I-shape parallel flange","synonyms":["IPE300","IPE 300","ipe 3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30</text:p>
          </table:table-cell>
          <table:table-cell office:value-type="float" office:value="330" table:style-name="ce7">
            <text:p>330</text:p>
          </table:table-cell>
          <table:table-cell office:value-type="float" office:value="160" table:style-name="ce7">
            <text:p>160</text:p>
          </table:table-cell>
          <table:table-cell office:value-type="string" table:style-name="ce7">
            <text:p>7.5</text:p>
          </table:table-cell>
          <table:table-cell office:value-type="string" table:style-name="ce7">
            <text:p>11.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e 330</text:p>
          </table:table-cell>
          <table:table-cell table:style-name="ce5"/>
          <table:table-cell office:value-type="string" office:string-value="synonyms&quot;:[&quot;IPE330&quot;,&quot;IPE 330&quot;,&quot;ipe 330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]}]},&quot;" table:style-name="ce9">
            <text:p>synonyms":["IPE330","IPE 330","ipe 330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L86]" table:style-name="ce5">
            <text:p>{"IPE330": [{"shape_coords":[330,160,7.5,11.5,18],"shape_name":"I-shape parallel flange","synonyms":["IPE330","IPE 330","ipe 33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360</text:p>
          </table:table-cell>
          <table:table-cell office:value-type="float" office:value="360" table:style-name="ce7">
            <text:p>360</text:p>
          </table:table-cell>
          <table:table-cell office:value-type="float" office:value="170" table:style-name="ce7">
            <text:p>17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2.7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e 360</text:p>
          </table:table-cell>
          <table:table-cell table:style-name="ce5"/>
          <table:table-cell office:value-type="string" office:string-value="synonyms&quot;:[&quot;IPE360&quot;,&quot;IPE 360&quot;,&quot;ipe 360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]}]},&quot;" table:style-name="ce9">
            <text:p>synonyms":["IPE360","IPE 360","ipe 360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L87]" table:style-name="ce5">
            <text:p>{"IPE360": [{"shape_coords":[360,170,8,12.7,18],"shape_name":"I-shape parallel flange","synonyms":["IPE360","IPE 360","ipe 36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400</text:p>
          </table:table-cell>
          <table:table-cell office:value-type="float" office:value="400" table:style-name="ce7">
            <text:p>400</text:p>
          </table:table-cell>
          <table:table-cell office:value-type="float" office:value="180" table:style-name="ce7">
            <text:p>180</text:p>
          </table:table-cell>
          <table:table-cell office:value-type="string" table:style-name="ce7">
            <text:p>8.6</text:p>
          </table:table-cell>
          <table:table-cell office:value-type="string" table:style-name="ce7">
            <text:p>13.5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e 400</text:p>
          </table:table-cell>
          <table:table-cell table:style-name="ce5"/>
          <table:table-cell office:value-type="string" office:string-value="synonyms&quot;:[&quot;IPE400&quot;,&quot;IPE 400&quot;,&quot;ipe 400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]}]},&quot;" table:style-name="ce9">
            <text:p>synonyms":["IPE400","IPE 400","ipe 400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L88]" table:style-name="ce5">
            <text:p>{"IPE400": [{"shape_coords":[400,180,8.6,13.5,21],"shape_name":"I-shape parallel flange","synonyms":["IPE400","IPE 400","ipe 4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450</text:p>
          </table:table-cell>
          <table:table-cell office:value-type="float" office:value="450" table:style-name="ce7">
            <text:p>450</text:p>
          </table:table-cell>
          <table:table-cell office:value-type="float" office:value="190" table:style-name="ce7">
            <text:p>190</text:p>
          </table:table-cell>
          <table:table-cell office:value-type="string" table:style-name="ce7">
            <text:p>9.4</text:p>
          </table:table-cell>
          <table:table-cell office:value-type="string" table:style-name="ce7">
            <text:p>14.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e 450</text:p>
          </table:table-cell>
          <table:table-cell table:style-name="ce5"/>
          <table:table-cell office:value-type="string" office:string-value="synonyms&quot;:[&quot;IPE450&quot;,&quot;IPE 450&quot;,&quot;ipe 450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]}]},&quot;" table:style-name="ce9">
            <text:p>synonyms":["IPE450","IPE 450","ipe 450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L89]" table:style-name="ce5">
            <text:p>{"IPE450": [{"shape_coords":[450,190,9.4,14.6,21],"shape_name":"I-shape parallel flange","synonyms":["IPE450","IPE 450","ipe 4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500</text:p>
          </table:table-cell>
          <table:table-cell office:value-type="float" office:value="500" table:style-name="ce7">
            <text:p>50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0.2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e 500</text:p>
          </table:table-cell>
          <table:table-cell table:style-name="ce5"/>
          <table:table-cell office:value-type="string" office:string-value="synonyms&quot;:[&quot;IPE500&quot;,&quot;IPE 500&quot;,&quot;ipe 500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]}]},&quot;" table:style-name="ce9">
            <text:p>synonyms":["IPE500","IPE 500","ipe 500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L90]" table:style-name="ce5">
            <text:p>{"IPE500": [{"shape_coords":[500,200,10.2,16,21],"shape_name":"I-shape parallel flange","synonyms":["IPE500","IPE 500","ipe 50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550</text:p>
          </table:table-cell>
          <table:table-cell office:value-type="float" office:value="550" table:style-name="ce7">
            <text:p>550</text:p>
          </table:table-cell>
          <table:table-cell office:value-type="float" office:value="210" table:style-name="ce7">
            <text:p>210</text:p>
          </table:table-cell>
          <table:table-cell office:value-type="string" table:style-name="ce7">
            <text:p>11.1</text:p>
          </table:table-cell>
          <table:table-cell office:value-type="string" table:style-name="ce7">
            <text:p>17.2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e 550</text:p>
          </table:table-cell>
          <table:table-cell table:style-name="ce5"/>
          <table:table-cell office:value-type="string" office:string-value="synonyms&quot;:[&quot;IPE550&quot;,&quot;IPE 550&quot;,&quot;ipe 550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]}]},&quot;" table:style-name="ce9">
            <text:p>synonyms":["IPE550","IPE 550","ipe 550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L91]" table:style-name="ce5">
            <text:p>{"IPE550": [{"shape_coords":[550,210,11.1,17.2,24],"shape_name":"I-shape parallel flange","synonyms":["IPE550","IPE 550","ipe 550"]}]},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IPE600</text:p>
          </table:table-cell>
          <table:table-cell office:value-type="float" office:value="600" table:style-name="ce7">
            <text:p>600</text:p>
          </table:table-cell>
          <table:table-cell office:value-type="float" office:value="220" table:style-name="ce7">
            <text:p>220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4" table:style-name="ce7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e 600</text:p>
          </table:table-cell>
          <table:table-cell table:style-name="ce5"/>
          <table:table-cell office:value-type="string" office:string-value="synonyms&quot;:[&quot;IPE600&quot;,&quot;IPE 600&quot;,&quot;ipe 600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]}]},&quot;" table:style-name="ce9">
            <text:p>synonyms":["IPE600","IPE 600","ipe 600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L92]" table:style-name="ce5">
            <text:p>{"IPE600": [{"shape_coords":[600,220,12,19,24],"shape_name":"I-shape parallel flange","synonyms":["IPE600","IPE 600","ipe 600"]}]},</text:p>
          </table:table-cell>
          <table:table-cell table:number-columns-repeated="16371"/>
        </table:table-row>
        <table:table-row table:number-rows-repeated="1048484" table:style-name="ro1">
          <table:table-cell table:number-columns-repeated="16384"/>
        </table:table-row>
      </table:table>
      <table:table table:name="C-channel_sloped_flange" table:style-name="ta2">
        <table:table-column table:style-name="co7" table:default-cell-style-name="ce10"/>
        <table:table-column table:style-name="co8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8" table:number-columns-repeated="3" table:default-cell-style-name="ce10"/>
        <table:table-column table:style-name="co11" table:default-cell-style-name="ce10"/>
        <table:table-column table:style-name="co8" table:number-columns-repeated="16369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0"/>
          <table:table-cell table:style-name="ce5"/>
          <table:table-cell office:value-type="string" table:style-name="ce6">
            <text:p>JSONString</text:p>
          </table:table-cell>
          <table:table-cell table:number-columns-repeated="16368"/>
        </table:table-row>
        <table:table-row table:style-name="ro4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2">
            <text:p>centroid horizontal</text:p>
          </table:table-cell>
          <table:table-cell table:number-columns-repeated="3" table:style-name="ce3"/>
          <table:table-cell table:style-name="ce10"/>
          <table:table-cell table:number-columns-repeated="2" table:style-name="ce5"/>
          <table:table-cell table:number-columns-repeated="16368"/>
        </table:table-row>
        <table:table-row table:style-name="ro3">
          <table:table-cell table:style-name="ce7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Percentage]</text:p>
          </table:table-cell>
          <table:table-cell office:value-type="string" table:style-name="ce7">
            <text:p>[mm]</text:p>
          </table:table-cell>
          <table:table-cell table:number-columns-repeated="3" table:style-name="ce7"/>
          <table:table-cell table:style-name="ce10"/>
          <table:table-cell table:style-name="ce9"/>
          <table:table-cell table:style-name="ce5"/>
          <table:table-cell table:number-columns-repeated="16368"/>
        </table:table-row>
        <table:table-row table:style-name="ro3">
          <table:table-cell office:value-type="string" table:style-name="ce7">
            <text:p>UNP80</text:p>
          </table:table-cell>
          <table:table-cell office:value-type="float" office:value="80" table:style-name="ce7">
            <text:p>80</text:p>
          </table:table-cell>
          <table:table-cell office:value-type="float" office:value="45" table:style-name="ce7">
            <text:p>45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formula="of:=[.E4]" table:style-name="ce7">
            <text:p>8</text:p>
          </table:table-cell>
          <table:table-cell office:value-type="float" office:value="4" table:style-name="ce7">
            <text:p>4</text:p>
          </table:table-cell>
          <table:table-cell office:value-type="float" office:value="22.5" table:formula="of:=[.C4]/2" table:style-name="ce18">
            <text:p>2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4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80</text:p>
          </table:table-cell>
          <table:table-cell office:value-type="string" table:style-name="ce7">
            <text:p>UNP 80</text:p>
          </table:table-cell>
          <table:table-cell office:value-type="string" table:style-name="ce7">
            <text:p>unp 80</text:p>
          </table:table-cell>
          <table:table-cell office:value-type="string" office:string-value="synonyms&quot;:[&quot;UNP80&quot;,&quot;UNP 80&quot;,&quot;unp 80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9">
            <text:p>synonyms":["UNP80","UNP 80","unp 80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O4]" table:style-name="ce5">
            <text:p>{"UNP80": [{"shape_coords":[80,45,6,8,8,4,22,5,8,14.5],"shape_name":"C-channel sloped flange","synonyms":["UNP80","UNP 80","unp 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00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" table:style-name="ce7">
            <text:p>6</text:p>
          </table:table-cell>
          <table:table-cell office:value-type="float" office:value="8.5" table:style-name="ce7">
            <text:p>8,5</text:p>
          </table:table-cell>
          <table:table-cell office:value-type="float" office:value="8.5" table:style-name="ce7">
            <text:p>8,5</text:p>
          </table:table-cell>
          <table:table-cell office:value-type="float" office:value="4.5" table:style-name="ce7">
            <text:p>4,5</text:p>
          </table:table-cell>
          <table:table-cell office:value-type="float" office:value="25" table:formula="of:=[.C5]/2" table:style-name="ce18">
            <text:p>2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5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00</text:p>
          </table:table-cell>
          <table:table-cell office:value-type="string" table:style-name="ce7">
            <text:p>UNP 100</text:p>
          </table:table-cell>
          <table:table-cell office:value-type="string" table:style-name="ce7">
            <text:p>unp 100</text:p>
          </table:table-cell>
          <table:table-cell office:value-type="string" office:string-value="synonyms&quot;:[&quot;UNP100&quot;,&quot;UNP 100&quot;,&quot;unp 100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UNP100","UNP 100","unp 100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O5]" table:style-name="ce5">
            <text:p>{"UNP100": [{"shape_coords":[100,50,6,8,5,8,5,4,5,25,8,15.5],"shape_name":"C-channel sloped flange","synonyms":["UNP100","UNP 100","unp 1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20</text:p>
          </table:table-cell>
          <table:table-cell office:value-type="float" office:value="120" table:style-name="ce7">
            <text:p>120</text:p>
          </table:table-cell>
          <table:table-cell office:value-type="float" office:value="55" table:style-name="ce7">
            <text:p>55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formula="of:=[.E6]" table:style-name="ce7">
            <text:p>9</text:p>
          </table:table-cell>
          <table:table-cell office:value-type="string" table:style-name="ce7">
            <text:p>4.5</text:p>
          </table:table-cell>
          <table:table-cell office:value-type="float" office:value="27.5" table:formula="of:=[.C6]/2" table:style-name="ce18">
            <text:p>27,5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20</text:p>
          </table:table-cell>
          <table:table-cell office:value-type="string" table:style-name="ce7">
            <text:p>UNP 120</text:p>
          </table:table-cell>
          <table:table-cell office:value-type="string" table:style-name="ce7">
            <text:p>unp 120</text:p>
          </table:table-cell>
          <table:table-cell office:value-type="string" office:string-value="synonyms&quot;:[&quot;UNP120&quot;,&quot;UNP 120&quot;,&quot;unp 120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UNP120","UNP 120","unp 120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O6]" table:style-name="ce5">
            <text:p>{"UNP120": [{"shape_coords":[120,55,7,9,9,4.5,27,5,8,16],"shape_name":"C-channel sloped flange","synonyms":["UNP120","UNP 120","unp 1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40</text:p>
          </table:table-cell>
          <table:table-cell office:value-type="float" office:value="140" table:style-name="ce7">
            <text:p>140</text:p>
          </table:table-cell>
          <table:table-cell office:value-type="float" office:value="60" table:style-name="ce7">
            <text:p>60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formula="of:=[.E7]" table:style-name="ce7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30" table:formula="of:=[.C7]/2" table:style-name="ce18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7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40</text:p>
          </table:table-cell>
          <table:table-cell office:value-type="string" table:style-name="ce7">
            <text:p>UNP 140</text:p>
          </table:table-cell>
          <table:table-cell office:value-type="string" table:style-name="ce7">
            <text:p>unp 140</text:p>
          </table:table-cell>
          <table:table-cell office:value-type="string" office:string-value="synonyms&quot;:[&quot;UNP140&quot;,&quot;UNP 140&quot;,&quot;unp 140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UNP140","UNP 140","unp 140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O7]" table:style-name="ce5">
            <text:p>{"UNP140": [{"shape_coords":[140,60,7,10,10,5,30,8,17.5],"shape_name":"C-channel sloped flange","synonyms":["UNP140","UNP 140","unp 1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60</text:p>
          </table:table-cell>
          <table:table-cell office:value-type="float" office:value="160" table:style-name="ce7">
            <text:p>160</text:p>
          </table:table-cell>
          <table:table-cell office:value-type="float" office:value="65" table:style-name="ce7">
            <text:p>65</text:p>
          </table:table-cell>
          <table:table-cell office:value-type="float" office:value="7.5" table:style-name="ce7">
            <text:p>7,5</text:p>
          </table:table-cell>
          <table:table-cell office:value-type="float" office:value="10.5" table:style-name="ce7">
            <text:p>10,5</text:p>
          </table:table-cell>
          <table:table-cell office:value-type="float" office:value="10.5" table:style-name="ce7">
            <text:p>10,5</text:p>
          </table:table-cell>
          <table:table-cell office:value-type="float" office:value="5.5" table:style-name="ce7">
            <text:p>5,5</text:p>
          </table:table-cell>
          <table:table-cell office:value-type="float" office:value="32.5" table:formula="of:=[.C8]/2" table:style-name="ce18">
            <text:p>3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8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60</text:p>
          </table:table-cell>
          <table:table-cell office:value-type="string" table:style-name="ce7">
            <text:p>UNP 160</text:p>
          </table:table-cell>
          <table:table-cell office:value-type="string" table:style-name="ce7">
            <text:p>unp 160</text:p>
          </table:table-cell>
          <table:table-cell office:value-type="string" office:string-value="synonyms&quot;:[&quot;UNP160&quot;,&quot;UNP 160&quot;,&quot;unp 160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UNP160","UNP 160","unp 160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O8]" table:style-name="ce5">
            <text:p>{"UNP160": [{"shape_coords":[160,65,7,5,10,5,10,5,5,5,32,5,8,18.4],"shape_name":"C-channel sloped flange","synonyms":["UNP160","UNP 160","unp 1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180</text:p>
          </table:table-cell>
          <table:table-cell office:value-type="float" office:value="180" table:style-name="ce7">
            <text:p>180</text:p>
          </table:table-cell>
          <table:table-cell office:value-type="float" office:value="70" table:style-name="ce7">
            <text:p>70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formula="of:=[.E9]" table:style-name="ce7">
            <text:p>11</text:p>
          </table:table-cell>
          <table:table-cell office:value-type="string" table:style-name="ce7">
            <text:p>5.5</text:p>
          </table:table-cell>
          <table:table-cell office:value-type="float" office:value="35" table:formula="of:=[.C9]/2" table:style-name="ce18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19.2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180</text:p>
          </table:table-cell>
          <table:table-cell office:value-type="string" table:style-name="ce7">
            <text:p>UNP 180</text:p>
          </table:table-cell>
          <table:table-cell office:value-type="string" table:style-name="ce7">
            <text:p>unp 180</text:p>
          </table:table-cell>
          <table:table-cell office:value-type="string" office:string-value="synonyms&quot;:[&quot;UNP180&quot;,&quot;UNP 180&quot;,&quot;unp 180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UNP180","UNP 180","unp 180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O9]" table:style-name="ce5">
            <text:p>{"UNP180": [{"shape_coords":[180,70,8,11,11,5.5,35,8,19.2],"shape_name":"C-channel sloped flange","synonyms":["UNP180","UNP 180","unp 1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00</text:p>
          </table:table-cell>
          <table:table-cell office:value-type="float" office:value="200" table:style-name="ce7">
            <text:p>200</text:p>
          </table:table-cell>
          <table:table-cell office:value-type="float" office:value="75" table:style-name="ce7">
            <text:p>75</text:p>
          </table:table-cell>
          <table:table-cell office:value-type="float" office:value="8.5" table:style-name="ce7">
            <text:p>8,5</text:p>
          </table:table-cell>
          <table:table-cell office:value-type="float" office:value="11.5" table:style-name="ce7">
            <text:p>11,5</text:p>
          </table:table-cell>
          <table:table-cell office:value-type="float" office:value="11.5" table:style-name="ce7">
            <text:p>11,5</text:p>
          </table:table-cell>
          <table:table-cell office:value-type="float" office:value="6" table:style-name="ce7">
            <text:p>6</text:p>
          </table:table-cell>
          <table:table-cell office:value-type="float" office:value="37.5" table:formula="of:=[.C10]/2" table:style-name="ce18">
            <text:p>3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0.1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00</text:p>
          </table:table-cell>
          <table:table-cell office:value-type="string" table:style-name="ce7">
            <text:p>UNP 200</text:p>
          </table:table-cell>
          <table:table-cell office:value-type="string" table:style-name="ce7">
            <text:p>unp 200</text:p>
          </table:table-cell>
          <table:table-cell office:value-type="string" office:string-value="synonyms&quot;:[&quot;UNP200&quot;,&quot;UNP 200&quot;,&quot;unp 200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UNP200","UNP 200","unp 200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O10]" table:style-name="ce5">
            <text:p>{"UNP200": [{"shape_coords":[200,75,8,5,11,5,11,5,6,37,5,8,20.1],"shape_name":"C-channel sloped flange","synonyms":["UNP200","UNP 200","unp 2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20</text:p>
          </table:table-cell>
          <table:table-cell office:value-type="float" office:value="220" table:style-name="ce7">
            <text:p>220</text:p>
          </table:table-cell>
          <table:table-cell office:value-type="float" office:value="80" table:style-name="ce7">
            <text:p>80</text:p>
          </table:table-cell>
          <table:table-cell office:value-type="float" office:value="9" table:style-name="ce7">
            <text:p>9</text:p>
          </table:table-cell>
          <table:table-cell office:value-type="float" office:value="12.5" table:style-name="ce7">
            <text:p>12,5</text:p>
          </table:table-cell>
          <table:table-cell office:value-type="float" office:value="12.5" table:style-name="ce7">
            <text:p>12,5</text:p>
          </table:table-cell>
          <table:table-cell office:value-type="string" table:style-name="ce7">
            <text:p>6.5</text:p>
          </table:table-cell>
          <table:table-cell office:value-type="float" office:value="40" table:formula="of:=[.C11]/2" table:style-name="ce18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1.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20</text:p>
          </table:table-cell>
          <table:table-cell office:value-type="string" table:style-name="ce7">
            <text:p>UNP 220</text:p>
          </table:table-cell>
          <table:table-cell office:value-type="string" table:style-name="ce7">
            <text:p>unp 220</text:p>
          </table:table-cell>
          <table:table-cell office:value-type="string" office:string-value="synonyms&quot;:[&quot;UNP220&quot;,&quot;UNP 220&quot;,&quot;unp 220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UNP220","UNP 220","unp 220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O11]" table:style-name="ce5">
            <text:p>{"UNP220": [{"shape_coords":[220,80,9,12,5,12,5,6.5,40,8,21.4],"shape_name":"C-channel sloped flange","synonyms":["UNP220","UNP 220","unp 2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40</text:p>
          </table:table-cell>
          <table:table-cell office:value-type="float" office:value="240" table:style-name="ce7">
            <text:p>240</text:p>
          </table:table-cell>
          <table:table-cell office:value-type="float" office:value="85" table:style-name="ce7">
            <text:p>85</text:p>
          </table:table-cell>
          <table:table-cell office:value-type="float" office:value="9.5" table:style-name="ce7">
            <text:p>9,5</text:p>
          </table:table-cell>
          <table:table-cell office:value-type="float" office:value="13" table:style-name="ce7">
            <text:p>13</text:p>
          </table:table-cell>
          <table:table-cell office:value-type="float" office:value="13" table:formula="of:=[.E12]" table:style-name="ce7">
            <text:p>13</text:p>
          </table:table-cell>
          <table:table-cell office:value-type="string" table:style-name="ce7">
            <text:p>6.5</text:p>
          </table:table-cell>
          <table:table-cell office:value-type="float" office:value="42.5" table:formula="of:=[.C12]/2" table:style-name="ce18">
            <text:p>42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2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40</text:p>
          </table:table-cell>
          <table:table-cell office:value-type="string" table:style-name="ce7">
            <text:p>UNP 240</text:p>
          </table:table-cell>
          <table:table-cell office:value-type="string" table:style-name="ce7">
            <text:p>unp 240</text:p>
          </table:table-cell>
          <table:table-cell office:value-type="string" office:string-value="synonyms&quot;:[&quot;UNP240&quot;,&quot;UNP 240&quot;,&quot;unp 240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UNP240","UNP 240","unp 240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O12]" table:style-name="ce5">
            <text:p>{"UNP240": [{"shape_coords":[240,85,9,5,13,13,6.5,42,5,8,22.3],"shape_name":"C-channel sloped flange","synonyms":["UNP240","UNP 240","unp 24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60</text:p>
          </table:table-cell>
          <table:table-cell office:value-type="float" office:value="260" table:style-name="ce7">
            <text:p>260</text:p>
          </table:table-cell>
          <table:table-cell office:value-type="float" office:value="90" table:style-name="ce7">
            <text:p>9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formula="of:=[.E13]" table:style-name="ce7">
            <text:p>14</text:p>
          </table:table-cell>
          <table:table-cell office:value-type="float" office:value="7" table:style-name="ce7">
            <text:p>7</text:p>
          </table:table-cell>
          <table:table-cell office:value-type="float" office:value="45" table:formula="of:=[.C13]/2" table:style-name="ce18">
            <text:p>4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3.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60</text:p>
          </table:table-cell>
          <table:table-cell office:value-type="string" table:style-name="ce7">
            <text:p>UNP 260</text:p>
          </table:table-cell>
          <table:table-cell office:value-type="string" table:style-name="ce7">
            <text:p>unp 260</text:p>
          </table:table-cell>
          <table:table-cell office:value-type="string" office:string-value="synonyms&quot;:[&quot;UNP260&quot;,&quot;UNP 260&quot;,&quot;unp 260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UNP260","UNP 260","unp 260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O13]" table:style-name="ce5">
            <text:p>{"UNP260": [{"shape_coords":[260,90,10,14,14,7,45,8,23.6],"shape_name":"C-channel sloped flange","synonyms":["UNP260","UNP 260","unp 26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280</text:p>
          </table:table-cell>
          <table:table-cell office:value-type="float" office:value="280" table:style-name="ce7">
            <text:p>280</text:p>
          </table:table-cell>
          <table:table-cell office:value-type="float" office:value="95" table:style-name="ce7">
            <text:p>9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formula="of:=[.E14]" table:style-name="ce7">
            <text:p>15</text:p>
          </table:table-cell>
          <table:table-cell office:value-type="string" table:style-name="ce7">
            <text:p>7.5</text:p>
          </table:table-cell>
          <table:table-cell office:value-type="float" office:value="47.5" table:formula="of:=[.C14]/2" table:style-name="ce18">
            <text:p>47,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25.3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280</text:p>
          </table:table-cell>
          <table:table-cell office:value-type="string" table:style-name="ce7">
            <text:p>UNP 280</text:p>
          </table:table-cell>
          <table:table-cell office:value-type="string" table:style-name="ce7">
            <text:p>unp 280</text:p>
          </table:table-cell>
          <table:table-cell office:value-type="string" office:string-value="synonyms&quot;:[&quot;UNP280&quot;,&quot;UNP 280&quot;,&quot;unp 280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UNP280","UNP 280","unp 280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O14]" table:style-name="ce5">
            <text:p>{"UNP280": [{"shape_coords":[280,95,10,15,15,7.5,47,5,8,25.3],"shape_name":"C-channel sloped flange","synonyms":["UNP280","UNP 280","unp 2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5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5]/2" table:style-name="ce18">
            <text:p>50</text:p>
          </table:table-cell>
          <table:table-cell office:value-type="float" office:value="8" table:style-name="ce7">
            <text:p>8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00</text:p>
          </table:table-cell>
          <table:table-cell office:value-type="string" table:style-name="ce7">
            <text:p>UNP 300</text:p>
          </table:table-cell>
          <table:table-cell office:value-type="string" table:style-name="ce7">
            <text:p>unp 300</text:p>
          </table:table-cell>
          <table:table-cell office:value-type="string" office:string-value="synonyms&quot;:[&quot;UNP300&quot;,&quot;UNP 300&quot;,&quot;unp 300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UNP300","UNP 300","unp 300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O15]" table:style-name="ce5">
            <text:p>{"UNP300": [{"shape_coords":[300,100,10,16,16,8,50,8,27],"shape_name":"C-channel sloped flange","synonyms":["UNP300","UNP 300","unp 30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20</text:p>
          </table:table-cell>
          <table:table-cell office:value-type="float" office:value="320" table:style-name="ce7">
            <text:p>32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7.5" table:style-name="ce7">
            <text:p>17,5</text:p>
          </table:table-cell>
          <table:table-cell office:value-type="float" office:value="17.5" table:style-name="ce7">
            <text:p>17,5</text:p>
          </table:table-cell>
          <table:table-cell office:value-type="string" table:style-name="ce7">
            <text:p>8.75</text:p>
          </table:table-cell>
          <table:table-cell office:value-type="float" office:value="50" table:formula="of:=[.C16]/2" table:style-name="ce18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20</text:p>
          </table:table-cell>
          <table:table-cell office:value-type="string" table:style-name="ce7">
            <text:p>UNP 320</text:p>
          </table:table-cell>
          <table:table-cell office:value-type="string" table:style-name="ce7">
            <text:p>unp 320</text:p>
          </table:table-cell>
          <table:table-cell office:value-type="string" office:string-value="synonyms&quot;:[&quot;UNP320&quot;,&quot;UNP 320&quot;,&quot;unp 320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UNP320","UNP 320","unp 320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O16]" table:style-name="ce5">
            <text:p>{"UNP320": [{"shape_coords":[320,100,14,17,5,17,5,8.75,50,5,26],"shape_name":"C-channel sloped flange","synonyms":["UNP320","UNP 320","unp 32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50</text:p>
          </table:table-cell>
          <table:table-cell office:value-type="float" office:value="350" table:style-name="ce7">
            <text:p>350</text:p>
          </table:table-cell>
          <table:table-cell office:value-type="float" office:value="100" table:style-name="ce7">
            <text:p>100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7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0" table:formula="of:=[.C17]/2" table:style-name="ce18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50</text:p>
          </table:table-cell>
          <table:table-cell office:value-type="string" table:style-name="ce7">
            <text:p>UNP 350</text:p>
          </table:table-cell>
          <table:table-cell office:value-type="string" table:style-name="ce7">
            <text:p>unp 350</text:p>
          </table:table-cell>
          <table:table-cell office:value-type="string" office:string-value="synonyms&quot;:[&quot;UNP350&quot;,&quot;UNP 350&quot;,&quot;unp 350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UNP350","UNP 350","unp 350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O17]" table:style-name="ce5">
            <text:p>{"UNP350": [{"shape_coords":[350,100,14,16,16,8,50,5,24],"shape_name":"C-channel sloped flange","synonyms":["UNP350","UNP 350","unp 35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380</text:p>
          </table:table-cell>
          <table:table-cell office:value-type="float" office:value="380" table:style-name="ce7">
            <text:p>380</text:p>
          </table:table-cell>
          <table:table-cell office:value-type="float" office:value="102" table:style-name="ce7">
            <text:p>102</text:p>
          </table:table-cell>
          <table:table-cell office:value-type="float" office:value="13.5" table:style-name="ce7">
            <text:p>13,5</text:p>
          </table:table-cell>
          <table:table-cell office:value-type="float" office:value="16" table:style-name="ce7">
            <text:p>16</text:p>
          </table:table-cell>
          <table:table-cell office:value-type="float" office:value="16" table:formula="of:=[.E18]" table:style-name="ce7">
            <text:p>16</text:p>
          </table:table-cell>
          <table:table-cell office:value-type="float" office:value="8" table:style-name="ce7">
            <text:p>8</text:p>
          </table:table-cell>
          <table:table-cell office:value-type="float" office:value="51" table:formula="of:=[.C18]/2" table:style-name="ce18">
            <text:p>51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3.8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380</text:p>
          </table:table-cell>
          <table:table-cell office:value-type="string" table:style-name="ce7">
            <text:p>UNP 380</text:p>
          </table:table-cell>
          <table:table-cell office:value-type="string" table:style-name="ce7">
            <text:p>unp 380</text:p>
          </table:table-cell>
          <table:table-cell office:value-type="string" office:string-value="synonyms&quot;:[&quot;UNP380&quot;,&quot;UNP 380&quot;,&quot;unp 380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UNP380","UNP 380","unp 380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O18]" table:style-name="ce5">
            <text:p>{"UNP380": [{"shape_coords":[380,102,13,5,16,16,8,51,5,23.8],"shape_name":"C-channel sloped flange","synonyms":["UNP380","UNP 380","unp 380"]}]},</text:p>
          </table:table-cell>
          <table:table-cell table:number-columns-repeated="16368"/>
        </table:table-row>
        <table:table-row table:style-name="ro3">
          <table:table-cell office:value-type="string" table:style-name="ce7">
            <text:p>UNP400</text:p>
          </table:table-cell>
          <table:table-cell office:value-type="float" office:value="400" table:style-name="ce7">
            <text:p>400</text:p>
          </table:table-cell>
          <table:table-cell office:value-type="float" office:value="110" table:style-name="ce7">
            <text:p>110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float" office:value="18" table:formula="of:=[.E19]" table:style-name="ce7">
            <text:p>18</text:p>
          </table:table-cell>
          <table:table-cell office:value-type="float" office:value="9" table:style-name="ce7">
            <text:p>9</text:p>
          </table:table-cell>
          <table:table-cell office:value-type="float" office:value="55" table:formula="of:=[.C19]/2" table:style-name="ce18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26.5</text:p>
          </table:table-cell>
          <table:table-cell office:value-type="string" table:style-name="ce7">
            <text:p>C-channel sloped flange</text:p>
          </table:table-cell>
          <table:table-cell office:value-type="string" table:style-name="ce7">
            <text:p>UNP400</text:p>
          </table:table-cell>
          <table:table-cell office:value-type="string" table:style-name="ce7">
            <text:p>UNP 400</text:p>
          </table:table-cell>
          <table:table-cell office:value-type="string" table:style-name="ce7">
            <text:p>unp 400</text:p>
          </table:table-cell>
          <table:table-cell office:value-type="string" office:string-value="synonyms&quot;:[&quot;UNP400&quot;,&quot;UNP 400&quot;,&quot;unp 400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UNP400","UNP 400","unp 400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O19]" table:style-name="ce5">
            <text:p>{"UNP400": [{"shape_coords":[400,110,14,18,18,9,55,5,26.5],"shape_name":"C-channel sloped flange","synonyms":["UNP400","UNP 400","unp 400"]}]},</text:p>
          </table:table-cell>
          <table:table-cell table:number-columns-repeated="16368"/>
        </table:table-row>
        <table:table-row table:number-rows-repeated="3" table:style-name="ro5">
          <table:table-cell table:number-columns-repeated="16384"/>
        </table:table-row>
        <table:table-row table:style-name="ro3">
          <table:table-cell table:style-name="ce10"/>
          <table:table-cell office:value-type="string" table:style-name="ce11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6382" table:style-name="ce10"/>
        </table:table-row>
        <table:table-row table:number-rows-repeated="74" table:style-name="ro5">
          <table:table-cell table:number-columns-repeated="16384"/>
        </table:table-row>
        <table:table-row table:number-rows-repeated="4" table:style-name="ro3">
          <table:table-cell table:number-columns-repeated="10"/>
          <table:table-cell office:value-type="float" office:value="3" table:style-name="ce10">
            <text:p>3</text:p>
          </table:table-cell>
          <table:table-cell office:value-type="float" office:value="20" table:style-name="ce10">
            <text:p>20</text:p>
          </table:table-cell>
          <table:table-cell office:value-type="string" table:style-name="ce10">
            <text:p>C-channel sloped flange]}</text:p>
          </table:table-cell>
          <table:table-cell table:number-columns-repeated="16371"/>
        </table:table-row>
        <table:table-row table:number-rows-repeated="20" table:style-name="ro5">
          <table:table-cell table:number-columns-repeated="16384"/>
        </table:table-row>
        <table:table-row table:style-name="ro3">
          <table:table-cell table:number-columns-repeated="10"/>
          <table:table-cell office:value-type="string" table:style-name="ce10">
            <text:p>19.7</text:p>
          </table:table-cell>
          <table:table-cell office:value-type="string" table:style-name="ce10">
            <text:p>LAngle]}</text:p>
          </table:table-cell>
          <table:table-cell table:number-columns-repeated="16372"/>
        </table:table-row>
        <table:table-row table:number-rows-repeated="1048454" table:style-name="ro5">
          <table:table-cell table:number-columns-repeated="16384"/>
        </table:table-row>
      </table:table>
      <table:table table:name="T_Profile" table:style-name="ta3">
        <table:table-column table:style-name="co12" table:default-cell-style-name="ce1"/>
        <table:table-column table:style-name="co2" table:number-columns-repeated="8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6369" table:default-cell-style-name="ce1"/>
        <table:table-row table:style-name="ro3">
          <table:table-cell office:value-type="string" table:style-name="ce17">
            <text:p>Profilename</text:p>
          </table:table-cell>
          <table:table-cell office:value-type="string" table:style-name="ce17">
            <text:p>H</text:p>
          </table:table-cell>
          <table:table-cell office:value-type="string" table:style-name="ce17">
            <text:p>B</text:p>
          </table:table-cell>
          <table:table-cell office:value-type="string" table:style-name="ce17">
            <text:p>D</text:p>
          </table:table-cell>
          <table:table-cell office:value-type="string" table:style-name="ce17">
            <text:p>T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R2</text:p>
          </table:table-cell>
          <table:table-cell office:value-type="string" table:style-name="ce17">
            <text:p>Shape</text:p>
          </table:table-cell>
          <table:table-cell office:value-type="string" table:style-name="ce17">
            <text:p>Sloped angle</text:p>
          </table:table-cell>
          <table:table-cell office:value-type="string" table:style-name="ce3">
            <text:p>Synonyms</text:p>
          </table:table-cell>
          <table:table-cell table:number-columns-repeated="16373" table:style-name="ce17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office:value-type="string" table:style-name="ce1">
            <text:p>[mm]</text:p>
          </table:table-cell>
          <table:table-cell table:style-name="ce1"/>
          <table:table-cell office:value-type="string" table:style-name="ce1">
            <text:p>[Percentage]</text:p>
          </table:table-cell>
          <table:table-cell table:number-columns-repeated="16374" table:style-name="ce1"/>
        </table:table-row>
        <table:table-row table:style-name="ro3">
          <table:table-cell office:value-type="string" table:style-name="ce1">
            <text:p>T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 15</text:p>
          </table:table-cell>
          <table:table-cell office:value-type="string" office:string-value="t 15" table:formula="of:=LOWER([.L4])" table:style-name="ce1">
            <text:p>t 15</text:p>
          </table:table-cell>
          <table:table-cell office:value-type="string" office:string-value="t15" table:formula="of:=LOWER([.K4])" table:style-name="ce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9">
            <text:p>synonyms":["T15","T 15","t 15","t15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 20</text:p>
          </table:table-cell>
          <table:table-cell office:value-type="string" office:string-value="t 20" table:formula="of:=LOWER([.L5])" table:style-name="ce1">
            <text:p>t 20</text:p>
          </table:table-cell>
          <table:table-cell office:value-type="string" office:string-value="t20" table:formula="of:=LOWER([.K5])" table:style-name="ce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T20","T 20","t 20","t2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5</text:p>
          </table:table-cell>
          <table:table-cell office:value-type="string" table:style-name="ce1">
            <text:p>T 25</text:p>
          </table:table-cell>
          <table:table-cell office:value-type="string" office:string-value="t 25" table:formula="of:=LOWER([.L6])" table:style-name="ce1">
            <text:p>t 25</text:p>
          </table:table-cell>
          <table:table-cell office:value-type="string" office:string-value="t25" table:formula="of:=LOWER([.K6])" table:style-name="ce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T25","T 25","t 25","t25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0</text:p>
          </table:table-cell>
          <table:table-cell office:value-type="string" table:style-name="ce1">
            <text:p>T 30</text:p>
          </table:table-cell>
          <table:table-cell office:value-type="string" office:string-value="t 30" table:formula="of:=LOWER([.L7])" table:style-name="ce1">
            <text:p>t 30</text:p>
          </table:table-cell>
          <table:table-cell office:value-type="string" office:string-value="t30" table:formula="of:=LOWER([.K7])" table:style-name="ce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T30","T 30","t 30","t3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5</text:p>
          </table:table-cell>
          <table:table-cell office:value-type="string" table:style-name="ce1">
            <text:p>T 35</text:p>
          </table:table-cell>
          <table:table-cell office:value-type="string" office:string-value="t 35" table:formula="of:=LOWER([.L8])" table:style-name="ce1">
            <text:p>t 35</text:p>
          </table:table-cell>
          <table:table-cell office:value-type="string" office:string-value="t35" table:formula="of:=LOWER([.K8])" table:style-name="ce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T35","T 35","t 35","t35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</text:p>
          </table:table-cell>
          <table:table-cell office:value-type="string" table:style-name="ce1">
            <text:p>T 40</text:p>
          </table:table-cell>
          <table:table-cell office:value-type="string" office:string-value="t 40" table:formula="of:=LOWER([.L9])" table:style-name="ce1">
            <text:p>t 40</text:p>
          </table:table-cell>
          <table:table-cell office:value-type="string" office:string-value="t40" table:formula="of:=LOWER([.K9])" table:style-name="ce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T40","T 40","t 40","t4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4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5</text:p>
          </table:table-cell>
          <table:table-cell office:value-type="string" table:style-name="ce1">
            <text:p>T 45</text:p>
          </table:table-cell>
          <table:table-cell office:value-type="string" office:string-value="t 45" table:formula="of:=LOWER([.L10])" table:style-name="ce1">
            <text:p>t 45</text:p>
          </table:table-cell>
          <table:table-cell office:value-type="string" office:string-value="t45" table:formula="of:=LOWER([.K10])" table:style-name="ce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T45","T 45","t 45","t45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50</text:p>
          </table:table-cell>
          <table:table-cell office:value-type="string" table:style-name="ce1">
            <text:p>T 50</text:p>
          </table:table-cell>
          <table:table-cell office:value-type="string" office:string-value="t 50" table:formula="of:=LOWER([.L11])" table:style-name="ce1">
            <text:p>t 50</text:p>
          </table:table-cell>
          <table:table-cell office:value-type="string" office:string-value="t50" table:formula="of:=LOWER([.K11])" table:style-name="ce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T50","T 50","t 50","t5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60</text:p>
          </table:table-cell>
          <table:table-cell office:value-type="string" table:style-name="ce1">
            <text:p>T 60</text:p>
          </table:table-cell>
          <table:table-cell office:value-type="string" office:string-value="t 60" table:formula="of:=LOWER([.L12])" table:style-name="ce1">
            <text:p>t 60</text:p>
          </table:table-cell>
          <table:table-cell office:value-type="string" office:string-value="t60" table:formula="of:=LOWER([.K12])" table:style-name="ce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T60","T 60","t 60","t6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7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70</text:p>
          </table:table-cell>
          <table:table-cell office:value-type="string" table:style-name="ce1">
            <text:p>T 70</text:p>
          </table:table-cell>
          <table:table-cell office:value-type="string" office:string-value="t 70" table:formula="of:=LOWER([.L13])" table:style-name="ce1">
            <text:p>t 70</text:p>
          </table:table-cell>
          <table:table-cell office:value-type="string" office:string-value="t70" table:formula="of:=LOWER([.K13])" table:style-name="ce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T70","T 70","t 70","t7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80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80</text:p>
          </table:table-cell>
          <table:table-cell office:value-type="string" table:style-name="ce1">
            <text:p>T 80</text:p>
          </table:table-cell>
          <table:table-cell office:value-type="string" office:string-value="t 80" table:formula="of:=LOWER([.L14])" table:style-name="ce1">
            <text:p>t 80</text:p>
          </table:table-cell>
          <table:table-cell office:value-type="string" office:string-value="t80" table:formula="of:=LOWER([.K14])" table:style-name="ce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T80","T 80","t 80","t8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9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90</text:p>
          </table:table-cell>
          <table:table-cell office:value-type="string" table:style-name="ce1">
            <text:p>T 90</text:p>
          </table:table-cell>
          <table:table-cell office:value-type="string" office:string-value="t 90" table:formula="of:=LOWER([.L15])" table:style-name="ce1">
            <text:p>t 90</text:p>
          </table:table-cell>
          <table:table-cell office:value-type="string" office:string-value="t90" table:formula="of:=LOWER([.K15])" table:style-name="ce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T90","T 90","t 90","t9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5.5" table:style-name="ce1">
            <text:p>5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00</text:p>
          </table:table-cell>
          <table:table-cell office:value-type="string" table:style-name="ce1">
            <text:p>T 100</text:p>
          </table:table-cell>
          <table:table-cell office:value-type="string" office:string-value="t 100" table:formula="of:=LOWER([.L16])" table:style-name="ce1">
            <text:p>t 100</text:p>
          </table:table-cell>
          <table:table-cell office:value-type="string" office:string-value="t100" table:formula="of:=LOWER([.K16])" table:style-name="ce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T100","T 100","t 100","t10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120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,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20</text:p>
          </table:table-cell>
          <table:table-cell office:value-type="string" table:style-name="ce1">
            <text:p>T 120</text:p>
          </table:table-cell>
          <table:table-cell office:value-type="string" office:string-value="t 120" table:formula="of:=LOWER([.L17])" table:style-name="ce1">
            <text:p>t 120</text:p>
          </table:table-cell>
          <table:table-cell office:value-type="string" office:string-value="t120" table:formula="of:=LOWER([.K17])" table:style-name="ce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T120","T 120","t 120","t12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14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40</text:p>
          </table:table-cell>
          <table:table-cell office:value-type="string" table:style-name="ce1">
            <text:p>T 140</text:p>
          </table:table-cell>
          <table:table-cell office:value-type="string" office:string-value="t 140" table:formula="of:=LOWER([.L18])" table:style-name="ce1">
            <text:p>t 140</text:p>
          </table:table-cell>
          <table:table-cell office:value-type="string" office:string-value="t140" table:formula="of:=LOWER([.K18])" table:style-name="ce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T140","T 140","t 140","t14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160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7.5" table:style-name="ce1">
            <text:p>7,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60</text:p>
          </table:table-cell>
          <table:table-cell office:value-type="string" table:style-name="ce1">
            <text:p>T 160</text:p>
          </table:table-cell>
          <table:table-cell office:value-type="string" office:string-value="t 160" table:formula="of:=LOWER([.L19])" table:style-name="ce1">
            <text:p>t 160</text:p>
          </table:table-cell>
          <table:table-cell office:value-type="string" office:string-value="t160" table:formula="of:=LOWER([.K19])" table:style-name="ce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T160","T 160","t 160","t160"]}]},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T180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string" table:style-name="ce1">
            <text:p>T-Profi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80</text:p>
          </table:table-cell>
          <table:table-cell office:value-type="string" table:style-name="ce1">
            <text:p>T 180</text:p>
          </table:table-cell>
          <table:table-cell office:value-type="string" office:string-value="t 180" table:formula="of:=LOWER([.L20])" table:style-name="ce1">
            <text:p>t 180</text:p>
          </table:table-cell>
          <table:table-cell office:value-type="string" office:string-value="t180" table:formula="of:=LOWER([.K20])" table:style-name="ce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9">
            <text:p>synonyms":["T180","T 180","t 180","t180"]}]},</text:p>
          </table:table-cell>
          <table:table-cell table:number-columns-repeated="16369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14" table:style-name="ce1"/>
          <table:table-cell table:style-name="ce9"/>
          <table:table-cell table:number-columns-repeated="16369"/>
        </table:table-row>
        <table:table-row table:number-rows-repeated="135" table:style-name="ro3">
          <table:table-cell table:number-columns-repeated="16384"/>
        </table:table-row>
        <table:table-row table:style-name="ro3">
          <table:table-cell office:value-type="string" table:style-name="ce1">
            <text:p>67uu67</text:p>
          </table:table-cell>
          <table:table-cell table:number-columns-repeated="16383"/>
        </table:table-row>
        <table:table-row table:number-rows-repeated="1048413" table:style-name="ro3">
          <table:table-cell table:number-columns-repeated="16384"/>
        </table:table-row>
      </table:table>
      <table:table table:name="CChannelParallelFlange" table:style-name="ta2">
        <table:table-column table:style-name="co8" table:default-cell-style-name="ce1"/>
        <table:table-column table:style-name="co8" table:number-columns-repeated="6" table:default-cell-style-name="ce10"/>
        <table:table-column table:style-name="co14" table:default-cell-style-name="ce1"/>
        <table:table-column table:style-name="co15" table:default-cell-style-name="ce1"/>
        <table:table-column table:style-name="co8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8" table:number-columns-repeated="16370" table:default-cell-style-name="ce1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web fillet</text:p>
          </table:table-cell>
          <table:table-cell office:value-type="string" table:style-name="ce2">
            <text:p>centroid horizontal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table:number-columns-repeated="2" table:style-name="ce3"/>
          <table:table-cell table:style-name="ce5"/>
          <table:table-cell table:number-columns-repeated="16373" table:style-name="ce1"/>
        </table:table-row>
        <table:table-row table:style-name="ro3">
          <table:table-cell office:value-type="string" table:style-name="ce5">
            <text:p>UPE80</text:p>
          </table:table-cell>
          <table:table-cell office:value-type="float" office:value="80" table:style-name="ce7">
            <text:p>80</text:p>
          </table:table-cell>
          <table:table-cell office:value-type="float" office:value="50" table:style-name="ce7">
            <text:p>50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6">
            <text:p>7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25" table:style-name="ce18">
            <text:p>2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80</text:p>
          </table:table-cell>
          <table:table-cell office:value-type="string" table:style-name="ce5">
            <text:p>UPE 80</text:p>
          </table:table-cell>
          <table:table-cell office:value-type="string" table:style-name="ce5">
            <text:p>upe 80</text:p>
          </table:table-cell>
          <table:table-cell office:value-type="string" office:string-value="synonyms&quot;:[&quot;UPE80&quot;,&quot;UPE 80&quot;,&quot;upe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]}]},&quot;" table:style-name="ce9">
            <text:p>synonyms":["UPE80","UPE 80","upe 80"]}]},</text:p>
          </table:table-cell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 &amp; &quot;],&quot; &amp; &quot;&quot;&quot;&quot; &amp;&quot;shape_name&quot;&amp;&quot;&quot;&quot;&quot; &amp; &quot;:&quot; &amp; &quot;&quot;&quot;&quot; &amp;[.I4] &amp; &quot;&quot;&quot;&quot; &amp; &quot;,&quot; &amp; &quot;&quot;&quot;&quot;&amp;[.M4]" table:style-name="ce5">
            <text:p>{"UPE80": [{"shape_coords":[80,50,4,7,10,10,25],"shape_name":"C-channel parallel flange","synonyms":["UPE80","UPE 80","upe 80"]}]},</text:p>
          </table:table-cell>
          <table:table-cell table:number-columns-repeated="4" table:style-name="ce1"/>
          <table:table-cell table:style-name="ce5"/>
          <table:table-cell table:number-columns-repeated="16365"/>
        </table:table-row>
        <table:table-row table:style-name="ro3">
          <table:table-cell office:value-type="string" table:style-name="ce5">
            <text:p>UPE100</text:p>
          </table:table-cell>
          <table:table-cell office:value-type="float" office:value="100" table:style-name="ce7">
            <text:p>100</text:p>
          </table:table-cell>
          <table:table-cell office:value-type="float" office:value="55" table:style-name="ce7">
            <text:p>55</text:p>
          </table:table-cell>
          <table:table-cell office:value-type="string" table:style-name="ce16">
            <text:p>4.5</text:p>
          </table:table-cell>
          <table:table-cell office:value-type="float" office:value="7.5" table:style-name="ce16">
            <text:p>7,5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2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00</text:p>
          </table:table-cell>
          <table:table-cell office:value-type="string" table:style-name="ce5">
            <text:p>UPE 100</text:p>
          </table:table-cell>
          <table:table-cell office:value-type="string" table:style-name="ce5">
            <text:p>upe 100</text:p>
          </table:table-cell>
          <table:table-cell office:value-type="string" office:string-value="synonyms&quot;:[&quot;UPE100&quot;,&quot;UPE 100&quot;,&quot;upe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]}]},&quot;" table:style-name="ce9">
            <text:p>synonyms":["UPE100","UPE 100","upe 100"]}]},</text:p>
          </table:table-cell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 &amp; &quot;],&quot; &amp; &quot;&quot;&quot;&quot; &amp;&quot;shape_name&quot;&amp;&quot;&quot;&quot;&quot; &amp; &quot;:&quot; &amp; &quot;&quot;&quot;&quot; &amp;[.I5] &amp; &quot;&quot;&quot;&quot; &amp; &quot;,&quot; &amp; &quot;&quot;&quot;&quot;&amp;[.M5]" table:style-name="ce5">
            <text:p>{"UPE100": [{"shape_coords":[100,55,4.5,7,5,10,10,27.5],"shape_name":"C-channel parallel flange","synonyms":["UPE100","UPE 100","upe 1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20</text:p>
          </table:table-cell>
          <table:table-cell office:value-type="float" office:value="120" table:style-name="ce7">
            <text:p>120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30" table:style-name="ce18">
            <text:p>3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20</text:p>
          </table:table-cell>
          <table:table-cell office:value-type="string" table:style-name="ce5">
            <text:p>UPE 120</text:p>
          </table:table-cell>
          <table:table-cell office:value-type="string" table:style-name="ce5">
            <text:p>upe 120</text:p>
          </table:table-cell>
          <table:table-cell office:value-type="string" office:string-value="synonyms&quot;:[&quot;UPE120&quot;,&quot;UPE 120&quot;,&quot;upe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]}]},&quot;" table:style-name="ce9">
            <text:p>synonyms":["UPE120","UPE 120","upe 120"]}]},</text:p>
          </table:table-cell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 &amp; &quot;],&quot; &amp; &quot;&quot;&quot;&quot; &amp;&quot;shape_name&quot;&amp;&quot;&quot;&quot;&quot; &amp; &quot;:&quot; &amp; &quot;&quot;&quot;&quot; &amp;[.I6] &amp; &quot;&quot;&quot;&quot; &amp; &quot;,&quot; &amp; &quot;&quot;&quot;&quot;&amp;[.M6]" table:style-name="ce5">
            <text:p>{"UPE120": [{"shape_coords":[120,60,5,8,10,10,30],"shape_name":"C-channel parallel flange","synonyms":["UPE120","UPE 120","upe 12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40</text:p>
          </table:table-cell>
          <table:table-cell office:value-type="float" office:value="140" table:style-name="ce7">
            <text:p>140</text:p>
          </table:table-cell>
          <table:table-cell office:value-type="float" office:value="65" table:style-name="ce7">
            <text:p>65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3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40</text:p>
          </table:table-cell>
          <table:table-cell office:value-type="string" table:style-name="ce5">
            <text:p>UPE 140</text:p>
          </table:table-cell>
          <table:table-cell office:value-type="string" table:style-name="ce5">
            <text:p>upe 140</text:p>
          </table:table-cell>
          <table:table-cell office:value-type="string" office:string-value="synonyms&quot;:[&quot;UPE140&quot;,&quot;UPE 140&quot;,&quot;upe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]}]},&quot;" table:style-name="ce9">
            <text:p>synonyms":["UPE140","UPE 140","upe 140"]}]},</text:p>
          </table:table-cell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 &amp; &quot;],&quot; &amp; &quot;&quot;&quot;&quot; &amp;&quot;shape_name&quot;&amp;&quot;&quot;&quot;&quot; &amp; &quot;:&quot; &amp; &quot;&quot;&quot;&quot; &amp;[.I7] &amp; &quot;&quot;&quot;&quot; &amp; &quot;,&quot; &amp; &quot;&quot;&quot;&quot;&amp;[.M7]" table:style-name="ce5">
            <text:p>{"UPE140": [{"shape_coords":[140,65,5,9,10,10,32.5],"shape_name":"C-channel parallel flange","synonyms":["UPE140","UPE 140","upe 14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60</text:p>
          </table:table-cell>
          <table:table-cell office:value-type="float" office:value="160" table:style-name="ce7">
            <text:p>160</text:p>
          </table:table-cell>
          <table:table-cell office:value-type="float" office:value="70" table:style-name="ce7">
            <text:p>70</text:p>
          </table:table-cell>
          <table:table-cell office:value-type="float" office:value="5.5" table:style-name="ce16">
            <text:p>5,5</text:p>
          </table:table-cell>
          <table:table-cell office:value-type="float" office:value="9.5" table:style-name="ce16">
            <text:p>9,5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35" table:style-name="ce18">
            <text:p>3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60</text:p>
          </table:table-cell>
          <table:table-cell office:value-type="string" table:style-name="ce5">
            <text:p>UPE 160</text:p>
          </table:table-cell>
          <table:table-cell office:value-type="string" table:style-name="ce5">
            <text:p>upe 160</text:p>
          </table:table-cell>
          <table:table-cell office:value-type="string" office:string-value="synonyms&quot;:[&quot;UPE160&quot;,&quot;UPE 160&quot;,&quot;upe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]}]},&quot;" table:style-name="ce9">
            <text:p>synonyms":["UPE160","UPE 160","upe 160"]}]},</text:p>
          </table:table-cell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 &amp; &quot;],&quot; &amp; &quot;&quot;&quot;&quot; &amp;&quot;shape_name&quot;&amp;&quot;&quot;&quot;&quot; &amp; &quot;:&quot; &amp; &quot;&quot;&quot;&quot; &amp;[.I8] &amp; &quot;&quot;&quot;&quot; &amp; &quot;,&quot; &amp; &quot;&quot;&quot;&quot;&amp;[.M8]" table:style-name="ce5">
            <text:p>{"UPE160": [{"shape_coords":[160,70,5,5,9,5,12,12,35],"shape_name":"C-channel parallel flange","synonyms":["UPE160","UPE 160","upe 16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180</text:p>
          </table:table-cell>
          <table:table-cell office:value-type="float" office:value="180" table:style-name="ce7">
            <text:p>180</text:p>
          </table:table-cell>
          <table:table-cell office:value-type="float" office:value="75" table:style-name="ce7">
            <text:p>75</text:p>
          </table:table-cell>
          <table:table-cell office:value-type="float" office:value="5.5" table:style-name="ce16">
            <text:p>5,5</text:p>
          </table:table-cell>
          <table:table-cell office:value-type="float" office:value="10.5" table:style-name="ce16">
            <text:p>10,5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3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180</text:p>
          </table:table-cell>
          <table:table-cell office:value-type="string" table:style-name="ce5">
            <text:p>UPE 180</text:p>
          </table:table-cell>
          <table:table-cell office:value-type="string" table:style-name="ce5">
            <text:p>upe 180</text:p>
          </table:table-cell>
          <table:table-cell office:value-type="string" office:string-value="synonyms&quot;:[&quot;UPE180&quot;,&quot;UPE 180&quot;,&quot;upe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]}]},&quot;" table:style-name="ce9">
            <text:p>synonyms":["UPE180","UPE 180","upe 180"]}]},</text:p>
          </table:table-cell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 &amp; &quot;],&quot; &amp; &quot;&quot;&quot;&quot; &amp;&quot;shape_name&quot;&amp;&quot;&quot;&quot;&quot; &amp; &quot;:&quot; &amp; &quot;&quot;&quot;&quot; &amp;[.I9] &amp; &quot;&quot;&quot;&quot; &amp; &quot;,&quot; &amp; &quot;&quot;&quot;&quot;&amp;[.M9]" table:style-name="ce5">
            <text:p>{"UPE180": [{"shape_coords":[180,75,5,5,10,5,12,12,37.5],"shape_name":"C-channel parallel flange","synonyms":["UPE180","UPE 180","upe 18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00</text:p>
          </table:table-cell>
          <table:table-cell office:value-type="float" office:value="200" table:style-name="ce7">
            <text:p>200</text:p>
          </table:table-cell>
          <table:table-cell office:value-type="float" office:value="80" table:style-name="ce7">
            <text:p>80</text:p>
          </table:table-cell>
          <table:table-cell office:value-type="float" office:value="6" table:style-name="ce16">
            <text:p>6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40" table:style-name="ce18">
            <text:p>4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00</text:p>
          </table:table-cell>
          <table:table-cell office:value-type="string" table:style-name="ce5">
            <text:p>UPE 200</text:p>
          </table:table-cell>
          <table:table-cell office:value-type="string" table:style-name="ce5">
            <text:p>upe 200</text:p>
          </table:table-cell>
          <table:table-cell office:value-type="string" office:string-value="synonyms&quot;:[&quot;UPE200&quot;,&quot;UPE 200&quot;,&quot;upe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]}]},&quot;" table:style-name="ce9">
            <text:p>synonyms":["UPE200","UPE 200","upe 200"]}]},</text:p>
          </table:table-cell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 &amp; &quot;],&quot; &amp; &quot;&quot;&quot;&quot; &amp;&quot;shape_name&quot;&amp;&quot;&quot;&quot;&quot; &amp; &quot;:&quot; &amp; &quot;&quot;&quot;&quot; &amp;[.I10] &amp; &quot;&quot;&quot;&quot; &amp; &quot;,&quot; &amp; &quot;&quot;&quot;&quot;&amp;[.M10]" table:style-name="ce5">
            <text:p>{"UPE200": [{"shape_coords":[200,80,6,11,12,12,40],"shape_name":"C-channel parallel flange","synonyms":["UPE200","UPE 200","upe 2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20</text:p>
          </table:table-cell>
          <table:table-cell office:value-type="float" office:value="220" table:style-name="ce7">
            <text:p>220</text:p>
          </table:table-cell>
          <table:table-cell office:value-type="float" office:value="85" table:style-name="ce7">
            <text:p>85</text:p>
          </table:table-cell>
          <table:table-cell office:value-type="float" office:value="6.5" table:style-name="ce16">
            <text:p>6,5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4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20</text:p>
          </table:table-cell>
          <table:table-cell office:value-type="string" table:style-name="ce5">
            <text:p>UPE 220</text:p>
          </table:table-cell>
          <table:table-cell office:value-type="string" table:style-name="ce5">
            <text:p>upe 220</text:p>
          </table:table-cell>
          <table:table-cell office:value-type="string" office:string-value="synonyms&quot;:[&quot;UPE220&quot;,&quot;UPE 220&quot;,&quot;upe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]}]},&quot;" table:style-name="ce9">
            <text:p>synonyms":["UPE220","UPE 220","upe 220"]}]},</text:p>
          </table:table-cell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 &amp; &quot;],&quot; &amp; &quot;&quot;&quot;&quot; &amp;&quot;shape_name&quot;&amp;&quot;&quot;&quot;&quot; &amp; &quot;:&quot; &amp; &quot;&quot;&quot;&quot; &amp;[.I11] &amp; &quot;&quot;&quot;&quot; &amp; &quot;,&quot; &amp; &quot;&quot;&quot;&quot;&amp;[.M11]" table:style-name="ce5">
            <text:p>{"UPE220": [{"shape_coords":[220,85,6,5,12,12,12,42.5],"shape_name":"C-channel parallel flange","synonyms":["UPE220","UPE 220","upe 22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40</text:p>
          </table:table-cell>
          <table:table-cell office:value-type="float" office:value="240" table:style-name="ce7">
            <text:p>240</text:p>
          </table:table-cell>
          <table:table-cell office:value-type="float" office:value="90" table:style-name="ce7">
            <text:p>90</text:p>
          </table:table-cell>
          <table:table-cell office:value-type="float" office:value="7" table:style-name="ce16">
            <text:p>7</text:p>
          </table:table-cell>
          <table:table-cell office:value-type="float" office:value="12.5" table:style-name="ce16">
            <text:p>12,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45" table:style-name="ce18">
            <text:p>4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40</text:p>
          </table:table-cell>
          <table:table-cell office:value-type="string" table:style-name="ce5">
            <text:p>UPE 240</text:p>
          </table:table-cell>
          <table:table-cell office:value-type="string" table:style-name="ce5">
            <text:p>upe 240</text:p>
          </table:table-cell>
          <table:table-cell office:value-type="string" office:string-value="synonyms&quot;:[&quot;UPE240&quot;,&quot;UPE 240&quot;,&quot;upe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]}]},&quot;" table:style-name="ce9">
            <text:p>synonyms":["UPE240","UPE 240","upe 240"]}]},</text:p>
          </table:table-cell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 &amp; &quot;],&quot; &amp; &quot;&quot;&quot;&quot; &amp;&quot;shape_name&quot;&amp;&quot;&quot;&quot;&quot; &amp; &quot;:&quot; &amp; &quot;&quot;&quot;&quot; &amp;[.I12] &amp; &quot;&quot;&quot;&quot; &amp; &quot;,&quot; &amp; &quot;&quot;&quot;&quot;&amp;[.M12]" table:style-name="ce5">
            <text:p>{"UPE240": [{"shape_coords":[240,90,7,12,5,15,15,45],"shape_name":"C-channel parallel flange","synonyms":["UPE240","UPE 240","upe 24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270</text:p>
          </table:table-cell>
          <table:table-cell office:value-type="float" office:value="270" table:style-name="ce7">
            <text:p>270</text:p>
          </table:table-cell>
          <table:table-cell office:value-type="float" office:value="95" table:style-name="ce7">
            <text:p>95</text:p>
          </table:table-cell>
          <table:table-cell office:value-type="float" office:value="7.5" table:style-name="ce16">
            <text:p>7,5</text:p>
          </table:table-cell>
          <table:table-cell office:value-type="float" office:value="13.5" table:style-name="ce16">
            <text:p>13,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4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270</text:p>
          </table:table-cell>
          <table:table-cell office:value-type="string" table:style-name="ce5">
            <text:p>UPE 270</text:p>
          </table:table-cell>
          <table:table-cell office:value-type="string" table:style-name="ce5">
            <text:p>upe 270</text:p>
          </table:table-cell>
          <table:table-cell office:value-type="string" office:string-value="synonyms&quot;:[&quot;UPE270&quot;,&quot;UPE 270&quot;,&quot;upe 27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]}]},&quot;" table:style-name="ce9">
            <text:p>synonyms":["UPE270","UPE 270","upe 270"]}]},</text:p>
          </table:table-cell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 &amp; &quot;],&quot; &amp; &quot;&quot;&quot;&quot; &amp;&quot;shape_name&quot;&amp;&quot;&quot;&quot;&quot; &amp; &quot;:&quot; &amp; &quot;&quot;&quot;&quot; &amp;[.I13] &amp; &quot;&quot;&quot;&quot; &amp; &quot;,&quot; &amp; &quot;&quot;&quot;&quot;&amp;[.M13]" table:style-name="ce5">
            <text:p>{"UPE270": [{"shape_coords":[270,95,7,5,13,5,15,15,47.5],"shape_name":"C-channel parallel flange","synonyms":["UPE270","UPE 270","upe 27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00</text:p>
          </table:table-cell>
          <table:table-cell office:value-type="float" office:value="300" table:style-name="ce7">
            <text:p>300</text:p>
          </table:table-cell>
          <table:table-cell office:value-type="float" office:value="100" table:style-name="ce7">
            <text:p>100</text:p>
          </table:table-cell>
          <table:table-cell office:value-type="float" office:value="9.5" table:style-name="ce16">
            <text:p>9,5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50" table:style-name="ce18">
            <text:p>50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00</text:p>
          </table:table-cell>
          <table:table-cell office:value-type="string" table:style-name="ce5">
            <text:p>UPE 300</text:p>
          </table:table-cell>
          <table:table-cell office:value-type="string" table:style-name="ce5">
            <text:p>upe 300</text:p>
          </table:table-cell>
          <table:table-cell office:value-type="string" office:string-value="synonyms&quot;:[&quot;UPE300&quot;,&quot;UPE 300&quot;,&quot;upe 30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]}]},&quot;" table:style-name="ce9">
            <text:p>synonyms":["UPE300","UPE 300","upe 300"]}]},</text:p>
          </table:table-cell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 &amp; &quot;],&quot; &amp; &quot;&quot;&quot;&quot; &amp;&quot;shape_name&quot;&amp;&quot;&quot;&quot;&quot; &amp; &quot;:&quot; &amp; &quot;&quot;&quot;&quot; &amp;[.I14] &amp; &quot;&quot;&quot;&quot; &amp; &quot;,&quot; &amp; &quot;&quot;&quot;&quot;&amp;[.M14]" table:style-name="ce5">
            <text:p>{"UPE300": [{"shape_coords":[300,100,9,5,15,15,15,50],"shape_name":"C-channel parallel flange","synonyms":["UPE300","UPE 300","upe 30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30</text:p>
          </table:table-cell>
          <table:table-cell office:value-type="float" office:value="330" table:style-name="ce7">
            <text:p>330</text:p>
          </table:table-cell>
          <table:table-cell office:value-type="float" office:value="105" table:style-name="ce7">
            <text:p>105</text:p>
          </table:table-cell>
          <table:table-cell office:value-type="float" office:value="11" table:style-name="ce16">
            <text:p>11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52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30</text:p>
          </table:table-cell>
          <table:table-cell office:value-type="string" table:style-name="ce5">
            <text:p>UPE 330</text:p>
          </table:table-cell>
          <table:table-cell office:value-type="string" table:style-name="ce5">
            <text:p>upe 330</text:p>
          </table:table-cell>
          <table:table-cell office:value-type="string" office:string-value="synonyms&quot;:[&quot;UPE330&quot;,&quot;UPE 330&quot;,&quot;upe 33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]}]},&quot;" table:style-name="ce9">
            <text:p>synonyms":["UPE330","UPE 330","upe 330"]}]},</text:p>
          </table:table-cell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 &amp; &quot;],&quot; &amp; &quot;&quot;&quot;&quot; &amp;&quot;shape_name&quot;&amp;&quot;&quot;&quot;&quot; &amp; &quot;:&quot; &amp; &quot;&quot;&quot;&quot; &amp;[.I15] &amp; &quot;&quot;&quot;&quot; &amp; &quot;,&quot; &amp; &quot;&quot;&quot;&quot;&amp;[.M15]" table:style-name="ce5">
            <text:p>{"UPE330": [{"shape_coords":[330,105,11,16,18,18,52.5],"shape_name":"C-channel parallel flange","synonyms":["UPE330","UPE 330","upe 33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360</text:p>
          </table:table-cell>
          <table:table-cell office:value-type="float" office:value="360" table:style-name="ce7">
            <text:p>360</text:p>
          </table:table-cell>
          <table:table-cell office:value-type="float" office:value="110" table:style-name="ce7">
            <text:p>110</text:p>
          </table:table-cell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55" table:style-name="ce18">
            <text:p>5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360</text:p>
          </table:table-cell>
          <table:table-cell office:value-type="string" table:style-name="ce5">
            <text:p>UPE 360</text:p>
          </table:table-cell>
          <table:table-cell office:value-type="string" table:style-name="ce5">
            <text:p>upe 360</text:p>
          </table:table-cell>
          <table:table-cell office:value-type="string" office:string-value="synonyms&quot;:[&quot;UPE360&quot;,&quot;UPE 360&quot;,&quot;upe 36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]}]},&quot;" table:style-name="ce9">
            <text:p>synonyms":["UPE360","UPE 360","upe 360"]}]},</text:p>
          </table:table-cell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 &amp; &quot;],&quot; &amp; &quot;&quot;&quot;&quot; &amp;&quot;shape_name&quot;&amp;&quot;&quot;&quot;&quot; &amp; &quot;:&quot; &amp; &quot;&quot;&quot;&quot; &amp;[.I16] &amp; &quot;&quot;&quot;&quot; &amp; &quot;,&quot; &amp; &quot;&quot;&quot;&quot;&amp;[.M16]" table:style-name="ce5">
            <text:p>{"UPE360": [{"shape_coords":[360,110,12,17,18,18,55],"shape_name":"C-channel parallel flange","synonyms":["UPE360","UPE 360","upe 360"]}]},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">
            <text:p>UPE400</text:p>
          </table:table-cell>
          <table:table-cell office:value-type="float" office:value="400" table:style-name="ce7">
            <text:p>400</text:p>
          </table:table-cell>
          <table:table-cell office:value-type="float" office:value="115" table:style-name="ce7">
            <text:p>115</text:p>
          </table:table-cell>
          <table:table-cell office:value-type="string" table:style-name="ce16">
            <text:p>13.5</text:p>
          </table:table-cell>
          <table:table-cell office:value-type="float" office:value="18" table:style-name="ce16">
            <text:p>18</text:p>
          </table:table-cell>
          <table:table-cell office:value-type="float" office:value="18" table:style-name="ce18">
            <text:p>18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57.5</text:p>
          </table:table-cell>
          <table:table-cell office:value-type="string" table:style-name="ce5">
            <text:p>C-channel parallel flange</text:p>
          </table:table-cell>
          <table:table-cell office:value-type="string" table:style-name="ce5">
            <text:p>UPE400</text:p>
          </table:table-cell>
          <table:table-cell office:value-type="string" table:style-name="ce5">
            <text:p>UPE 400</text:p>
          </table:table-cell>
          <table:table-cell office:value-type="string" table:style-name="ce5">
            <text:p>upe 400</text:p>
          </table:table-cell>
          <table:table-cell office:value-type="string" office:string-value="synonyms&quot;:[&quot;UPE400&quot;,&quot;UPE 400&quot;,&quot;upe 40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]}]},&quot;" table:style-name="ce9">
            <text:p>synonyms":["UPE400","UPE 400","upe 400"]}]},</text:p>
          </table:table-cell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 &amp; &quot;],&quot; &amp; &quot;&quot;&quot;&quot; &amp;&quot;shape_name&quot;&amp;&quot;&quot;&quot;&quot; &amp; &quot;:&quot; &amp; &quot;&quot;&quot;&quot; &amp;[.I17] &amp; &quot;&quot;&quot;&quot; &amp; &quot;,&quot; &amp; &quot;&quot;&quot;&quot;&amp;[.M17]" table:style-name="ce5">
            <text:p>{"UPE400": [{"shape_coords":[400,115,13.5,18,18,18,57.5],"shape_name":"C-channel parallel flange","synonyms":["UPE400","UPE 400","upe 400"]}]},</text:p>
          </table:table-cell>
          <table:table-cell table:number-columns-repeated="16370"/>
        </table:table-row>
        <table:table-row table:style-name="ro5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10"/>
          <table:table-cell office:value-type="string" table:style-name="ce10">
            <text:p>CONTROLEREN</text:p>
          </table:table-cell>
          <table:table-cell table:number-columns-repeated="3" table:style-name="ce10"/>
          <table:table-cell table:number-columns-repeated="16377" table:style-name="ce1"/>
        </table:table-row>
        <table:table-row table:number-rows-repeated="1048557" table:style-name="ro5">
          <table:table-cell table:number-columns-repeated="16384"/>
        </table:table-row>
      </table:table>
      <table:table table:name="LAngle" table:style-name="ta2">
        <table:table-column table:style-name="co18" table:default-cell-style-name="ce10"/>
        <table:table-column table:style-name="co8" table:number-columns-repeated="6" table:default-cell-style-name="ce10"/>
        <table:table-column table:style-name="co19" table:default-cell-style-name="ce10"/>
        <table:table-column table:style-name="co20" table:default-cell-style-name="ce10"/>
        <table:table-column table:style-name="co8" table:default-cell-style-name="ce10"/>
        <table:table-column table:style-name="co21" table:default-cell-style-name="ce10"/>
        <table:table-column table:style-name="co22" table:default-cell-style-name="ce10"/>
        <table:table-column table:style-name="co8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8" table:number-columns-repeated="16367" table:default-cell-style-name="ce10"/>
        <table:table-row table:style-name="ro3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table:number-columns-repeated="6" table:style-name="ce3"/>
          <table:table-cell office:value-type="string" table:style-name="ce2">
            <text:p>centroid horizontal</text:p>
          </table:table-cell>
          <table:table-cell table:style-name="ce2"/>
          <table:table-cell table:number-columns-repeated="2" table:style-name="ce3"/>
          <table:table-cell table:style-name="ce7"/>
          <table:table-cell table:number-columns-repeated="16372" table:style-name="ce10"/>
        </table:table-row>
        <table:table-row table:style-name="ro3">
          <table:table-cell table:style-name="ce2"/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7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7"/>
          <table:table-cell table:number-columns-repeated="16372" table:style-name="ce10"/>
        </table:table-row>
        <table:table-row table:style-name="ro5">
          <table:table-cell table:number-columns-repeated="16384"/>
        </table:table-row>
        <table:table-row table:style-name="ro3">
          <table:table-cell office:value-type="string" table:style-name="ce12">
            <text:p>L16/16/3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/16/3</text:p>
          </table:table-cell>
          <table:table-cell office:value-type="string" table:style-name="ce12">
            <text:p>L16/16/3</text:p>
          </table:table-cell>
          <table:table-cell office:value-type="string" table:style-name="ce12">
            <text:p>L16x16x3</text:p>
          </table:table-cell>
          <table:table-cell office:value-type="string" table:style-name="ce13">
            <text:p>L16x3</text:p>
          </table:table-cell>
          <table:table-cell office:value-type="string" table:style-name="ce13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9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5">
            <text:p>{"L16/16/3": [{"shape_coords":[16,16,3,3,5,2.5,8,8],"shape_name":"LAngle","synonyms":["H16/16/3","L16/16/3","L16x16x3","L16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/16/4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/16/4</text:p>
          </table:table-cell>
          <table:table-cell office:value-type="string" table:style-name="ce12">
            <text:p>L16/16/4</text:p>
          </table:table-cell>
          <table:table-cell office:value-type="string" table:style-name="ce12">
            <text:p>L16x16x4</text:p>
          </table:table-cell>
          <table:table-cell office:value-type="string" table:style-name="ce13">
            <text:p>L16x4</text:p>
          </table:table-cell>
          <table:table-cell table:style-name="ce10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9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5">
            <text:p>{"L16/16/4": [{"shape_coords":[16,16,4,4,6,3,8,8],"shape_name":"LAngle","synonyms":["H16/16/4","L16/16/4","L16x16x4","L16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/20/3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/20/3</text:p>
          </table:table-cell>
          <table:table-cell office:value-type="string" table:style-name="ce12">
            <text:p>L20/20/3</text:p>
          </table:table-cell>
          <table:table-cell office:value-type="string" table:style-name="ce12">
            <text:p>L20x20x3</text:p>
          </table:table-cell>
          <table:table-cell office:value-type="string" table:style-name="ce13">
            <text:p>L20x20x3</text:p>
          </table:table-cell>
          <table:table-cell table:style-name="ce10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9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5">
            <text:p>{"L20/20/3": [{"shape_coords":[20,20,3,3,5,2.5,10,10],"shape_name":"LAngle","synonyms":["H20/20/3","L20/20/3","L20x20x3","L20x20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/20/4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/20/4</text:p>
          </table:table-cell>
          <table:table-cell office:value-type="string" table:style-name="ce12">
            <text:p>L20/20/4</text:p>
          </table:table-cell>
          <table:table-cell office:value-type="string" table:style-name="ce12">
            <text:p>L20x20x4</text:p>
          </table:table-cell>
          <table:table-cell office:value-type="string" table:style-name="ce13">
            <text:p>L20x20x4</text:p>
          </table:table-cell>
          <table:table-cell table:style-name="ce10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9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5">
            <text:p>{"L20/20/4": [{"shape_coords":[20,20,4,4,6,3,10,10],"shape_name":"LAngle","synonyms":["H20/20/4","L20/20/4","L20x20x4","L20x2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5/25/3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3</text:p>
          </table:table-cell>
          <table:table-cell office:value-type="string" table:style-name="ce12">
            <text:p>L25/25/3</text:p>
          </table:table-cell>
          <table:table-cell office:value-type="string" table:style-name="ce12">
            <text:p>L25x25x3</text:p>
          </table:table-cell>
          <table:table-cell office:value-type="string" table:style-name="ce13">
            <text:p>L25x25x3</text:p>
          </table:table-cell>
          <table:table-cell table:style-name="ce10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9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5">
            <text:p>{"L25/25/3": [{"shape_coords":[25,25,3,3,5,2.5,12.5,12.5],"shape_name":"LAngle","synonyms":["H25/25/3","L25/25/3","L25x25x3","L25x25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5/25/4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4</text:p>
          </table:table-cell>
          <table:table-cell office:value-type="string" table:style-name="ce12">
            <text:p>L25/25/4</text:p>
          </table:table-cell>
          <table:table-cell office:value-type="string" table:style-name="ce12">
            <text:p>L25x25x4</text:p>
          </table:table-cell>
          <table:table-cell office:value-type="string" table:style-name="ce13">
            <text:p>L25x25x4</text:p>
          </table:table-cell>
          <table:table-cell table:style-name="ce10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9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5">
            <text:p>{"L25/25/4": [{"shape_coords":[25,25,4,4,6,3,12.5,12.5],"shape_name":"LAngle","synonyms":["H25/25/4","L25/25/4","L25x25x4","L25x25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5/25/5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string" table:style-name="ce13">
            <text:p>12.5</text:p>
          </table:table-cell>
          <table:table-cell office:value-type="string" table:style-name="ce13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5/25/5</text:p>
          </table:table-cell>
          <table:table-cell office:value-type="string" table:style-name="ce12">
            <text:p>L25/25/5</text:p>
          </table:table-cell>
          <table:table-cell office:value-type="string" table:style-name="ce12">
            <text:p>L25x25x5</text:p>
          </table:table-cell>
          <table:table-cell office:value-type="string" table:style-name="ce13">
            <text:p>L25x25x5</text:p>
          </table:table-cell>
          <table:table-cell table:style-name="ce10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9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5">
            <text:p>{"L25/25/5": [{"shape_coords":[25,25,5,5,7,3.5,12.5,12.5],"shape_name":"LAngle","synonyms":["H25/25/5","L25/25/5","L25x25x5","L25x25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30/3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.7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3</text:p>
          </table:table-cell>
          <table:table-cell office:value-type="string" table:style-name="ce12">
            <text:p>L30/30/3</text:p>
          </table:table-cell>
          <table:table-cell office:value-type="string" table:style-name="ce12">
            <text:p>L30x30x3</text:p>
          </table:table-cell>
          <table:table-cell office:value-type="string" table:style-name="ce13">
            <text:p>L30x30x3</text:p>
          </table:table-cell>
          <table:table-cell table:style-name="ce10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9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5">
            <text:p>{"L30/30/3": [{"shape_coords":[30,30,3,3,5.5,2.75,15,15],"shape_name":"LAngle","synonyms":["H30/30/3","L30/30/3","L30x30x3","L30x30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30/4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.2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4</text:p>
          </table:table-cell>
          <table:table-cell office:value-type="string" table:style-name="ce12">
            <text:p>L30/30/4</text:p>
          </table:table-cell>
          <table:table-cell office:value-type="string" table:style-name="ce12">
            <text:p>L30x30x4</text:p>
          </table:table-cell>
          <table:table-cell office:value-type="string" table:style-name="ce13">
            <text:p>L30x30x4</text:p>
          </table:table-cell>
          <table:table-cell table:style-name="ce10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9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5">
            <text:p>{"L30/30/4": [{"shape_coords":[30,30,4,4,6.5,3.25,15,15],"shape_name":"LAngle","synonyms":["H30/30/4","L30/30/4","L30x30x4","L30x3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30/5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5</text:p>
          </table:table-cell>
          <table:table-cell office:value-type="string" table:style-name="ce12">
            <text:p>L30/30/5</text:p>
          </table:table-cell>
          <table:table-cell office:value-type="string" table:style-name="ce12">
            <text:p>L30x30x5</text:p>
          </table:table-cell>
          <table:table-cell office:value-type="string" table:style-name="ce13">
            <text:p>L30x30x5</text:p>
          </table:table-cell>
          <table:table-cell table:style-name="ce10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9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5">
            <text:p>{"L30/30/5": [{"shape_coords":[30,30,5,5,7.5,3.75,15,15],"shape_name":"LAngle","synonyms":["H30/30/5","L30/30/5","L30x30x5","L30x3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30/6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30/6</text:p>
          </table:table-cell>
          <table:table-cell office:value-type="string" table:style-name="ce12">
            <text:p>L30/30/6</text:p>
          </table:table-cell>
          <table:table-cell office:value-type="string" table:style-name="ce12">
            <text:p>L30x30x6</text:p>
          </table:table-cell>
          <table:table-cell office:value-type="string" table:style-name="ce13">
            <text:p>L30x30x6</text:p>
          </table:table-cell>
          <table:table-cell table:style-name="ce10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9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5">
            <text:p>{"L30/30/6": [{"shape_coords":[30,30,6,6,8.5,4.25,15,15],"shape_name":"LAngle","synonyms":["H30/30/6","L30/30/6","L30x30x6","L30x3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5/35/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.7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3</text:p>
          </table:table-cell>
          <table:table-cell office:value-type="string" table:style-name="ce12">
            <text:p>L35/35/3</text:p>
          </table:table-cell>
          <table:table-cell office:value-type="string" table:style-name="ce12">
            <text:p>L35x35x3</text:p>
          </table:table-cell>
          <table:table-cell office:value-type="string" table:style-name="ce13">
            <text:p>L35x35x3</text:p>
          </table:table-cell>
          <table:table-cell table:style-name="ce10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9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5">
            <text:p>{"L35/35/3": [{"shape_coords":[35,35,3,3,5.5,2.75,17.5,17.5],"shape_name":"LAngle","synonyms":["H35/35/3","L35/35/3","L35x35x3","L35x35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5/35/4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.2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4</text:p>
          </table:table-cell>
          <table:table-cell office:value-type="string" table:style-name="ce12">
            <text:p>L35/35/4</text:p>
          </table:table-cell>
          <table:table-cell office:value-type="string" table:style-name="ce12">
            <text:p>L35x35x4</text:p>
          </table:table-cell>
          <table:table-cell office:value-type="string" table:style-name="ce13">
            <text:p>L35x35x4</text:p>
          </table:table-cell>
          <table:table-cell table:style-name="ce10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9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5">
            <text:p>{"L35/35/4": [{"shape_coords":[35,35,4,4,6.5,3.25,17.5,17.5],"shape_name":"LAngle","synonyms":["H35/35/4","L35/35/4","L35x35x4","L35x35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5/35/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5</text:p>
          </table:table-cell>
          <table:table-cell office:value-type="string" table:style-name="ce12">
            <text:p>L35/35/5</text:p>
          </table:table-cell>
          <table:table-cell office:value-type="string" table:style-name="ce12">
            <text:p>L35x35x5</text:p>
          </table:table-cell>
          <table:table-cell office:value-type="string" table:style-name="ce13">
            <text:p>L35x35x5</text:p>
          </table:table-cell>
          <table:table-cell table:style-name="ce10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9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5">
            <text:p>{"L35/35/5": [{"shape_coords":[35,35,5,5,7.5,3.75,17.5,17.5],"shape_name":"LAngle","synonyms":["H35/35/5","L35/35/5","L35x35x5","L35x35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5/35/6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5/35/6</text:p>
          </table:table-cell>
          <table:table-cell office:value-type="string" table:style-name="ce12">
            <text:p>L35/35/6</text:p>
          </table:table-cell>
          <table:table-cell office:value-type="string" table:style-name="ce12">
            <text:p>L35x35x6</text:p>
          </table:table-cell>
          <table:table-cell office:value-type="string" table:style-name="ce13">
            <text:p>L35x35x6</text:p>
          </table:table-cell>
          <table:table-cell table:style-name="ce10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9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5">
            <text:p>{"L35/35/6": [{"shape_coords":[35,35,6,6,8.5,4.25,17.5,17.5],"shape_name":"LAngle","synonyms":["H35/35/6","L35/35/6","L35x35x6","L35x35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40/3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3</text:p>
          </table:table-cell>
          <table:table-cell office:value-type="string" table:style-name="ce12">
            <text:p>L40/40/3</text:p>
          </table:table-cell>
          <table:table-cell office:value-type="string" table:style-name="ce12">
            <text:p>L40x40x3</text:p>
          </table:table-cell>
          <table:table-cell office:value-type="string" table:style-name="ce13">
            <text:p>L40x40x3</text:p>
          </table:table-cell>
          <table:table-cell table:style-name="ce10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9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5">
            <text:p>{"L40/40/3": [{"shape_coords":[40,40,3,3,6,3,20,20],"shape_name":"LAngle","synonyms":["H40/40/3","L40/40/3","L40x40x3","L40x40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40/4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4</text:p>
          </table:table-cell>
          <table:table-cell office:value-type="string" table:style-name="ce12">
            <text:p>L40/40/4</text:p>
          </table:table-cell>
          <table:table-cell office:value-type="string" table:style-name="ce12">
            <text:p>L40x40x4</text:p>
          </table:table-cell>
          <table:table-cell office:value-type="string" table:style-name="ce13">
            <text:p>L40x40x4</text:p>
          </table:table-cell>
          <table:table-cell table:style-name="ce10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9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5">
            <text:p>{"L40/40/4": [{"shape_coords":[40,40,4,4,7,3.5,20,20],"shape_name":"LAngle","synonyms":["H40/40/4","L40/40/4","L40x40x4","L40x4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40/5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5</text:p>
          </table:table-cell>
          <table:table-cell office:value-type="string" table:style-name="ce12">
            <text:p>L40/40/5</text:p>
          </table:table-cell>
          <table:table-cell office:value-type="string" table:style-name="ce12">
            <text:p>L40x40x5</text:p>
          </table:table-cell>
          <table:table-cell office:value-type="string" table:style-name="ce13">
            <text:p>L40x40x5</text:p>
          </table:table-cell>
          <table:table-cell table:style-name="ce10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9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5">
            <text:p>{"L40/40/5": [{"shape_coords":[40,40,5,5,8,4,20,20],"shape_name":"LAngle","synonyms":["H40/40/5","L40/40/5","L40x40x5","L40x4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40/6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40/6</text:p>
          </table:table-cell>
          <table:table-cell office:value-type="string" table:style-name="ce12">
            <text:p>L40/40/6</text:p>
          </table:table-cell>
          <table:table-cell office:value-type="string" table:style-name="ce12">
            <text:p>L40x40x6</text:p>
          </table:table-cell>
          <table:table-cell office:value-type="string" table:style-name="ce13">
            <text:p>L40x40x6</text:p>
          </table:table-cell>
          <table:table-cell table:style-name="ce10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9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5">
            <text:p>{"L40/40/6": [{"shape_coords":[40,40,6,6,9,4.5,20,20],"shape_name":"LAngle","synonyms":["H40/40/6","L40/40/6","L40x40x6","L40x4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45/4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4</text:p>
          </table:table-cell>
          <table:table-cell office:value-type="string" table:style-name="ce12">
            <text:p>L45/45/4</text:p>
          </table:table-cell>
          <table:table-cell office:value-type="string" table:style-name="ce12">
            <text:p>L45x45x4</text:p>
          </table:table-cell>
          <table:table-cell office:value-type="string" table:style-name="ce13">
            <text:p>L45x45x4</text:p>
          </table:table-cell>
          <table:table-cell table:style-name="ce10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9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5">
            <text:p>{"L45/45/4": [{"shape_coords":[45,45,4,4,7.5,3.75,22.5,22.5],"shape_name":"LAngle","synonyms":["H45/45/4","L45/45/4","L45x45x4","L45x45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45/5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5</text:p>
          </table:table-cell>
          <table:table-cell office:value-type="string" table:style-name="ce12">
            <text:p>L45/45/5</text:p>
          </table:table-cell>
          <table:table-cell office:value-type="string" table:style-name="ce12">
            <text:p>L45x45x5</text:p>
          </table:table-cell>
          <table:table-cell office:value-type="string" table:style-name="ce13">
            <text:p>L45x45x5</text:p>
          </table:table-cell>
          <table:table-cell table:style-name="ce10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9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5">
            <text:p>{"L45/45/5": [{"shape_coords":[45,45,5,5,8.5,4.25,22.5,22.5],"shape_name":"LAngle","synonyms":["H45/45/5","L45/45/5","L45x45x5","L45x45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45/6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9.5</text:p>
          </table:table-cell>
          <table:table-cell office:value-type="string" table:style-name="ce13">
            <text:p>4.7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6</text:p>
          </table:table-cell>
          <table:table-cell office:value-type="string" table:style-name="ce12">
            <text:p>L45/45/6</text:p>
          </table:table-cell>
          <table:table-cell office:value-type="string" table:style-name="ce12">
            <text:p>L45x45x6</text:p>
          </table:table-cell>
          <table:table-cell office:value-type="string" table:style-name="ce13">
            <text:p>L45x45x6</text:p>
          </table:table-cell>
          <table:table-cell table:style-name="ce10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9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5">
            <text:p>{"L45/45/6": [{"shape_coords":[45,45,6,6,9.5,4.75,22.5,22.5],"shape_name":"LAngle","synonyms":["H45/45/6","L45/45/6","L45x45x6","L45x45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45/7</text:p>
          </table:table-cell>
          <table:table-cell office:value-type="float" office:value="45" table:style-name="ce12">
            <text:p>45</text:p>
          </table:table-cell>
          <table:table-cell office:value-type="float" office:value="45" table:style-name="ce12">
            <text:p>4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3">
            <text:p>10.5</text:p>
          </table:table-cell>
          <table:table-cell office:value-type="string" table:style-name="ce13">
            <text:p>5.25</text:p>
          </table:table-cell>
          <table:table-cell office:value-type="string" table:style-name="ce13">
            <text:p>22.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45/7</text:p>
          </table:table-cell>
          <table:table-cell office:value-type="string" table:style-name="ce12">
            <text:p>L45/45/7</text:p>
          </table:table-cell>
          <table:table-cell office:value-type="string" table:style-name="ce12">
            <text:p>L45x45x7</text:p>
          </table:table-cell>
          <table:table-cell office:value-type="string" table:style-name="ce13">
            <text:p>L45x45x7</text:p>
          </table:table-cell>
          <table:table-cell table:style-name="ce10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9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5">
            <text:p>{"L45/45/7": [{"shape_coords":[45,45,7,7,10.5,5.25,22.5,22.5],"shape_name":"LAngle","synonyms":["H45/45/7","L45/45/7","L45x45x7","L45x4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4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.7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4</text:p>
          </table:table-cell>
          <table:table-cell office:value-type="string" table:style-name="ce12">
            <text:p>L50/50/4</text:p>
          </table:table-cell>
          <table:table-cell office:value-type="string" table:style-name="ce12">
            <text:p>L50x50x4</text:p>
          </table:table-cell>
          <table:table-cell office:value-type="string" table:style-name="ce13">
            <text:p>L50x50x4</text:p>
          </table:table-cell>
          <table:table-cell table:style-name="ce10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9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5">
            <text:p>{"L50/50/4": [{"shape_coords":[50,50,4,4,7.5,3.75,25,25],"shape_name":"LAngle","synonyms":["H50/50/4","L50/50/4","L50x50x4","L50x5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5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4.2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5</text:p>
          </table:table-cell>
          <table:table-cell office:value-type="string" table:style-name="ce12">
            <text:p>L50/50/5</text:p>
          </table:table-cell>
          <table:table-cell office:value-type="string" table:style-name="ce12">
            <text:p>L50x50x5</text:p>
          </table:table-cell>
          <table:table-cell office:value-type="string" table:style-name="ce13">
            <text:p>L50x50x5</text:p>
          </table:table-cell>
          <table:table-cell table:style-name="ce10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9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5">
            <text:p>{"L50/50/5": [{"shape_coords":[50,50,5,5,8.5,4.25,25,25],"shape_name":"LAngle","synonyms":["H50/50/5","L50/50/5","L50x50x5","L50x5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6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9.5</text:p>
          </table:table-cell>
          <table:table-cell office:value-type="string" table:style-name="ce13">
            <text:p>4.7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6</text:p>
          </table:table-cell>
          <table:table-cell office:value-type="string" table:style-name="ce12">
            <text:p>L50/50/6</text:p>
          </table:table-cell>
          <table:table-cell office:value-type="string" table:style-name="ce12">
            <text:p>L50x50x6</text:p>
          </table:table-cell>
          <table:table-cell office:value-type="string" table:style-name="ce13">
            <text:p>L50x50x6</text:p>
          </table:table-cell>
          <table:table-cell table:style-name="ce10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9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5">
            <text:p>{"L50/50/6": [{"shape_coords":[50,50,6,6,9.5,4.75,25,25],"shape_name":"LAngle","synonyms":["H50/50/6","L50/50/6","L50x50x6","L50x5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7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7</text:p>
          </table:table-cell>
          <table:table-cell office:value-type="string" table:style-name="ce12">
            <text:p>L50/50/7</text:p>
          </table:table-cell>
          <table:table-cell office:value-type="string" table:style-name="ce12">
            <text:p>L50x50x7</text:p>
          </table:table-cell>
          <table:table-cell office:value-type="string" table:style-name="ce13">
            <text:p>L50x50x7</text:p>
          </table:table-cell>
          <table:table-cell table:style-name="ce10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9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5">
            <text:p>{"L50/50/7": [{"shape_coords":[50,50,7,7,10,5,25,25],"shape_name":"LAngle","synonyms":["H50/50/7","L50/50/7","L50x50x7","L50x5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8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8</text:p>
          </table:table-cell>
          <table:table-cell office:value-type="string" table:style-name="ce12">
            <text:p>L50/50/8</text:p>
          </table:table-cell>
          <table:table-cell office:value-type="string" table:style-name="ce12">
            <text:p>L50x50x8</text:p>
          </table:table-cell>
          <table:table-cell office:value-type="string" table:style-name="ce13">
            <text:p>L50x50x8</text:p>
          </table:table-cell>
          <table:table-cell table:style-name="ce10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9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5">
            <text:p>{"L50/50/8": [{"shape_coords":[50,50,8,8,11,5.5,25,25],"shape_name":"LAngle","synonyms":["H50/50/8","L50/50/8","L50x50x8","L50x5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50/9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50/9</text:p>
          </table:table-cell>
          <table:table-cell office:value-type="string" table:style-name="ce12">
            <text:p>L50/50/9</text:p>
          </table:table-cell>
          <table:table-cell office:value-type="string" table:style-name="ce12">
            <text:p>L50x50x9</text:p>
          </table:table-cell>
          <table:table-cell office:value-type="string" table:style-name="ce13">
            <text:p>L50x50x9</text:p>
          </table:table-cell>
          <table:table-cell table:style-name="ce10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9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5">
            <text:p>{"L50/50/9": [{"shape_coords":[50,50,9,9,12,6,25,25],"shape_name":"LAngle","synonyms":["H50/50/9","L50/50/9","L50x50x9","L50x50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5/55/5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5</text:p>
          </table:table-cell>
          <table:table-cell office:value-type="string" table:style-name="ce12">
            <text:p>L55/55/5</text:p>
          </table:table-cell>
          <table:table-cell office:value-type="string" table:style-name="ce12">
            <text:p>L55x55x5</text:p>
          </table:table-cell>
          <table:table-cell office:value-type="string" table:style-name="ce13">
            <text:p>L55x55x5</text:p>
          </table:table-cell>
          <table:table-cell table:style-name="ce10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9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5">
            <text:p>{"L55/55/5": [{"shape_coords":[55,55,5,5,9,4.5,27.5,27.5],"shape_name":"LAngle","synonyms":["H55/55/5","L55/55/5","L55x55x5","L55x55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5/55/6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6</text:p>
          </table:table-cell>
          <table:table-cell office:value-type="string" table:style-name="ce12">
            <text:p>L55/55/6</text:p>
          </table:table-cell>
          <table:table-cell office:value-type="string" table:style-name="ce12">
            <text:p>L55x55x6</text:p>
          </table:table-cell>
          <table:table-cell office:value-type="string" table:style-name="ce13">
            <text:p>L55x55x6</text:p>
          </table:table-cell>
          <table:table-cell table:style-name="ce10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9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5">
            <text:p>{"L55/55/6": [{"shape_coords":[55,55,6,6,10,5,27.5,27.5],"shape_name":"LAngle","synonyms":["H55/55/6","L55/55/6","L55x55x6","L55x55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5/55/7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7</text:p>
          </table:table-cell>
          <table:table-cell office:value-type="string" table:style-name="ce12">
            <text:p>L55/55/7</text:p>
          </table:table-cell>
          <table:table-cell office:value-type="string" table:style-name="ce12">
            <text:p>L55x55x7</text:p>
          </table:table-cell>
          <table:table-cell office:value-type="string" table:style-name="ce13">
            <text:p>L55x55x7</text:p>
          </table:table-cell>
          <table:table-cell table:style-name="ce10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9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5">
            <text:p>{"L55/55/7": [{"shape_coords":[55,55,7,7,11,5.5,27.5,27.5],"shape_name":"LAngle","synonyms":["H55/55/7","L55/55/7","L55x55x7","L55x5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5/55/8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8</text:p>
          </table:table-cell>
          <table:table-cell office:value-type="string" table:style-name="ce12">
            <text:p>L55/55/8</text:p>
          </table:table-cell>
          <table:table-cell office:value-type="string" table:style-name="ce12">
            <text:p>L55x55x8</text:p>
          </table:table-cell>
          <table:table-cell office:value-type="string" table:style-name="ce13">
            <text:p>L55x55x8</text:p>
          </table:table-cell>
          <table:table-cell table:style-name="ce10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9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5">
            <text:p>{"L55/55/8": [{"shape_coords":[55,55,8,8,12,6,27.5,27.5],"shape_name":"LAngle","synonyms":["H55/55/8","L55/55/8","L55x55x8","L55x5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5/55/10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5/55/10</text:p>
          </table:table-cell>
          <table:table-cell office:value-type="string" table:style-name="ce12">
            <text:p>L55/55/10</text:p>
          </table:table-cell>
          <table:table-cell office:value-type="string" table:style-name="ce12">
            <text:p>L55x55x10</text:p>
          </table:table-cell>
          <table:table-cell office:value-type="string" table:style-name="ce13">
            <text:p>L55x55x10</text:p>
          </table:table-cell>
          <table:table-cell table:style-name="ce10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9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5">
            <text:p>{"L55/55/10": [{"shape_coords":[55,55,10,10,14,7,27.5,27.5],"shape_name":"LAngle","synonyms":["H55/55/10","L55/55/10","L55x55x10","L55x5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60/6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6</text:p>
          </table:table-cell>
          <table:table-cell office:value-type="string" table:style-name="ce12">
            <text:p>L60/60/6</text:p>
          </table:table-cell>
          <table:table-cell office:value-type="string" table:style-name="ce12">
            <text:p>L60x60x6</text:p>
          </table:table-cell>
          <table:table-cell office:value-type="string" table:style-name="ce13">
            <text:p>L60x60x6</text:p>
          </table:table-cell>
          <table:table-cell table:style-name="ce10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9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5">
            <text:p>{"L60/60/6": [{"shape_coords":[60,60,6,6,10,5,30,30],"shape_name":"LAngle","synonyms":["H60/60/6","L60/60/6","L60x60x6","L60x6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60/7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7</text:p>
          </table:table-cell>
          <table:table-cell office:value-type="string" table:style-name="ce12">
            <text:p>L60/60/7</text:p>
          </table:table-cell>
          <table:table-cell office:value-type="string" table:style-name="ce12">
            <text:p>L60x60x7</text:p>
          </table:table-cell>
          <table:table-cell office:value-type="string" table:style-name="ce13">
            <text:p>L60x60x7</text:p>
          </table:table-cell>
          <table:table-cell table:style-name="ce10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9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5">
            <text:p>{"L60/60/7": [{"shape_coords":[60,60,7,7,11,5.5,30,30],"shape_name":"LAngle","synonyms":["H60/60/7","L60/60/7","L60x60x7","L60x6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60/8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8</text:p>
          </table:table-cell>
          <table:table-cell office:value-type="string" table:style-name="ce12">
            <text:p>L60/60/8</text:p>
          </table:table-cell>
          <table:table-cell office:value-type="string" table:style-name="ce12">
            <text:p>L60x60x8</text:p>
          </table:table-cell>
          <table:table-cell office:value-type="string" table:style-name="ce13">
            <text:p>L60x60x8</text:p>
          </table:table-cell>
          <table:table-cell table:style-name="ce10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9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5">
            <text:p>{"L60/60/8": [{"shape_coords":[60,60,8,8,12,6,30,30],"shape_name":"LAngle","synonyms":["H60/60/8","L60/60/8","L60x60x8","L60x6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60/10</text:p>
          </table:table-cell>
          <table:table-cell office:value-type="float" office:value="60" table:style-name="ce12">
            <text:p>60</text:p>
          </table:table-cell>
          <table:table-cell office:value-type="float" office:value="60" table:style-name="ce12">
            <text:p>6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30" table:style-name="ce13">
            <text:p>3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60/10</text:p>
          </table:table-cell>
          <table:table-cell office:value-type="string" table:style-name="ce12">
            <text:p>L60/60/10</text:p>
          </table:table-cell>
          <table:table-cell office:value-type="string" table:style-name="ce12">
            <text:p>L60x60x10</text:p>
          </table:table-cell>
          <table:table-cell office:value-type="string" table:style-name="ce13">
            <text:p>L60x60x10</text:p>
          </table:table-cell>
          <table:table-cell table:style-name="ce10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9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5">
            <text:p>{"L60/60/10": [{"shape_coords":[60,60,10,10,14,7,30,30],"shape_name":"LAngle","synonyms":["H60/60/10","L60/60/10","L60x60x10","L60x6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6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6</text:p>
          </table:table-cell>
          <table:table-cell office:value-type="string" table:style-name="ce12">
            <text:p>L65/65/6</text:p>
          </table:table-cell>
          <table:table-cell office:value-type="string" table:style-name="ce12">
            <text:p>L65x65x6</text:p>
          </table:table-cell>
          <table:table-cell office:value-type="string" table:style-name="ce13">
            <text:p>L65x65x6</text:p>
          </table:table-cell>
          <table:table-cell table:style-name="ce10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9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5">
            <text:p>{"L65/65/6": [{"shape_coords":[65,65,6,6,10,5,32.5,32.5],"shape_name":"LAngle","synonyms":["H65/65/6","L65/65/6","L65x65x6","L65x65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7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7</text:p>
          </table:table-cell>
          <table:table-cell office:value-type="string" table:style-name="ce12">
            <text:p>L65/65/7</text:p>
          </table:table-cell>
          <table:table-cell office:value-type="string" table:style-name="ce12">
            <text:p>L65x65x7</text:p>
          </table:table-cell>
          <table:table-cell office:value-type="string" table:style-name="ce13">
            <text:p>L65x65x7</text:p>
          </table:table-cell>
          <table:table-cell table:style-name="ce10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9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5">
            <text:p>{"L65/65/7": [{"shape_coords":[65,65,7,7,11,5.5,32.5,32.5],"shape_name":"LAngle","synonyms":["H65/65/7","L65/65/7","L65x65x7","L65x6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8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8</text:p>
          </table:table-cell>
          <table:table-cell office:value-type="string" table:style-name="ce12">
            <text:p>L65/65/8</text:p>
          </table:table-cell>
          <table:table-cell office:value-type="string" table:style-name="ce12">
            <text:p>L65x65x8</text:p>
          </table:table-cell>
          <table:table-cell office:value-type="string" table:style-name="ce13">
            <text:p>L65x65x8</text:p>
          </table:table-cell>
          <table:table-cell table:style-name="ce10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9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5">
            <text:p>{"L65/65/8": [{"shape_coords":[65,65,8,8,12,6,32.5,32.5],"shape_name":"LAngle","synonyms":["H65/65/8","L65/65/8","L65x65x8","L65x6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9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9</text:p>
          </table:table-cell>
          <table:table-cell office:value-type="string" table:style-name="ce12">
            <text:p>L65/65/9</text:p>
          </table:table-cell>
          <table:table-cell office:value-type="string" table:style-name="ce12">
            <text:p>L65x65x9</text:p>
          </table:table-cell>
          <table:table-cell office:value-type="string" table:style-name="ce13">
            <text:p>L65x65x9</text:p>
          </table:table-cell>
          <table:table-cell table:style-name="ce10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9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5">
            <text:p>{"L65/65/9": [{"shape_coords":[65,65,9,9,13,6.5,32.5,32.5],"shape_name":"LAngle","synonyms":["H65/65/9","L65/65/9","L65x65x9","L65x65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10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10</text:p>
          </table:table-cell>
          <table:table-cell office:value-type="string" table:style-name="ce12">
            <text:p>L65/65/10</text:p>
          </table:table-cell>
          <table:table-cell office:value-type="string" table:style-name="ce12">
            <text:p>L65x65x10</text:p>
          </table:table-cell>
          <table:table-cell office:value-type="string" table:style-name="ce13">
            <text:p>L65x65x10</text:p>
          </table:table-cell>
          <table:table-cell table:style-name="ce10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9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5">
            <text:p>{"L65/65/10": [{"shape_coords":[65,65,10,10,14,7,32.5,32.5],"shape_name":"LAngle","synonyms":["H65/65/10","L65/65/10","L65x65x10","L65x6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65/11</text:p>
          </table:table-cell>
          <table:table-cell office:value-type="float" office:value="65" table:style-name="ce12">
            <text:p>65</text:p>
          </table:table-cell>
          <table:table-cell office:value-type="float" office:value="65" table:style-name="ce12">
            <text:p>6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65/11</text:p>
          </table:table-cell>
          <table:table-cell office:value-type="string" table:style-name="ce12">
            <text:p>L65/65/11</text:p>
          </table:table-cell>
          <table:table-cell office:value-type="string" table:style-name="ce12">
            <text:p>L65x65x11</text:p>
          </table:table-cell>
          <table:table-cell office:value-type="string" table:style-name="ce13">
            <text:p>L65x65x11</text:p>
          </table:table-cell>
          <table:table-cell table:style-name="ce10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9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5">
            <text:p>{"L65/65/11": [{"shape_coords":[65,65,11,11,15,7.5,32.5,32.5],"shape_name":"LAngle","synonyms":["H65/65/11","L65/65/11","L65x65x11","L65x65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0/70/7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57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7</text:p>
          </table:table-cell>
          <table:table-cell office:value-type="string" table:style-name="ce12">
            <text:p>L70/70/7</text:p>
          </table:table-cell>
          <table:table-cell office:value-type="string" table:style-name="ce12">
            <text:p>L70x70x7</text:p>
          </table:table-cell>
          <table:table-cell office:value-type="string" table:style-name="ce13">
            <text:p>L70x70x7</text:p>
          </table:table-cell>
          <table:table-cell table:style-name="ce10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9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5">
            <text:p>{"L70/70/7": [{"shape_coords":[70,70,7,7,115,57.5,35,35],"shape_name":"LAngle","synonyms":["H70/70/7","L70/70/7","L70x70x7","L70x7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0/70/8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8</text:p>
          </table:table-cell>
          <table:table-cell office:value-type="string" table:style-name="ce12">
            <text:p>L70/70/8</text:p>
          </table:table-cell>
          <table:table-cell office:value-type="string" table:style-name="ce12">
            <text:p>L70x70x8</text:p>
          </table:table-cell>
          <table:table-cell office:value-type="string" table:style-name="ce13">
            <text:p>L70x70x8</text:p>
          </table:table-cell>
          <table:table-cell table:style-name="ce10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9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5">
            <text:p>{"L70/70/8": [{"shape_coords":[70,70,8,8,11,5.5,35,35],"shape_name":"LAngle","synonyms":["H70/70/8","L70/70/8","L70x70x8","L70x7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0/70/9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9</text:p>
          </table:table-cell>
          <table:table-cell office:value-type="string" table:style-name="ce12">
            <text:p>L70/70/9</text:p>
          </table:table-cell>
          <table:table-cell office:value-type="string" table:style-name="ce12">
            <text:p>L70x70x9</text:p>
          </table:table-cell>
          <table:table-cell office:value-type="string" table:style-name="ce13">
            <text:p>L70x70x9</text:p>
          </table:table-cell>
          <table:table-cell table:style-name="ce10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9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5">
            <text:p>{"L70/70/9": [{"shape_coords":[70,70,9,9,13,6.5,35,35],"shape_name":"LAngle","synonyms":["H70/70/9","L70/70/9","L70x70x9","L70x70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0/70/11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0/70/11</text:p>
          </table:table-cell>
          <table:table-cell office:value-type="string" table:style-name="ce12">
            <text:p>L70/70/11</text:p>
          </table:table-cell>
          <table:table-cell office:value-type="string" table:style-name="ce12">
            <text:p>L70x70x11</text:p>
          </table:table-cell>
          <table:table-cell office:value-type="string" table:style-name="ce13">
            <text:p>L70x70x11</text:p>
          </table:table-cell>
          <table:table-cell table:style-name="ce10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9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5">
            <text:p>{"L70/70/11": [{"shape_coords":[70,70,11,11,15,7.5,35,35],"shape_name":"LAngle","synonyms":["H70/70/11","L70/70/11","L70x70x11","L70x70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75/7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7</text:p>
          </table:table-cell>
          <table:table-cell office:value-type="string" table:style-name="ce12">
            <text:p>L75/75/7</text:p>
          </table:table-cell>
          <table:table-cell office:value-type="string" table:style-name="ce12">
            <text:p>L75x75x7</text:p>
          </table:table-cell>
          <table:table-cell office:value-type="string" table:style-name="ce13">
            <text:p>L75x75x7</text:p>
          </table:table-cell>
          <table:table-cell table:style-name="ce10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9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5">
            <text:p>{"L75/75/7": [{"shape_coords":[75,75,7,7,12,6,37.5,37.5],"shape_name":"LAngle","synonyms":["H75/75/7","L75/75/7","L75x75x7","L75x7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75/8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8</text:p>
          </table:table-cell>
          <table:table-cell office:value-type="string" table:style-name="ce12">
            <text:p>L75/75/8</text:p>
          </table:table-cell>
          <table:table-cell office:value-type="string" table:style-name="ce12">
            <text:p>L75x75x8</text:p>
          </table:table-cell>
          <table:table-cell office:value-type="string" table:style-name="ce13">
            <text:p>L75x75x8</text:p>
          </table:table-cell>
          <table:table-cell table:style-name="ce10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9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5">
            <text:p>{"L75/75/8": [{"shape_coords":[75,75,8,8,13,6.5,37.5,37.5],"shape_name":"LAngle","synonyms":["H75/75/8","L75/75/8","L75x75x8","L75x7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75/9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9</text:p>
          </table:table-cell>
          <table:table-cell office:value-type="string" table:style-name="ce12">
            <text:p>L75/75/9</text:p>
          </table:table-cell>
          <table:table-cell office:value-type="string" table:style-name="ce12">
            <text:p>L75x75x9</text:p>
          </table:table-cell>
          <table:table-cell office:value-type="string" table:style-name="ce13">
            <text:p>L75x75x9</text:p>
          </table:table-cell>
          <table:table-cell table:style-name="ce10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9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5">
            <text:p>{"L75/75/9": [{"shape_coords":[75,75,9,9,14,7,37.5,37.5],"shape_name":"LAngle","synonyms":["H75/75/9","L75/75/9","L75x75x9","L75x75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75/10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10</text:p>
          </table:table-cell>
          <table:table-cell office:value-type="string" table:style-name="ce12">
            <text:p>L75/75/10</text:p>
          </table:table-cell>
          <table:table-cell office:value-type="string" table:style-name="ce12">
            <text:p>L75x75x10</text:p>
          </table:table-cell>
          <table:table-cell office:value-type="string" table:style-name="ce13">
            <text:p>L75x75x10</text:p>
          </table:table-cell>
          <table:table-cell table:style-name="ce10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9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5">
            <text:p>{"L75/75/10": [{"shape_coords":[75,75,10,10,15,7.5,37.5,37.5],"shape_name":"LAngle","synonyms":["H75/75/10","L75/75/10","L75x75x10","L75x7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75/12</text:p>
          </table:table-cell>
          <table:table-cell office:value-type="float" office:value="75" table:style-name="ce12">
            <text:p>75</text:p>
          </table:table-cell>
          <table:table-cell office:value-type="float" office:value="75" table:style-name="ce12">
            <text:p>7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75/12</text:p>
          </table:table-cell>
          <table:table-cell office:value-type="string" table:style-name="ce12">
            <text:p>L75/75/12</text:p>
          </table:table-cell>
          <table:table-cell office:value-type="string" table:style-name="ce12">
            <text:p>L75x75x12</text:p>
          </table:table-cell>
          <table:table-cell office:value-type="string" table:style-name="ce13">
            <text:p>L75x75x12</text:p>
          </table:table-cell>
          <table:table-cell table:style-name="ce10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9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5">
            <text:p>{"L75/75/12": [{"shape_coords":[75,75,12,12,17,8.5,37.5,37.5],"shape_name":"LAngle","synonyms":["H75/75/12","L75/75/12","L75x75x12","L75x75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80/8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8</text:p>
          </table:table-cell>
          <table:table-cell office:value-type="string" table:style-name="ce12">
            <text:p>L80/80/8</text:p>
          </table:table-cell>
          <table:table-cell office:value-type="string" table:style-name="ce12">
            <text:p>L80x80x8</text:p>
          </table:table-cell>
          <table:table-cell office:value-type="string" table:style-name="ce13">
            <text:p>L80x80x8</text:p>
          </table:table-cell>
          <table:table-cell table:style-name="ce10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9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5">
            <text:p>{"L80/80/8": [{"shape_coords":[80,80,8,8,13,6.5,40,40],"shape_name":"LAngle","synonyms":["H80/80/8","L80/80/8","L80x80x8","L80x8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80/10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10</text:p>
          </table:table-cell>
          <table:table-cell office:value-type="string" table:style-name="ce12">
            <text:p>L80/80/10</text:p>
          </table:table-cell>
          <table:table-cell office:value-type="string" table:style-name="ce12">
            <text:p>L80x80x10</text:p>
          </table:table-cell>
          <table:table-cell office:value-type="string" table:style-name="ce13">
            <text:p>L80x80x10</text:p>
          </table:table-cell>
          <table:table-cell table:style-name="ce10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9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5">
            <text:p>{"L80/80/10": [{"shape_coords":[80,80,10,10,15,7.5,40,40],"shape_name":"LAngle","synonyms":["H80/80/10","L80/80/10","L80x80x10","L80x8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80/12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0" table:style-name="ce13">
            <text:p>4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80/12</text:p>
          </table:table-cell>
          <table:table-cell office:value-type="string" table:style-name="ce12">
            <text:p>L80/80/12</text:p>
          </table:table-cell>
          <table:table-cell office:value-type="string" table:style-name="ce12">
            <text:p>L80x80x12</text:p>
          </table:table-cell>
          <table:table-cell office:value-type="string" table:style-name="ce13">
            <text:p>L80x80x12</text:p>
          </table:table-cell>
          <table:table-cell table:style-name="ce10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9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5">
            <text:p>{"L80/80/12": [{"shape_coords":[80,80,12,12,17,8.5,40,40],"shape_name":"LAngle","synonyms":["H80/80/12","L80/80/12","L80x80x12","L80x8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8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8</text:p>
          </table:table-cell>
          <table:table-cell office:value-type="string" table:style-name="ce12">
            <text:p>L90/90/8</text:p>
          </table:table-cell>
          <table:table-cell office:value-type="string" table:style-name="ce12">
            <text:p>L90x90x8</text:p>
          </table:table-cell>
          <table:table-cell office:value-type="string" table:style-name="ce13">
            <text:p>L90x90x8</text:p>
          </table:table-cell>
          <table:table-cell table:style-name="ce10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9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5">
            <text:p>{"L90/90/8": [{"shape_coords":[90,90,8,8,13,6.5,45,45],"shape_name":"LAngle","synonyms":["H90/90/8","L90/90/8","L90x90x8","L90x9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9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9</text:p>
          </table:table-cell>
          <table:table-cell office:value-type="string" table:style-name="ce12">
            <text:p>L90/90/9</text:p>
          </table:table-cell>
          <table:table-cell office:value-type="string" table:style-name="ce12">
            <text:p>L90x90x9</text:p>
          </table:table-cell>
          <table:table-cell office:value-type="string" table:style-name="ce13">
            <text:p>L90x90x9</text:p>
          </table:table-cell>
          <table:table-cell table:style-name="ce10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9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5">
            <text:p>{"L90/90/9": [{"shape_coords":[90,90,9,9,14,7,45,45],"shape_name":"LAngle","synonyms":["H90/90/9","L90/90/9","L90x90x9","L90x90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10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0</text:p>
          </table:table-cell>
          <table:table-cell office:value-type="string" table:style-name="ce12">
            <text:p>L90/90/10</text:p>
          </table:table-cell>
          <table:table-cell office:value-type="string" table:style-name="ce12">
            <text:p>L90x90x10</text:p>
          </table:table-cell>
          <table:table-cell office:value-type="string" table:style-name="ce13">
            <text:p>L90x90x10</text:p>
          </table:table-cell>
          <table:table-cell table:style-name="ce10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9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5">
            <text:p>{"L90/90/10": [{"shape_coords":[90,90,10,10,15,7.5,45,45],"shape_name":"LAngle","synonyms":["H90/90/10","L90/90/10","L90x90x10","L90x9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11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1</text:p>
          </table:table-cell>
          <table:table-cell office:value-type="string" table:style-name="ce12">
            <text:p>L90/90/11</text:p>
          </table:table-cell>
          <table:table-cell office:value-type="string" table:style-name="ce12">
            <text:p>L90x90x11</text:p>
          </table:table-cell>
          <table:table-cell office:value-type="string" table:style-name="ce13">
            <text:p>L90x90x11</text:p>
          </table:table-cell>
          <table:table-cell table:style-name="ce10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9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5">
            <text:p>{"L90/90/11": [{"shape_coords":[90,90,11,11,16,8,45,45],"shape_name":"LAngle","synonyms":["H90/90/11","L90/90/11","L90x90x11","L90x90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12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2</text:p>
          </table:table-cell>
          <table:table-cell office:value-type="string" table:style-name="ce12">
            <text:p>L90/90/12</text:p>
          </table:table-cell>
          <table:table-cell office:value-type="string" table:style-name="ce12">
            <text:p>L90x90x12</text:p>
          </table:table-cell>
          <table:table-cell office:value-type="string" table:style-name="ce13">
            <text:p>L90x90x12</text:p>
          </table:table-cell>
          <table:table-cell table:style-name="ce10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9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5">
            <text:p>{"L90/90/12": [{"shape_coords":[90,90,12,12,17,8.5,45,45],"shape_name":"LAngle","synonyms":["H90/90/12","L90/90/12","L90x90x12","L90x9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13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3</text:p>
          </table:table-cell>
          <table:table-cell office:value-type="string" table:style-name="ce12">
            <text:p>L90/90/13</text:p>
          </table:table-cell>
          <table:table-cell office:value-type="string" table:style-name="ce12">
            <text:p>L90x90x13</text:p>
          </table:table-cell>
          <table:table-cell office:value-type="string" table:style-name="ce13">
            <text:p>L90x90x13</text:p>
          </table:table-cell>
          <table:table-cell table:style-name="ce10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9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5">
            <text:p>{"L90/90/13": [{"shape_coords":[90,90,13,13,18,9,45,45],"shape_name":"LAngle","synonyms":["H90/90/13","L90/90/13","L90x90x13","L90x90x1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90/16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45" table:style-name="ce13">
            <text:p>45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90/16</text:p>
          </table:table-cell>
          <table:table-cell office:value-type="string" table:style-name="ce12">
            <text:p>L90/90/16</text:p>
          </table:table-cell>
          <table:table-cell office:value-type="string" table:style-name="ce12">
            <text:p>L90x90x16</text:p>
          </table:table-cell>
          <table:table-cell office:value-type="string" table:style-name="ce13">
            <text:p>L90x90x16</text:p>
          </table:table-cell>
          <table:table-cell table:style-name="ce10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9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5">
            <text:p>{"L90/90/16": [{"shape_coords":[90,90,16,16,21,10.5,45,45],"shape_name":"LAngle","synonyms":["H90/90/16","L90/90/16","L90x90x16","L90x9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100/8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8</text:p>
          </table:table-cell>
          <table:table-cell office:value-type="string" table:style-name="ce12">
            <text:p>L100/100/8</text:p>
          </table:table-cell>
          <table:table-cell office:value-type="string" table:style-name="ce12">
            <text:p>L100x100x8</text:p>
          </table:table-cell>
          <table:table-cell office:value-type="string" table:style-name="ce13">
            <text:p>L100x100x8</text:p>
          </table:table-cell>
          <table:table-cell table:style-name="ce10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9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5">
            <text:p>{"L100/100/8": [{"shape_coords":[100,100,8,8,14,7,50,50],"shape_name":"LAngle","synonyms":["H100/100/8","L100/100/8","L100x100x8","L100x10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100/10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0</text:p>
          </table:table-cell>
          <table:table-cell office:value-type="string" table:style-name="ce12">
            <text:p>L100/100/10</text:p>
          </table:table-cell>
          <table:table-cell office:value-type="string" table:style-name="ce12">
            <text:p>L100x100x10</text:p>
          </table:table-cell>
          <table:table-cell office:value-type="string" table:style-name="ce13">
            <text:p>L100x100x10</text:p>
          </table:table-cell>
          <table:table-cell table:style-name="ce10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9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5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100/12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2</text:p>
          </table:table-cell>
          <table:table-cell office:value-type="string" table:style-name="ce12">
            <text:p>L100/100/12</text:p>
          </table:table-cell>
          <table:table-cell office:value-type="string" table:style-name="ce12">
            <text:p>L100x100x12</text:p>
          </table:table-cell>
          <table:table-cell office:value-type="string" table:style-name="ce13">
            <text:p>L100x100x12</text:p>
          </table:table-cell>
          <table:table-cell table:style-name="ce10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9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5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100/14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4</text:p>
          </table:table-cell>
          <table:table-cell office:value-type="string" table:style-name="ce12">
            <text:p>L100/100/14</text:p>
          </table:table-cell>
          <table:table-cell office:value-type="string" table:style-name="ce12">
            <text:p>L100x100x14</text:p>
          </table:table-cell>
          <table:table-cell office:value-type="string" table:style-name="ce13">
            <text:p>L100x100x14</text:p>
          </table:table-cell>
          <table:table-cell table:style-name="ce10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9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5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100/16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50" table:style-name="ce13">
            <text:p>50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100/16</text:p>
          </table:table-cell>
          <table:table-cell office:value-type="string" table:style-name="ce12">
            <text:p>L100/100/16</text:p>
          </table:table-cell>
          <table:table-cell office:value-type="string" table:style-name="ce12">
            <text:p>L100x100x16</text:p>
          </table:table-cell>
          <table:table-cell office:value-type="string" table:style-name="ce13">
            <text:p>L100x100x16</text:p>
          </table:table-cell>
          <table:table-cell table:style-name="ce10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9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5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10/110/10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0</text:p>
          </table:table-cell>
          <table:table-cell office:value-type="string" table:style-name="ce12">
            <text:p>L110/110/10</text:p>
          </table:table-cell>
          <table:table-cell office:value-type="string" table:style-name="ce12">
            <text:p>L110x110x10</text:p>
          </table:table-cell>
          <table:table-cell office:value-type="string" table:style-name="ce13">
            <text:p>L110x110x10</text:p>
          </table:table-cell>
          <table:table-cell table:style-name="ce10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9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5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10/110/12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2</text:p>
          </table:table-cell>
          <table:table-cell office:value-type="string" table:style-name="ce12">
            <text:p>L110/110/12</text:p>
          </table:table-cell>
          <table:table-cell office:value-type="string" table:style-name="ce12">
            <text:p>L110x110x12</text:p>
          </table:table-cell>
          <table:table-cell office:value-type="string" table:style-name="ce13">
            <text:p>L110x110x12</text:p>
          </table:table-cell>
          <table:table-cell table:style-name="ce10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9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5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10/110/14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4</text:p>
          </table:table-cell>
          <table:table-cell office:value-type="string" table:style-name="ce12">
            <text:p>L110/110/14</text:p>
          </table:table-cell>
          <table:table-cell office:value-type="string" table:style-name="ce12">
            <text:p>L110x110x14</text:p>
          </table:table-cell>
          <table:table-cell office:value-type="string" table:style-name="ce13">
            <text:p>L110x110x14</text:p>
          </table:table-cell>
          <table:table-cell table:style-name="ce10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9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5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10/110/16</text:p>
          </table:table-cell>
          <table:table-cell office:value-type="float" office:value="110" table:style-name="ce12">
            <text:p>110</text:p>
          </table:table-cell>
          <table:table-cell office:value-type="float" office:value="110" table:style-name="ce12">
            <text:p>11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55" table:style-name="ce13">
            <text:p>55</text:p>
          </table:table-cell>
          <table:table-cell office:value-type="float" office:value="55" table:style-name="ce13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10/110/16</text:p>
          </table:table-cell>
          <table:table-cell office:value-type="string" table:style-name="ce12">
            <text:p>L110/110/16</text:p>
          </table:table-cell>
          <table:table-cell office:value-type="string" table:style-name="ce12">
            <text:p>L110x110x16</text:p>
          </table:table-cell>
          <table:table-cell office:value-type="string" table:style-name="ce13">
            <text:p>L110x110x16</text:p>
          </table:table-cell>
          <table:table-cell table:style-name="ce10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9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5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120/11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1</text:p>
          </table:table-cell>
          <table:table-cell office:value-type="string" table:style-name="ce12">
            <text:p>L120/120/11</text:p>
          </table:table-cell>
          <table:table-cell office:value-type="string" table:style-name="ce12">
            <text:p>L120x120x11</text:p>
          </table:table-cell>
          <table:table-cell office:value-type="string" table:style-name="ce13">
            <text:p>L120x120x11</text:p>
          </table:table-cell>
          <table:table-cell table:style-name="ce10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9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5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120/12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2</text:p>
          </table:table-cell>
          <table:table-cell office:value-type="string" table:style-name="ce12">
            <text:p>L120/120/12</text:p>
          </table:table-cell>
          <table:table-cell office:value-type="string" table:style-name="ce12">
            <text:p>L120x120x12</text:p>
          </table:table-cell>
          <table:table-cell office:value-type="string" table:style-name="ce13">
            <text:p>L120x120x12</text:p>
          </table:table-cell>
          <table:table-cell table:style-name="ce10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9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5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120/13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3</text:p>
          </table:table-cell>
          <table:table-cell office:value-type="string" table:style-name="ce12">
            <text:p>L120/120/13</text:p>
          </table:table-cell>
          <table:table-cell office:value-type="string" table:style-name="ce12">
            <text:p>L120x120x13</text:p>
          </table:table-cell>
          <table:table-cell office:value-type="string" table:style-name="ce13">
            <text:p>L120x120x13</text:p>
          </table:table-cell>
          <table:table-cell table:style-name="ce10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9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5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120/15</text:p>
          </table:table-cell>
          <table:table-cell office:value-type="float" office:value="120" table:style-name="ce12">
            <text:p>120</text:p>
          </table:table-cell>
          <table:table-cell office:value-type="float" office:value="120" table:style-name="ce12">
            <text:p>12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60" table:style-name="ce13">
            <text:p>6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120/15</text:p>
          </table:table-cell>
          <table:table-cell office:value-type="string" table:style-name="ce12">
            <text:p>L120/120/15</text:p>
          </table:table-cell>
          <table:table-cell office:value-type="string" table:style-name="ce12">
            <text:p>L120x120x15</text:p>
          </table:table-cell>
          <table:table-cell office:value-type="string" table:style-name="ce13">
            <text:p>L120x120x15</text:p>
          </table:table-cell>
          <table:table-cell table:style-name="ce10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9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5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130/12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9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2</text:p>
          </table:table-cell>
          <table:table-cell office:value-type="string" table:style-name="ce12">
            <text:p>L130/130/12</text:p>
          </table:table-cell>
          <table:table-cell office:value-type="string" table:style-name="ce12">
            <text:p>L130x130x12</text:p>
          </table:table-cell>
          <table:table-cell office:value-type="string" table:style-name="ce13">
            <text:p>L130x130x12</text:p>
          </table:table-cell>
          <table:table-cell table:style-name="ce10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9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5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130/13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3</text:p>
          </table:table-cell>
          <table:table-cell office:value-type="string" table:style-name="ce12">
            <text:p>L130/130/13</text:p>
          </table:table-cell>
          <table:table-cell office:value-type="string" table:style-name="ce12">
            <text:p>L130x130x13</text:p>
          </table:table-cell>
          <table:table-cell office:value-type="string" table:style-name="ce13">
            <text:p>L130x130x13</text:p>
          </table:table-cell>
          <table:table-cell table:style-name="ce10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9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5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130/14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4</text:p>
          </table:table-cell>
          <table:table-cell office:value-type="string" table:style-name="ce12">
            <text:p>L130/130/14</text:p>
          </table:table-cell>
          <table:table-cell office:value-type="string" table:style-name="ce12">
            <text:p>L130x130x14</text:p>
          </table:table-cell>
          <table:table-cell office:value-type="string" table:style-name="ce13">
            <text:p>L130x130x14</text:p>
          </table:table-cell>
          <table:table-cell table:style-name="ce10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9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5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130/16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65" table:style-name="ce13">
            <text:p>6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130/16</text:p>
          </table:table-cell>
          <table:table-cell office:value-type="string" table:style-name="ce12">
            <text:p>L130/130/16</text:p>
          </table:table-cell>
          <table:table-cell office:value-type="string" table:style-name="ce12">
            <text:p>L130x130x16</text:p>
          </table:table-cell>
          <table:table-cell office:value-type="string" table:style-name="ce13">
            <text:p>L130x130x16</text:p>
          </table:table-cell>
          <table:table-cell table:style-name="ce10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9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5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40/140/13</text:p>
          </table:table-cell>
          <table:table-cell office:value-type="float" office:value="140" table:style-name="ce12">
            <text:p>140</text:p>
          </table:table-cell>
          <table:table-cell office:value-type="float" office:value="140" table:style-name="ce12">
            <text:p>140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21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40/140/13</text:p>
          </table:table-cell>
          <table:table-cell office:value-type="string" table:style-name="ce12">
            <text:p>L140/140/13</text:p>
          </table:table-cell>
          <table:table-cell office:value-type="string" table:style-name="ce12">
            <text:p>L140x140x13</text:p>
          </table:table-cell>
          <table:table-cell office:value-type="string" table:style-name="ce13">
            <text:p>L140x140x13</text:p>
          </table:table-cell>
          <table:table-cell table:style-name="ce10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9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5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40/140/15</text:p>
          </table:table-cell>
          <table:table-cell office:value-type="float" office:value="140" table:style-name="ce12">
            <text:p>140</text:p>
          </table:table-cell>
          <table:table-cell office:value-type="float" office:value="140" table:style-name="ce12">
            <text:p>14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70" table:style-name="ce13">
            <text:p>70</text:p>
          </table:table-cell>
          <table:table-cell office:value-type="float" office:value="70" table:style-name="ce13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40/140/15</text:p>
          </table:table-cell>
          <table:table-cell office:value-type="string" table:style-name="ce12">
            <text:p>L140/140/15</text:p>
          </table:table-cell>
          <table:table-cell office:value-type="string" table:style-name="ce12">
            <text:p>L140x140x15</text:p>
          </table:table-cell>
          <table:table-cell office:value-type="string" table:style-name="ce13">
            <text:p>L140x140x15</text:p>
          </table:table-cell>
          <table:table-cell table:style-name="ce10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9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5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50/12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20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2</text:p>
          </table:table-cell>
          <table:table-cell office:value-type="string" table:style-name="ce12">
            <text:p>L150/150/12</text:p>
          </table:table-cell>
          <table:table-cell office:value-type="string" table:style-name="ce12">
            <text:p>L150x150x12</text:p>
          </table:table-cell>
          <table:table-cell office:value-type="string" table:style-name="ce13">
            <text:p>L150x150x12</text:p>
          </table:table-cell>
          <table:table-cell table:style-name="ce10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9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5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50/14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22" table:style-name="ce13">
            <text:p>22</text:p>
          </table:table-cell>
          <table:table-cell office:value-type="float" office:value="11" table:style-name="ce13">
            <text:p>11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4</text:p>
          </table:table-cell>
          <table:table-cell office:value-type="string" table:style-name="ce12">
            <text:p>L150/150/14</text:p>
          </table:table-cell>
          <table:table-cell office:value-type="string" table:style-name="ce12">
            <text:p>L150x150x14</text:p>
          </table:table-cell>
          <table:table-cell office:value-type="string" table:style-name="ce13">
            <text:p>L150x150x14</text:p>
          </table:table-cell>
          <table:table-cell table:style-name="ce10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9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5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50/15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5</text:p>
          </table:table-cell>
          <table:table-cell office:value-type="string" table:style-name="ce12">
            <text:p>L150/150/15</text:p>
          </table:table-cell>
          <table:table-cell office:value-type="string" table:style-name="ce12">
            <text:p>L150x150x15</text:p>
          </table:table-cell>
          <table:table-cell office:value-type="string" table:style-name="ce13">
            <text:p>L150x150x15</text:p>
          </table:table-cell>
          <table:table-cell table:style-name="ce10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9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5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50/16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2" table:style-name="ce13">
            <text:p>12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6</text:p>
          </table:table-cell>
          <table:table-cell office:value-type="string" table:style-name="ce12">
            <text:p>L150/150/16</text:p>
          </table:table-cell>
          <table:table-cell office:value-type="string" table:style-name="ce12">
            <text:p>L150x150x16</text:p>
          </table:table-cell>
          <table:table-cell office:value-type="string" table:style-name="ce13">
            <text:p>L150x150x16</text:p>
          </table:table-cell>
          <table:table-cell table:style-name="ce10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9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5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50/18</text:p>
          </table:table-cell>
          <table:table-cell office:value-type="float" office:value="150" table:style-name="ce12">
            <text:p>150</text:p>
          </table:table-cell>
          <table:table-cell office:value-type="float" office:value="150" table:style-name="ce12">
            <text:p>15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6" table:style-name="ce13">
            <text:p>26</text:p>
          </table:table-cell>
          <table:table-cell office:value-type="float" office:value="13" table:style-name="ce13">
            <text:p>13</text:p>
          </table:table-cell>
          <table:table-cell office:value-type="float" office:value="75" table:style-name="ce13">
            <text:p>7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50/18</text:p>
          </table:table-cell>
          <table:table-cell office:value-type="string" table:style-name="ce12">
            <text:p>L150/150/18</text:p>
          </table:table-cell>
          <table:table-cell office:value-type="string" table:style-name="ce12">
            <text:p>L150x150x18</text:p>
          </table:table-cell>
          <table:table-cell office:value-type="string" table:style-name="ce13">
            <text:p>L150x150x18</text:p>
          </table:table-cell>
          <table:table-cell table:style-name="ce10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9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5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0/160/15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2">
            <text:p>160</text:p>
          </table:table-cell>
          <table:table-cell office:value-type="float" office:value="15" table:style-name="ce12">
            <text:p>15</text:p>
          </table:table-cell>
          <table:table-cell office:value-type="float" office:value="15" table:style-name="ce12">
            <text:p>15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160/15</text:p>
          </table:table-cell>
          <table:table-cell office:value-type="string" table:style-name="ce12">
            <text:p>L160/160/15</text:p>
          </table:table-cell>
          <table:table-cell office:value-type="string" table:style-name="ce12">
            <text:p>L160x160x15</text:p>
          </table:table-cell>
          <table:table-cell office:value-type="string" table:style-name="ce13">
            <text:p>L160x160x15</text:p>
          </table:table-cell>
          <table:table-cell table:style-name="ce10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9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5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0/160/17</text:p>
          </table:table-cell>
          <table:table-cell office:value-type="float" office:value="160" table:style-name="ce12">
            <text:p>160</text:p>
          </table:table-cell>
          <table:table-cell office:value-type="float" office:value="160" table:style-name="ce12">
            <text:p>160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80" table:style-name="ce13">
            <text:p>8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160/17</text:p>
          </table:table-cell>
          <table:table-cell office:value-type="string" table:style-name="ce12">
            <text:p>L160/160/17</text:p>
          </table:table-cell>
          <table:table-cell office:value-type="string" table:style-name="ce12">
            <text:p>L160x160x17</text:p>
          </table:table-cell>
          <table:table-cell office:value-type="string" table:style-name="ce13">
            <text:p>L160x160x17</text:p>
          </table:table-cell>
          <table:table-cell table:style-name="ce10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9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5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80/180/16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16</text:p>
          </table:table-cell>
          <table:table-cell office:value-type="string" table:style-name="ce12">
            <text:p>L180/180/16</text:p>
          </table:table-cell>
          <table:table-cell office:value-type="string" table:style-name="ce12">
            <text:p>L180x180x16</text:p>
          </table:table-cell>
          <table:table-cell office:value-type="string" table:style-name="ce13">
            <text:p>L180x180x16</text:p>
          </table:table-cell>
          <table:table-cell table:style-name="ce10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9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5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80/180/18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13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18</text:p>
          </table:table-cell>
          <table:table-cell office:value-type="string" table:style-name="ce12">
            <text:p>L180/180/18</text:p>
          </table:table-cell>
          <table:table-cell office:value-type="string" table:style-name="ce12">
            <text:p>L180x180x18</text:p>
          </table:table-cell>
          <table:table-cell office:value-type="string" table:style-name="ce13">
            <text:p>L180x180x18</text:p>
          </table:table-cell>
          <table:table-cell table:style-name="ce10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9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5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80/180/20</text:p>
          </table:table-cell>
          <table:table-cell office:value-type="float" office:value="180" table:style-name="ce12">
            <text:p>180</text:p>
          </table:table-cell>
          <table:table-cell office:value-type="float" office:value="180" table:style-name="ce12">
            <text:p>18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14.5</text:p>
          </table:table-cell>
          <table:table-cell office:value-type="float" office:value="90" table:style-name="ce13">
            <text:p>90</text:p>
          </table:table-cell>
          <table:table-cell office:value-type="float" office:value="90" table:style-name="ce13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80/180/20</text:p>
          </table:table-cell>
          <table:table-cell office:value-type="string" table:style-name="ce12">
            <text:p>L180/180/20</text:p>
          </table:table-cell>
          <table:table-cell office:value-type="string" table:style-name="ce12">
            <text:p>L180x180x20</text:p>
          </table:table-cell>
          <table:table-cell office:value-type="string" table:style-name="ce13">
            <text:p>L180x180x20</text:p>
          </table:table-cell>
          <table:table-cell table:style-name="ce10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9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5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200/16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12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16</text:p>
          </table:table-cell>
          <table:table-cell office:value-type="string" table:style-name="ce12">
            <text:p>L200/200/16</text:p>
          </table:table-cell>
          <table:table-cell office:value-type="string" table:style-name="ce12">
            <text:p>L200x200x16</text:p>
          </table:table-cell>
          <table:table-cell office:value-type="string" table:style-name="ce13">
            <text:p>L200x200x16</text:p>
          </table:table-cell>
          <table:table-cell table:style-name="ce10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9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5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200/18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18" table:style-name="ce12">
            <text:p>18</text:p>
          </table:table-cell>
          <table:table-cell office:value-type="float" office:value="18" table:style-name="ce12">
            <text:p>1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13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18</text:p>
          </table:table-cell>
          <table:table-cell office:value-type="string" table:style-name="ce12">
            <text:p>L200/200/18</text:p>
          </table:table-cell>
          <table:table-cell office:value-type="string" table:style-name="ce12">
            <text:p>L200x200x18</text:p>
          </table:table-cell>
          <table:table-cell office:value-type="string" table:style-name="ce13">
            <text:p>L200x200x18</text:p>
          </table:table-cell>
          <table:table-cell table:style-name="ce10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9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5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200/20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9" table:style-name="ce13">
            <text:p>29</text:p>
          </table:table-cell>
          <table:table-cell office:value-type="string" table:style-name="ce13">
            <text:p>14.5</text:p>
          </table:table-cell>
          <table:table-cell office:value-type="float" office:value="100" table:style-name="ce13">
            <text:p>10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200/20</text:p>
          </table:table-cell>
          <table:table-cell office:value-type="string" table:style-name="ce12">
            <text:p>L200/200/20</text:p>
          </table:table-cell>
          <table:table-cell office:value-type="string" table:style-name="ce12">
            <text:p>L200x200x20</text:p>
          </table:table-cell>
          <table:table-cell office:value-type="string" table:style-name="ce13">
            <text:p>L200x200x20</text:p>
          </table:table-cell>
          <table:table-cell table:style-name="ce10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9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5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20/3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20/3</text:p>
          </table:table-cell>
          <table:table-cell office:value-type="string" table:style-name="ce12">
            <text:p>L30/20/3</text:p>
          </table:table-cell>
          <table:table-cell office:value-type="string" table:style-name="ce12">
            <text:p>L30x20x3</text:p>
          </table:table-cell>
          <table:table-cell office:value-type="string" table:style-name="ce13">
            <text:p>L30x20x3</text:p>
          </table:table-cell>
          <table:table-cell table:style-name="ce10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9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5">
            <text:p>{"L30/20/3": [{"shape_coords":[30,20,3,3,5,2.5,10,15],"shape_name":"LAngle","synonyms":["H30/20/3","L30/20/3","L30x20x3","L30x20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30/20/4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30/20/4</text:p>
          </table:table-cell>
          <table:table-cell office:value-type="string" table:style-name="ce12">
            <text:p>L30/20/4</text:p>
          </table:table-cell>
          <table:table-cell office:value-type="string" table:style-name="ce12">
            <text:p>L30x20x4</text:p>
          </table:table-cell>
          <table:table-cell office:value-type="string" table:style-name="ce13">
            <text:p>L30x20x4</text:p>
          </table:table-cell>
          <table:table-cell table:style-name="ce10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9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5">
            <text:p>{"L30/20/4": [{"shape_coords":[30,20,4,4,6,3,10,15],"shape_name":"LAngle","synonyms":["H30/20/4","L30/20/4","L30x20x4","L30x2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20/3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.5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3</text:p>
          </table:table-cell>
          <table:table-cell office:value-type="string" table:style-name="ce12">
            <text:p>L40/20/3</text:p>
          </table:table-cell>
          <table:table-cell office:value-type="string" table:style-name="ce12">
            <text:p>L40x20x3</text:p>
          </table:table-cell>
          <table:table-cell office:value-type="string" table:style-name="ce13">
            <text:p>L40x20x3</text:p>
          </table:table-cell>
          <table:table-cell table:style-name="ce10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9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5">
            <text:p>{"L40/20/3": [{"shape_coords":[40,20,3,3,5,2.5,10,20],"shape_name":"LAngle","synonyms":["H40/20/3","L40/20/3","L40x20x3","L40x20x3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20/4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4</text:p>
          </table:table-cell>
          <table:table-cell office:value-type="string" table:style-name="ce12">
            <text:p>L40/20/4</text:p>
          </table:table-cell>
          <table:table-cell office:value-type="string" table:style-name="ce12">
            <text:p>L40x20x4</text:p>
          </table:table-cell>
          <table:table-cell office:value-type="string" table:style-name="ce13">
            <text:p>L40x20x4</text:p>
          </table:table-cell>
          <table:table-cell table:style-name="ce10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9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5">
            <text:p>{"L40/20/4": [{"shape_coords":[40,20,4,4,6,3,10,20],"shape_name":"LAngle","synonyms":["H40/20/4","L40/20/4","L40x20x4","L40x2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20/5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.5</text:p>
          </table:table-cell>
          <table:table-cell office:value-type="float" office:value="10" table:style-name="ce13">
            <text:p>10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0/5</text:p>
          </table:table-cell>
          <table:table-cell office:value-type="string" table:style-name="ce12">
            <text:p>L40/20/5</text:p>
          </table:table-cell>
          <table:table-cell office:value-type="string" table:style-name="ce12">
            <text:p>L40x20x5</text:p>
          </table:table-cell>
          <table:table-cell office:value-type="string" table:style-name="ce13">
            <text:p>L40x20x5</text:p>
          </table:table-cell>
          <table:table-cell table:style-name="ce10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9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5">
            <text:p>{"L40/20/5": [{"shape_coords":[40,20,5,5,7,3.5,10,20],"shape_name":"LAngle","synonyms":["H40/20/5","L40/20/5","L40x20x5","L40x2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25/4</text:p>
          </table:table-cell>
          <table:table-cell office:value-type="float" office:value="40" table:style-name="ce12">
            <text:p>40</text:p>
          </table:table-cell>
          <table:table-cell office:value-type="float" office:value="25" table:style-name="ce12">
            <text:p>25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5" table:style-name="ce13">
            <text:p>6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12.5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5/4</text:p>
          </table:table-cell>
          <table:table-cell office:value-type="string" table:style-name="ce12">
            <text:p>L40/25/4</text:p>
          </table:table-cell>
          <table:table-cell office:value-type="string" table:style-name="ce12">
            <text:p>L40x25x4</text:p>
          </table:table-cell>
          <table:table-cell office:value-type="string" table:style-name="ce13">
            <text:p>L40x25x4</text:p>
          </table:table-cell>
          <table:table-cell table:style-name="ce10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9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5">
            <text:p>{"L40/25/4": [{"shape_coords":[40,25,4,4,65,32.5,12.5,20],"shape_name":"LAngle","synonyms":["H40/25/4","L40/25/4","L40x25x4","L40x25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0/25/5</text:p>
          </table:table-cell>
          <table:table-cell office:value-type="float" office:value="40" table:style-name="ce12">
            <text:p>40</text:p>
          </table:table-cell>
          <table:table-cell office:value-type="float" office:value="25" table:style-name="ce12">
            <text:p>25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string" table:style-name="ce13">
            <text:p>12.5</text:p>
          </table:table-cell>
          <table:table-cell office:value-type="float" office:value="20" table:style-name="ce13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0/25/5</text:p>
          </table:table-cell>
          <table:table-cell office:value-type="string" table:style-name="ce12">
            <text:p>L40/25/5</text:p>
          </table:table-cell>
          <table:table-cell office:value-type="string" table:style-name="ce12">
            <text:p>L40x25x5</text:p>
          </table:table-cell>
          <table:table-cell office:value-type="string" table:style-name="ce13">
            <text:p>L40x25x5</text:p>
          </table:table-cell>
          <table:table-cell table:style-name="ce10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9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5">
            <text:p>{"L40/25/5": [{"shape_coords":[40,25,5,5,75,37.5,12.5,20],"shape_name":"LAngle","synonyms":["H40/25/5","L40/25/5","L40x25x5","L40x25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30/4</text:p>
          </table:table-cell>
          <table:table-cell office:value-type="float" office:value="45" table:style-name="ce12">
            <text:p>45</text:p>
          </table:table-cell>
          <table:table-cell office:value-type="float" office:value="30" table:style-name="ce12">
            <text:p>3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65" table:style-name="ce13">
            <text:p>65</text:p>
          </table:table-cell>
          <table:table-cell office:value-type="string" table:style-name="ce13">
            <text:p>32.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30/4</text:p>
          </table:table-cell>
          <table:table-cell office:value-type="string" table:style-name="ce12">
            <text:p>L45/30/4</text:p>
          </table:table-cell>
          <table:table-cell office:value-type="string" table:style-name="ce12">
            <text:p>L45x30x4</text:p>
          </table:table-cell>
          <table:table-cell office:value-type="string" table:style-name="ce13">
            <text:p>L45x30x4</text:p>
          </table:table-cell>
          <table:table-cell table:style-name="ce10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9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5">
            <text:p>{"L45/30/4": [{"shape_coords":[45,30,4,4,65,32.5,15,22.5],"shape_name":"LAngle","synonyms":["H45/30/4","L45/30/4","L45x30x4","L45x30x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45/30/5</text:p>
          </table:table-cell>
          <table:table-cell office:value-type="float" office:value="45" table:style-name="ce12">
            <text:p>45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45/30/5</text:p>
          </table:table-cell>
          <table:table-cell office:value-type="string" table:style-name="ce12">
            <text:p>L45/30/5</text:p>
          </table:table-cell>
          <table:table-cell office:value-type="string" table:style-name="ce12">
            <text:p>L45x30x5</text:p>
          </table:table-cell>
          <table:table-cell office:value-type="string" table:style-name="ce13">
            <text:p>L45x30x5</text:p>
          </table:table-cell>
          <table:table-cell table:style-name="ce10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9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5">
            <text:p>{"L45/30/5": [{"shape_coords":[45,30,5,5,75,37.5,15,22.5],"shape_name":"LAngle","synonyms":["H45/30/5","L45/30/5","L45x30x5","L45x3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30/5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15" table:style-name="ce13">
            <text:p>1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30/5</text:p>
          </table:table-cell>
          <table:table-cell office:value-type="string" table:style-name="ce12">
            <text:p>L50/30/5</text:p>
          </table:table-cell>
          <table:table-cell office:value-type="string" table:style-name="ce12">
            <text:p>L50x30x5</text:p>
          </table:table-cell>
          <table:table-cell office:value-type="string" table:style-name="ce13">
            <text:p>L50x30x5</text:p>
          </table:table-cell>
          <table:table-cell table:style-name="ce10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9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5">
            <text:p>{"L50/30/5": [{"shape_coords":[50,30,5,5,75,37.5,15,25],"shape_name":"LAngle","synonyms":["H50/30/5","L50/30/5","L50x30x5","L50x3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30/6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15" table:style-name="ce13">
            <text:p>15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30/6</text:p>
          </table:table-cell>
          <table:table-cell office:value-type="string" table:style-name="ce12">
            <text:p>L50/30/6</text:p>
          </table:table-cell>
          <table:table-cell office:value-type="string" table:style-name="ce12">
            <text:p>L50x30x6</text:p>
          </table:table-cell>
          <table:table-cell office:value-type="string" table:style-name="ce13">
            <text:p>L50x30x6</text:p>
          </table:table-cell>
          <table:table-cell table:style-name="ce10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9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5">
            <text:p>{"L50/30/6": [{"shape_coords":[50,30,6,6,85,42.5,15,25],"shape_name":"LAngle","synonyms":["H50/30/6","L50/30/6","L50x30x6","L50x3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40/5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5" table:style-name="ce13">
            <text:p>75</text:p>
          </table:table-cell>
          <table:table-cell office:value-type="string" table:style-name="ce13">
            <text:p>37.5</text:p>
          </table:table-cell>
          <table:table-cell office:value-type="float" office:value="20" table:style-name="ce13">
            <text:p>20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40/5</text:p>
          </table:table-cell>
          <table:table-cell office:value-type="string" table:style-name="ce12">
            <text:p>L50/40/5</text:p>
          </table:table-cell>
          <table:table-cell office:value-type="string" table:style-name="ce12">
            <text:p>L50x40x5</text:p>
          </table:table-cell>
          <table:table-cell office:value-type="string" table:style-name="ce13">
            <text:p>L50x40x5</text:p>
          </table:table-cell>
          <table:table-cell table:style-name="ce10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9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5">
            <text:p>{"L50/40/5": [{"shape_coords":[50,40,5,5,75,37.5,20,25],"shape_name":"LAngle","synonyms":["H50/40/5","L50/40/5","L50x40x5","L50x4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50/40/6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0" table:style-name="ce13">
            <text:p>20</text:p>
          </table:table-cell>
          <table:table-cell office:value-type="float" office:value="25" table:style-name="ce13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50/40/6</text:p>
          </table:table-cell>
          <table:table-cell office:value-type="string" table:style-name="ce12">
            <text:p>L50/40/6</text:p>
          </table:table-cell>
          <table:table-cell office:value-type="string" table:style-name="ce12">
            <text:p>L50x40x6</text:p>
          </table:table-cell>
          <table:table-cell office:value-type="string" table:style-name="ce13">
            <text:p>L50x40x6</text:p>
          </table:table-cell>
          <table:table-cell table:style-name="ce10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9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5">
            <text:p>{"L50/40/6": [{"shape_coords":[50,40,6,6,85,42.5,20,25],"shape_name":"LAngle","synonyms":["H50/40/6","L50/40/6","L50x40x6","L50x4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30/5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5</text:p>
          </table:table-cell>
          <table:table-cell office:value-type="string" table:style-name="ce12">
            <text:p>L60/30/5</text:p>
          </table:table-cell>
          <table:table-cell office:value-type="string" table:style-name="ce12">
            <text:p>L60x30x5</text:p>
          </table:table-cell>
          <table:table-cell office:value-type="string" table:style-name="ce13">
            <text:p>L60x30x5</text:p>
          </table:table-cell>
          <table:table-cell table:style-name="ce10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9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5">
            <text:p>{"L60/30/5": [{"shape_coords":[60,30,5,5,8,4,15,30],"shape_name":"LAngle","synonyms":["H60/30/5","L60/30/5","L60x30x5","L60x3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30/6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6</text:p>
          </table:table-cell>
          <table:table-cell office:value-type="string" table:style-name="ce12">
            <text:p>L60/30/6</text:p>
          </table:table-cell>
          <table:table-cell office:value-type="string" table:style-name="ce12">
            <text:p>L60x30x6</text:p>
          </table:table-cell>
          <table:table-cell office:value-type="string" table:style-name="ce13">
            <text:p>L60x30x6</text:p>
          </table:table-cell>
          <table:table-cell table:style-name="ce10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9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5">
            <text:p>{"L60/30/6": [{"shape_coords":[60,30,6,6,9,4.5,15,30],"shape_name":"LAngle","synonyms":["H60/30/6","L60/30/6","L60x30x6","L60x3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30/7</text:p>
          </table:table-cell>
          <table:table-cell office:value-type="float" office:value="60" table:style-name="ce12">
            <text:p>60</text:p>
          </table:table-cell>
          <table:table-cell office:value-type="float" office:value="30" table:style-name="ce12">
            <text:p>3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5" table:style-name="ce13">
            <text:p>15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30/7</text:p>
          </table:table-cell>
          <table:table-cell office:value-type="string" table:style-name="ce12">
            <text:p>L60/30/7</text:p>
          </table:table-cell>
          <table:table-cell office:value-type="string" table:style-name="ce12">
            <text:p>L60x30x7</text:p>
          </table:table-cell>
          <table:table-cell office:value-type="string" table:style-name="ce13">
            <text:p>L60x30x7</text:p>
          </table:table-cell>
          <table:table-cell table:style-name="ce10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9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5">
            <text:p>{"L60/30/7": [{"shape_coords":[60,30,7,7,10,5,15,30],"shape_name":"LAngle","synonyms":["H60/30/7","L60/30/7","L60x30x7","L60x3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40/5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5</text:p>
          </table:table-cell>
          <table:table-cell office:value-type="string" table:style-name="ce12">
            <text:p>L60/40/5</text:p>
          </table:table-cell>
          <table:table-cell office:value-type="string" table:style-name="ce12">
            <text:p>L60x40x5</text:p>
          </table:table-cell>
          <table:table-cell office:value-type="string" table:style-name="ce13">
            <text:p>L60x40x5</text:p>
          </table:table-cell>
          <table:table-cell table:style-name="ce10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9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5">
            <text:p>{"L60/40/5": [{"shape_coords":[60,40,5,5,8,4,20,30],"shape_name":"LAngle","synonyms":["H60/40/5","L60/40/5","L60x40x5","L60x4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40/6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6</text:p>
          </table:table-cell>
          <table:table-cell office:value-type="string" table:style-name="ce12">
            <text:p>L60/40/6</text:p>
          </table:table-cell>
          <table:table-cell office:value-type="string" table:style-name="ce12">
            <text:p>L60x40x6</text:p>
          </table:table-cell>
          <table:table-cell office:value-type="string" table:style-name="ce13">
            <text:p>L60x40x6</text:p>
          </table:table-cell>
          <table:table-cell table:style-name="ce10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9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5">
            <text:p>{"L60/40/6": [{"shape_coords":[60,40,6,6,9,4.5,20,30],"shape_name":"LAngle","synonyms":["H60/40/6","L60/40/6","L60x40x6","L60x4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0/40/7</text:p>
          </table:table-cell>
          <table:table-cell office:value-type="float" office:value="60" table:style-name="ce12">
            <text:p>60</text:p>
          </table:table-cell>
          <table:table-cell office:value-type="float" office:value="40" table:style-name="ce12">
            <text:p>4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30" table:style-name="ce13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0/40/7</text:p>
          </table:table-cell>
          <table:table-cell office:value-type="string" table:style-name="ce12">
            <text:p>L60/40/7</text:p>
          </table:table-cell>
          <table:table-cell office:value-type="string" table:style-name="ce12">
            <text:p>L60x40x7</text:p>
          </table:table-cell>
          <table:table-cell office:value-type="string" table:style-name="ce13">
            <text:p>L60x40x7</text:p>
          </table:table-cell>
          <table:table-cell table:style-name="ce10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9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5">
            <text:p>{"L60/40/7": [{"shape_coords":[60,40,7,7,10,5,20,30],"shape_name":"LAngle","synonyms":["H60/40/7","L60/40/7","L60x40x7","L60x4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50/5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5</text:p>
          </table:table-cell>
          <table:table-cell office:value-type="string" table:style-name="ce12">
            <text:p>L65/50/5</text:p>
          </table:table-cell>
          <table:table-cell office:value-type="string" table:style-name="ce12">
            <text:p>L65x50x5</text:p>
          </table:table-cell>
          <table:table-cell office:value-type="string" table:style-name="ce13">
            <text:p>L65x50x5</text:p>
          </table:table-cell>
          <table:table-cell table:style-name="ce10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9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5">
            <text:p>{"L65/50/5": [{"shape_coords":[65,50,5,5,85,42.5,25,32.5],"shape_name":"LAngle","synonyms":["H65/50/5","L65/50/5","L65x50x5","L65x5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50/6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6</text:p>
          </table:table-cell>
          <table:table-cell office:value-type="string" table:style-name="ce12">
            <text:p>L65/50/6</text:p>
          </table:table-cell>
          <table:table-cell office:value-type="string" table:style-name="ce12">
            <text:p>L65x50x6</text:p>
          </table:table-cell>
          <table:table-cell office:value-type="string" table:style-name="ce13">
            <text:p>L65x50x6</text:p>
          </table:table-cell>
          <table:table-cell table:style-name="ce10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9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5">
            <text:p>{"L65/50/6": [{"shape_coords":[65,50,6,6,95,47.5,25,32.5],"shape_name":"LAngle","synonyms":["H65/50/6","L65/50/6","L65x50x6","L65x5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50/7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7</text:p>
          </table:table-cell>
          <table:table-cell office:value-type="string" table:style-name="ce12">
            <text:p>L65/50/7</text:p>
          </table:table-cell>
          <table:table-cell office:value-type="string" table:style-name="ce12">
            <text:p>L65x50x7</text:p>
          </table:table-cell>
          <table:table-cell office:value-type="string" table:style-name="ce13">
            <text:p>L65x50x7</text:p>
          </table:table-cell>
          <table:table-cell table:style-name="ce10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9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5">
            <text:p>{"L65/50/7": [{"shape_coords":[65,50,7,7,10,5,25,32.5],"shape_name":"LAngle","synonyms":["H65/50/7","L65/50/7","L65x50x7","L65x5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50/8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8</text:p>
          </table:table-cell>
          <table:table-cell office:value-type="string" table:style-name="ce12">
            <text:p>L65/50/8</text:p>
          </table:table-cell>
          <table:table-cell office:value-type="string" table:style-name="ce12">
            <text:p>L65x50x8</text:p>
          </table:table-cell>
          <table:table-cell office:value-type="string" table:style-name="ce13">
            <text:p>L65x50x8</text:p>
          </table:table-cell>
          <table:table-cell table:style-name="ce10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9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5">
            <text:p>{"L65/50/8": [{"shape_coords":[65,50,8,8,11,5.5,25,32.5],"shape_name":"LAngle","synonyms":["H65/50/8","L65/50/8","L65x50x8","L65x5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65/50/9</text:p>
          </table:table-cell>
          <table:table-cell office:value-type="float" office:value="65" table:style-name="ce12">
            <text:p>65</text:p>
          </table:table-cell>
          <table:table-cell office:value-type="float" office:value="50" table:style-name="ce12">
            <text:p>50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65/50/9</text:p>
          </table:table-cell>
          <table:table-cell office:value-type="string" table:style-name="ce12">
            <text:p>L65/50/9</text:p>
          </table:table-cell>
          <table:table-cell office:value-type="string" table:style-name="ce12">
            <text:p>L65x50x9</text:p>
          </table:table-cell>
          <table:table-cell office:value-type="string" table:style-name="ce13">
            <text:p>L65x50x9</text:p>
          </table:table-cell>
          <table:table-cell table:style-name="ce10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9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5">
            <text:p>{"L65/50/9": [{"shape_coords":[65,50,9,9,12,6,25,32.5],"shape_name":"LAngle","synonyms":["H65/50/9","L65/50/9","L65x50x9","L65x50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50/5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85" table:style-name="ce13">
            <text:p>85</text:p>
          </table:table-cell>
          <table:table-cell office:value-type="string" table:style-name="ce13">
            <text:p>42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5</text:p>
          </table:table-cell>
          <table:table-cell office:value-type="string" table:style-name="ce12">
            <text:p>L75/50/5</text:p>
          </table:table-cell>
          <table:table-cell office:value-type="string" table:style-name="ce12">
            <text:p>L75x50x5</text:p>
          </table:table-cell>
          <table:table-cell office:value-type="string" table:style-name="ce13">
            <text:p>L75x50x5</text:p>
          </table:table-cell>
          <table:table-cell table:style-name="ce10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9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5">
            <text:p>{"L75/50/5": [{"shape_coords":[75,50,5,5,85,42.5,25,37.5],"shape_name":"LAngle","synonyms":["H75/50/5","L75/50/5","L75x50x5","L75x50x5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50/6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6</text:p>
          </table:table-cell>
          <table:table-cell office:value-type="string" table:style-name="ce12">
            <text:p>L75/50/6</text:p>
          </table:table-cell>
          <table:table-cell office:value-type="string" table:style-name="ce12">
            <text:p>L75x50x6</text:p>
          </table:table-cell>
          <table:table-cell office:value-type="string" table:style-name="ce13">
            <text:p>L75x50x6</text:p>
          </table:table-cell>
          <table:table-cell table:style-name="ce10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9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5">
            <text:p>{"L75/50/6": [{"shape_coords":[75,50,6,6,95,47.5,25,37.5],"shape_name":"LAngle","synonyms":["H75/50/6","L75/50/6","L75x50x6","L75x5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50/7</text:p>
          </table:table-cell>
          <table:table-cell office:value-type="float" office:value="75" table:style-name="ce12">
            <text:p>75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0/7</text:p>
          </table:table-cell>
          <table:table-cell office:value-type="string" table:style-name="ce12">
            <text:p>L75/50/7</text:p>
          </table:table-cell>
          <table:table-cell office:value-type="string" table:style-name="ce12">
            <text:p>L75x50x7</text:p>
          </table:table-cell>
          <table:table-cell office:value-type="string" table:style-name="ce13">
            <text:p>L75x50x7</text:p>
          </table:table-cell>
          <table:table-cell table:style-name="ce10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9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5">
            <text:p>{"L75/50/7": [{"shape_coords":[75,50,7,7,10,5,25,37.5],"shape_name":"LAngle","synonyms":["H75/50/7","L75/50/7","L75x50x7","L75x5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55/7</text:p>
          </table:table-cell>
          <table:table-cell office:value-type="float" office:value="75" table:style-name="ce12">
            <text:p>75</text:p>
          </table:table-cell>
          <table:table-cell office:value-type="float" office:value="55" table:style-name="ce12">
            <text:p>5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7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55/7</text:p>
          </table:table-cell>
          <table:table-cell office:value-type="string" table:style-name="ce12">
            <text:p>L75/55/7</text:p>
          </table:table-cell>
          <table:table-cell office:value-type="string" table:style-name="ce12">
            <text:p>L75x55x7</text:p>
          </table:table-cell>
          <table:table-cell office:value-type="string" table:style-name="ce13">
            <text:p>L75x55x7</text:p>
          </table:table-cell>
          <table:table-cell table:style-name="ce10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9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5">
            <text:p>{"L75/55/7": [{"shape_coords":[75,55,7,7,10,5,27.5,37.5],"shape_name":"LAngle","synonyms":["H75/55/7","L75/55/7","L75x55x7","L75x5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65/6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6</text:p>
          </table:table-cell>
          <table:table-cell office:value-type="string" table:style-name="ce12">
            <text:p>L75/65/6</text:p>
          </table:table-cell>
          <table:table-cell office:value-type="string" table:style-name="ce12">
            <text:p>L75x65x6</text:p>
          </table:table-cell>
          <table:table-cell office:value-type="string" table:style-name="ce13">
            <text:p>L75x65x6</text:p>
          </table:table-cell>
          <table:table-cell table:style-name="ce10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9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5">
            <text:p>{"L75/65/6": [{"shape_coords":[75,65,6,6,10,5,32.5,37.5],"shape_name":"LAngle","synonyms":["H75/65/6","L75/65/6","L75x65x6","L75x65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65/7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7</text:p>
          </table:table-cell>
          <table:table-cell office:value-type="string" table:style-name="ce12">
            <text:p>L75/65/7</text:p>
          </table:table-cell>
          <table:table-cell office:value-type="string" table:style-name="ce12">
            <text:p>L75x65x7</text:p>
          </table:table-cell>
          <table:table-cell office:value-type="string" table:style-name="ce13">
            <text:p>L75x65x7</text:p>
          </table:table-cell>
          <table:table-cell table:style-name="ce10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9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5">
            <text:p>{"L75/65/7": [{"shape_coords":[75,65,7,7,11,5.5,32.5,37.5],"shape_name":"LAngle","synonyms":["H75/65/7","L75/65/7","L75x65x7","L75x6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65/8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8</text:p>
          </table:table-cell>
          <table:table-cell office:value-type="string" table:style-name="ce12">
            <text:p>L75/65/8</text:p>
          </table:table-cell>
          <table:table-cell office:value-type="string" table:style-name="ce12">
            <text:p>L75x65x8</text:p>
          </table:table-cell>
          <table:table-cell office:value-type="string" table:style-name="ce13">
            <text:p>L75x65x8</text:p>
          </table:table-cell>
          <table:table-cell table:style-name="ce10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9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5">
            <text:p>{"L75/65/8": [{"shape_coords":[75,65,8,8,12,6,32.5,37.5],"shape_name":"LAngle","synonyms":["H75/65/8","L75/65/8","L75x65x8","L75x6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75/65/10</text:p>
          </table:table-cell>
          <table:table-cell office:value-type="float" office:value="75" table:style-name="ce12">
            <text:p>75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string" table:style-name="ce13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75/65/10</text:p>
          </table:table-cell>
          <table:table-cell office:value-type="string" table:style-name="ce12">
            <text:p>L75/65/10</text:p>
          </table:table-cell>
          <table:table-cell office:value-type="string" table:style-name="ce12">
            <text:p>L75x65x10</text:p>
          </table:table-cell>
          <table:table-cell office:value-type="string" table:style-name="ce13">
            <text:p>L75x65x10</text:p>
          </table:table-cell>
          <table:table-cell table:style-name="ce10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9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5">
            <text:p>{"L75/65/10": [{"shape_coords":[75,65,10,10,14,7,32.5,37.5],"shape_name":"LAngle","synonyms":["H75/65/10","L75/65/10","L75x65x10","L75x6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40/6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6</text:p>
          </table:table-cell>
          <table:table-cell office:value-type="string" table:style-name="ce12">
            <text:p>L80/40/6</text:p>
          </table:table-cell>
          <table:table-cell office:value-type="string" table:style-name="ce12">
            <text:p>L80x40x6</text:p>
          </table:table-cell>
          <table:table-cell office:value-type="string" table:style-name="ce13">
            <text:p>L80x40x6</text:p>
          </table:table-cell>
          <table:table-cell table:style-name="ce10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9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5">
            <text:p>{"L80/40/6": [{"shape_coords":[80,40,6,6,95,47.5,20,40],"shape_name":"LAngle","synonyms":["H80/40/6","L80/40/6","L80x40x6","L80x4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40/7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7</text:p>
          </table:table-cell>
          <table:table-cell office:value-type="string" table:style-name="ce12">
            <text:p>L80/40/7</text:p>
          </table:table-cell>
          <table:table-cell office:value-type="string" table:style-name="ce12">
            <text:p>L80x40x7</text:p>
          </table:table-cell>
          <table:table-cell office:value-type="string" table:style-name="ce13">
            <text:p>L80x40x7</text:p>
          </table:table-cell>
          <table:table-cell table:style-name="ce10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9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5">
            <text:p>{"L80/40/7": [{"shape_coords":[80,40,7,7,10,5,20,40],"shape_name":"LAngle","synonyms":["H80/40/7","L80/40/7","L80x40x7","L80x4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80/40/8</text:p>
          </table:table-cell>
          <table:table-cell office:value-type="float" office:value="80" table:style-name="ce12">
            <text:p>80</text:p>
          </table:table-cell>
          <table:table-cell office:value-type="float" office:value="40" table:style-name="ce12">
            <text:p>4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80/40/8</text:p>
          </table:table-cell>
          <table:table-cell office:value-type="string" table:style-name="ce12">
            <text:p>L80/40/8</text:p>
          </table:table-cell>
          <table:table-cell office:value-type="string" table:style-name="ce12">
            <text:p>L80x40x8</text:p>
          </table:table-cell>
          <table:table-cell office:value-type="string" table:style-name="ce13">
            <text:p>L80x40x8</text:p>
          </table:table-cell>
          <table:table-cell table:style-name="ce10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9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5">
            <text:p>{"L80/40/8": [{"shape_coords":[80,40,8,8,11,5.5,20,40],"shape_name":"LAngle","synonyms":["H80/40/8","L80/40/8","L80x40x8","L80x4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60/6</text:p>
          </table:table-cell>
          <table:table-cell office:value-type="float" office:value="90" table:style-name="ce12">
            <text:p>90</text:p>
          </table:table-cell>
          <table:table-cell office:value-type="float" office:value="60" table:style-name="ce12">
            <text:p>6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95" table:style-name="ce13">
            <text:p>95</text:p>
          </table:table-cell>
          <table:table-cell office:value-type="string" table:style-name="ce13">
            <text:p>47.5</text:p>
          </table:table-cell>
          <table:table-cell office:value-type="float" office:value="30" table:style-name="ce13">
            <text:p>30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60/6</text:p>
          </table:table-cell>
          <table:table-cell office:value-type="string" table:style-name="ce12">
            <text:p>L90/60/6</text:p>
          </table:table-cell>
          <table:table-cell office:value-type="string" table:style-name="ce12">
            <text:p>L90x60x6</text:p>
          </table:table-cell>
          <table:table-cell office:value-type="string" table:style-name="ce13">
            <text:p>L90x60x6</text:p>
          </table:table-cell>
          <table:table-cell table:style-name="ce10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9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5">
            <text:p>{"L90/60/6": [{"shape_coords":[90,60,6,6,95,47.5,30,45],"shape_name":"LAngle","synonyms":["H90/60/6","L90/60/6","L90x60x6","L90x6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90/60/8</text:p>
          </table:table-cell>
          <table:table-cell office:value-type="float" office:value="90" table:style-name="ce12">
            <text:p>90</text:p>
          </table:table-cell>
          <table:table-cell office:value-type="float" office:value="60" table:style-name="ce12">
            <text:p>6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0" table:style-name="ce13">
            <text:p>30</text:p>
          </table:table-cell>
          <table:table-cell office:value-type="float" office:value="45" table:style-name="ce13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90/60/8</text:p>
          </table:table-cell>
          <table:table-cell office:value-type="string" table:style-name="ce12">
            <text:p>L90/60/8</text:p>
          </table:table-cell>
          <table:table-cell office:value-type="string" table:style-name="ce12">
            <text:p>L90x60x8</text:p>
          </table:table-cell>
          <table:table-cell office:value-type="string" table:style-name="ce13">
            <text:p>L90x60x8</text:p>
          </table:table-cell>
          <table:table-cell table:style-name="ce10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9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5">
            <text:p>{"L90/60/8": [{"shape_coords":[90,60,8,8,11,5.5,30,45],"shape_name":"LAngle","synonyms":["H90/60/8","L90/60/8","L90x60x8","L90x6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50/6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6</text:p>
          </table:table-cell>
          <table:table-cell office:value-type="string" table:style-name="ce12">
            <text:p>L100/50/6</text:p>
          </table:table-cell>
          <table:table-cell office:value-type="string" table:style-name="ce12">
            <text:p>L100x50x6</text:p>
          </table:table-cell>
          <table:table-cell office:value-type="string" table:style-name="ce13">
            <text:p>L100x50x6</text:p>
          </table:table-cell>
          <table:table-cell table:style-name="ce10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9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5">
            <text:p>{"L100/50/6": [{"shape_coords":[100,50,6,6,10,5,25,50],"shape_name":"LAngle","synonyms":["H100/50/6","L100/50/6","L100x50x6","L100x50x6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50/7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7</text:p>
          </table:table-cell>
          <table:table-cell office:value-type="string" table:style-name="ce12">
            <text:p>L100/50/7</text:p>
          </table:table-cell>
          <table:table-cell office:value-type="string" table:style-name="ce12">
            <text:p>L100x50x7</text:p>
          </table:table-cell>
          <table:table-cell office:value-type="string" table:style-name="ce13">
            <text:p>L100x50x7</text:p>
          </table:table-cell>
          <table:table-cell table:style-name="ce10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9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5">
            <text:p>{"L100/50/7": [{"shape_coords":[100,50,7,7,11,5.5,25,50],"shape_name":"LAngle","synonyms":["H100/50/7","L100/50/7","L100x50x7","L100x50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50/8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8</text:p>
          </table:table-cell>
          <table:table-cell office:value-type="string" table:style-name="ce12">
            <text:p>L100/50/8</text:p>
          </table:table-cell>
          <table:table-cell office:value-type="string" table:style-name="ce12">
            <text:p>L100x50x8</text:p>
          </table:table-cell>
          <table:table-cell office:value-type="string" table:style-name="ce13">
            <text:p>L100x50x8</text:p>
          </table:table-cell>
          <table:table-cell table:style-name="ce10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9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5">
            <text:p>{"L100/50/8": [{"shape_coords":[100,50,8,8,12,6,25,50],"shape_name":"LAngle","synonyms":["H100/50/8","L100/50/8","L100x50x8","L100x5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50/10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25" table:style-name="ce13">
            <text:p>2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50/10</text:p>
          </table:table-cell>
          <table:table-cell office:value-type="string" table:style-name="ce12">
            <text:p>L100/50/10</text:p>
          </table:table-cell>
          <table:table-cell office:value-type="string" table:style-name="ce12">
            <text:p>L100x50x10</text:p>
          </table:table-cell>
          <table:table-cell office:value-type="string" table:style-name="ce13">
            <text:p>L100x50x10</text:p>
          </table:table-cell>
          <table:table-cell table:style-name="ce10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9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5">
            <text:p>{"L100/50/10": [{"shape_coords":[100,50,10,10,14,7,25,50],"shape_name":"LAngle","synonyms":["H100/50/10","L100/50/10","L100x50x10","L100x5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65/7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7</text:p>
          </table:table-cell>
          <table:table-cell office:value-type="string" table:style-name="ce12">
            <text:p>L100/65/7</text:p>
          </table:table-cell>
          <table:table-cell office:value-type="string" table:style-name="ce12">
            <text:p>L100x65x7</text:p>
          </table:table-cell>
          <table:table-cell office:value-type="string" table:style-name="ce13">
            <text:p>L100x65x7</text:p>
          </table:table-cell>
          <table:table-cell table:style-name="ce10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9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5">
            <text:p>{"L100/65/7": [{"shape_coords":[100,65,7,7,12,6,32.5,50],"shape_name":"LAngle","synonyms":["H100/65/7","L100/65/7","L100x65x7","L100x6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65/8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8</text:p>
          </table:table-cell>
          <table:table-cell office:value-type="string" table:style-name="ce12">
            <text:p>L100/65/8</text:p>
          </table:table-cell>
          <table:table-cell office:value-type="string" table:style-name="ce12">
            <text:p>L100x65x8</text:p>
          </table:table-cell>
          <table:table-cell office:value-type="string" table:style-name="ce13">
            <text:p>L100x65x8</text:p>
          </table:table-cell>
          <table:table-cell table:style-name="ce10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9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5">
            <text:p>{"L100/65/8": [{"shape_coords":[100,65,8,8,13,6.5,32.5,50],"shape_name":"LAngle","synonyms":["H100/65/8","L100/65/8","L100x65x8","L100x6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65/9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9</text:p>
          </table:table-cell>
          <table:table-cell office:value-type="string" table:style-name="ce12">
            <text:p>L100/65/9</text:p>
          </table:table-cell>
          <table:table-cell office:value-type="string" table:style-name="ce12">
            <text:p>L100x65x9</text:p>
          </table:table-cell>
          <table:table-cell office:value-type="string" table:style-name="ce13">
            <text:p>L100x65x9</text:p>
          </table:table-cell>
          <table:table-cell table:style-name="ce10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9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5">
            <text:p>{"L100/65/9": [{"shape_coords":[100,65,9,9,14,7,32.5,50],"shape_name":"LAngle","synonyms":["H100/65/9","L100/65/9","L100x65x9","L100x65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65/10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10</text:p>
          </table:table-cell>
          <table:table-cell office:value-type="string" table:style-name="ce12">
            <text:p>L100/65/10</text:p>
          </table:table-cell>
          <table:table-cell office:value-type="string" table:style-name="ce12">
            <text:p>L100x65x10</text:p>
          </table:table-cell>
          <table:table-cell office:value-type="string" table:style-name="ce13">
            <text:p>L100x65x10</text:p>
          </table:table-cell>
          <table:table-cell table:style-name="ce10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9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5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65/11</text:p>
          </table:table-cell>
          <table:table-cell office:value-type="float" office:value="100" table:style-name="ce12">
            <text:p>100</text:p>
          </table:table-cell>
          <table:table-cell office:value-type="float" office:value="65" table:style-name="ce12">
            <text:p>6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32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65/11</text:p>
          </table:table-cell>
          <table:table-cell office:value-type="string" table:style-name="ce12">
            <text:p>L100/65/11</text:p>
          </table:table-cell>
          <table:table-cell office:value-type="string" table:style-name="ce12">
            <text:p>L100x65x11</text:p>
          </table:table-cell>
          <table:table-cell office:value-type="string" table:style-name="ce13">
            <text:p>L100x65x11</text:p>
          </table:table-cell>
          <table:table-cell table:style-name="ce10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9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5">
            <text:p>{"L100/65/11": [{"shape_coords":[100,65,11,11,16,8,32.5,50],"shape_name":"LAngle","synonyms":["H100/65/11","L100/65/11","L100x65x11","L100x65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75/7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float" office:value="12" table:style-name="ce13">
            <text:p>12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7</text:p>
          </table:table-cell>
          <table:table-cell office:value-type="string" table:style-name="ce12">
            <text:p>L100/75/7</text:p>
          </table:table-cell>
          <table:table-cell office:value-type="string" table:style-name="ce12">
            <text:p>L100x75x7</text:p>
          </table:table-cell>
          <table:table-cell office:value-type="string" table:style-name="ce13">
            <text:p>L100x75x7</text:p>
          </table:table-cell>
          <table:table-cell table:style-name="ce10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9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5">
            <text:p>{"L100/75/7": [{"shape_coords":[100,75,7,7,12,6,37.5,50],"shape_name":"LAngle","synonyms":["H100/75/7","L100/75/7","L100x75x7","L100x75x7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75/8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8</text:p>
          </table:table-cell>
          <table:table-cell office:value-type="string" table:style-name="ce12">
            <text:p>L100/75/8</text:p>
          </table:table-cell>
          <table:table-cell office:value-type="string" table:style-name="ce12">
            <text:p>L100x75x8</text:p>
          </table:table-cell>
          <table:table-cell office:value-type="string" table:style-name="ce13">
            <text:p>L100x75x8</text:p>
          </table:table-cell>
          <table:table-cell table:style-name="ce10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9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5">
            <text:p>{"L100/75/8": [{"shape_coords":[100,75,8,8,13,6.5,37.5,50],"shape_name":"LAngle","synonyms":["H100/75/8","L100/75/8","L100x75x8","L100x7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75/9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9</text:p>
          </table:table-cell>
          <table:table-cell office:value-type="string" table:style-name="ce12">
            <text:p>L100/75/9</text:p>
          </table:table-cell>
          <table:table-cell office:value-type="string" table:style-name="ce12">
            <text:p>L100x75x9</text:p>
          </table:table-cell>
          <table:table-cell office:value-type="string" table:style-name="ce13">
            <text:p>L100x75x9</text:p>
          </table:table-cell>
          <table:table-cell table:style-name="ce10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9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5">
            <text:p>{"L100/75/9": [{"shape_coords":[100,75,9,9,14,7,37.5,50],"shape_name":"LAngle","synonyms":["H100/75/9","L100/75/9","L100x75x9","L100x75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00/75/10</text:p>
          </table:table-cell>
          <table:table-cell office:value-type="float" office:value="100" table:style-name="ce12">
            <text:p>10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50" table:style-name="ce13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00/75/10</text:p>
          </table:table-cell>
          <table:table-cell office:value-type="string" table:style-name="ce12">
            <text:p>L100/75/10</text:p>
          </table:table-cell>
          <table:table-cell office:value-type="string" table:style-name="ce12">
            <text:p>L100x75x10</text:p>
          </table:table-cell>
          <table:table-cell office:value-type="string" table:style-name="ce13">
            <text:p>L100x75x10</text:p>
          </table:table-cell>
          <table:table-cell table:style-name="ce10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9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5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80/8</text:p>
          </table:table-cell>
          <table:table-cell office:value-type="float" office:value="120" table:style-name="ce12">
            <text:p>120</text:p>
          </table:table-cell>
          <table:table-cell office:value-type="float" office:value="80" table:style-name="ce12">
            <text:p>8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0" table:style-name="ce13">
            <text:p>4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80/8</text:p>
          </table:table-cell>
          <table:table-cell office:value-type="string" table:style-name="ce12">
            <text:p>L120/80/8</text:p>
          </table:table-cell>
          <table:table-cell office:value-type="string" table:style-name="ce12">
            <text:p>L120x80x8</text:p>
          </table:table-cell>
          <table:table-cell office:value-type="string" table:style-name="ce13">
            <text:p>L120x80x8</text:p>
          </table:table-cell>
          <table:table-cell table:style-name="ce10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9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5">
            <text:p>{"L120/80/8": [{"shape_coords":[120,80,8,8,13,6.5,40,60],"shape_name":"LAngle","synonyms":["H120/80/8","L120/80/8","L120x80x8","L120x80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20/80/12</text:p>
          </table:table-cell>
          <table:table-cell office:value-type="float" office:value="120" table:style-name="ce12">
            <text:p>12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40" table:style-name="ce13">
            <text:p>40</text:p>
          </table:table-cell>
          <table:table-cell office:value-type="float" office:value="60" table:style-name="ce13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20/80/12</text:p>
          </table:table-cell>
          <table:table-cell office:value-type="string" table:style-name="ce12">
            <text:p>L120/80/12</text:p>
          </table:table-cell>
          <table:table-cell office:value-type="string" table:style-name="ce12">
            <text:p>L120x80x12</text:p>
          </table:table-cell>
          <table:table-cell office:value-type="string" table:style-name="ce13">
            <text:p>L120x80x12</text:p>
          </table:table-cell>
          <table:table-cell table:style-name="ce10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9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5">
            <text:p>{"L120/80/12": [{"shape_coords":[120,80,12,12,17,8.5,40,60],"shape_name":"LAngle","synonyms":["H120/80/12","L120/80/12","L120x80x12","L120x8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65/8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8</text:p>
          </table:table-cell>
          <table:table-cell office:value-type="string" table:style-name="ce12">
            <text:p>L130/65/8</text:p>
          </table:table-cell>
          <table:table-cell office:value-type="string" table:style-name="ce12">
            <text:p>L130x65x8</text:p>
          </table:table-cell>
          <table:table-cell office:value-type="string" table:style-name="ce13">
            <text:p>L130x65x8</text:p>
          </table:table-cell>
          <table:table-cell table:style-name="ce10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9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5">
            <text:p>{"L130/65/8": [{"shape_coords":[130,65,8,8,13,6.5,32.5,65],"shape_name":"LAngle","synonyms":["H130/65/8","L130/65/8","L130x65x8","L130x6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65/10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5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10</text:p>
          </table:table-cell>
          <table:table-cell office:value-type="string" table:style-name="ce12">
            <text:p>L130/65/10</text:p>
          </table:table-cell>
          <table:table-cell office:value-type="string" table:style-name="ce12">
            <text:p>L130x65x10</text:p>
          </table:table-cell>
          <table:table-cell office:value-type="string" table:style-name="ce13">
            <text:p>L130x65x10</text:p>
          </table:table-cell>
          <table:table-cell table:style-name="ce10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9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5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65/12</text:p>
          </table:table-cell>
          <table:table-cell office:value-type="float" office:value="130" table:style-name="ce12">
            <text:p>130</text:p>
          </table:table-cell>
          <table:table-cell office:value-type="float" office:value="65" table:style-name="ce12">
            <text:p>6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float" office:value="17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2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65/12</text:p>
          </table:table-cell>
          <table:table-cell office:value-type="string" table:style-name="ce12">
            <text:p>L130/65/12</text:p>
          </table:table-cell>
          <table:table-cell office:value-type="string" table:style-name="ce12">
            <text:p>L130x65x12</text:p>
          </table:table-cell>
          <table:table-cell office:value-type="string" table:style-name="ce13">
            <text:p>L130x65x12</text:p>
          </table:table-cell>
          <table:table-cell table:style-name="ce10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9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5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75/8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3">
            <text:p>13</text:p>
          </table:table-cell>
          <table:table-cell office:value-type="string" table:style-name="ce13">
            <text:p>6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8</text:p>
          </table:table-cell>
          <table:table-cell office:value-type="string" table:style-name="ce12">
            <text:p>L130/75/8</text:p>
          </table:table-cell>
          <table:table-cell office:value-type="string" table:style-name="ce12">
            <text:p>L130x75x8</text:p>
          </table:table-cell>
          <table:table-cell office:value-type="string" table:style-name="ce13">
            <text:p>L130x75x8</text:p>
          </table:table-cell>
          <table:table-cell table:style-name="ce10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9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5">
            <text:p>{"L130/75/8": [{"shape_coords":[130,75,8,8,13,6.5,37.5,65],"shape_name":"LAngle","synonyms":["H130/75/8","L130/75/8","L130x75x8","L130x75x8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75/10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10</text:p>
          </table:table-cell>
          <table:table-cell office:value-type="string" table:style-name="ce12">
            <text:p>L130/75/10</text:p>
          </table:table-cell>
          <table:table-cell office:value-type="string" table:style-name="ce12">
            <text:p>L130x75x10</text:p>
          </table:table-cell>
          <table:table-cell office:value-type="string" table:style-name="ce13">
            <text:p>L130x75x10</text:p>
          </table:table-cell>
          <table:table-cell table:style-name="ce10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9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5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30/75/12</text:p>
          </table:table-cell>
          <table:table-cell office:value-type="float" office:value="130" table:style-name="ce12">
            <text:p>130</text:p>
          </table:table-cell>
          <table:table-cell office:value-type="float" office:value="75" table:style-name="ce12">
            <text:p>75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7</text:p>
          </table:table-cell>
          <table:table-cell office:value-type="string" table:style-name="ce13">
            <text:p>8.5</text:p>
          </table:table-cell>
          <table:table-cell office:value-type="string" table:style-name="ce13">
            <text:p>37.5</text:p>
          </table:table-cell>
          <table:table-cell office:value-type="float" office:value="65" table:style-name="ce13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30/75/12</text:p>
          </table:table-cell>
          <table:table-cell office:value-type="string" table:style-name="ce12">
            <text:p>L130/75/12</text:p>
          </table:table-cell>
          <table:table-cell office:value-type="string" table:style-name="ce12">
            <text:p>L130x75x12</text:p>
          </table:table-cell>
          <table:table-cell office:value-type="string" table:style-name="ce13">
            <text:p>L130x75x12</text:p>
          </table:table-cell>
          <table:table-cell table:style-name="ce10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9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5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75/9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2">
            <text:p>9</text:p>
          </table:table-cell>
          <table:table-cell office:value-type="string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9</text:p>
          </table:table-cell>
          <table:table-cell office:value-type="string" table:style-name="ce12">
            <text:p>L150/75/9</text:p>
          </table:table-cell>
          <table:table-cell office:value-type="string" table:style-name="ce12">
            <text:p>L150x75x9</text:p>
          </table:table-cell>
          <table:table-cell office:value-type="string" table:style-name="ce13">
            <text:p>L150x75x9</text:p>
          </table:table-cell>
          <table:table-cell table:style-name="ce10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9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5">
            <text:p>{"L150/75/9": [{"shape_coords":[150,75,9,9,14,7,37.5,75],"shape_name":"LAngle","synonyms":["H150/75/9","L150/75/9","L150x75x9","L150x75x9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75/10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5</text:p>
          </table:table-cell>
          <table:table-cell office:value-type="string" table:style-name="ce13">
            <text:p>7.5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10</text:p>
          </table:table-cell>
          <table:table-cell office:value-type="string" table:style-name="ce12">
            <text:p>L150/75/10</text:p>
          </table:table-cell>
          <table:table-cell office:value-type="string" table:style-name="ce12">
            <text:p>L150x75x10</text:p>
          </table:table-cell>
          <table:table-cell office:value-type="string" table:style-name="ce13">
            <text:p>L150x75x10</text:p>
          </table:table-cell>
          <table:table-cell table:style-name="ce10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9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5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75/11</text:p>
          </table:table-cell>
          <table:table-cell office:value-type="float" office:value="150" table:style-name="ce12">
            <text:p>150</text:p>
          </table:table-cell>
          <table:table-cell office:value-type="float" office:value="75" table:style-name="ce12">
            <text:p>75</text:p>
          </table:table-cell>
          <table:table-cell office:value-type="float" office:value="11" table:style-name="ce12">
            <text:p>11</text:p>
          </table:table-cell>
          <table:table-cell office:value-type="float" office:value="11" table:style-name="ce12">
            <text:p>11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37.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75/11</text:p>
          </table:table-cell>
          <table:table-cell office:value-type="string" table:style-name="ce12">
            <text:p>L150/75/11</text:p>
          </table:table-cell>
          <table:table-cell office:value-type="string" table:style-name="ce12">
            <text:p>L150x75x11</text:p>
          </table:table-cell>
          <table:table-cell office:value-type="string" table:style-name="ce13">
            <text:p>L150x75x11</text:p>
          </table:table-cell>
          <table:table-cell table:style-name="ce10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9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5">
            <text:p>{"L150/75/11": [{"shape_coords":[150,75,11,11,16,8,37.5,75],"shape_name":"LAngle","synonyms":["H150/75/11","L150/75/11","L150x75x11","L150x75x11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90/10</text:p>
          </table:table-cell>
          <table:table-cell office:value-type="float" office:value="150" table:style-name="ce12">
            <text:p>150</text:p>
          </table:table-cell>
          <table:table-cell office:value-type="float" office:value="90" table:style-name="ce12">
            <text:p>9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5" table:style-name="ce13">
            <text:p>4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90/10</text:p>
          </table:table-cell>
          <table:table-cell office:value-type="string" table:style-name="ce12">
            <text:p>L150/90/10</text:p>
          </table:table-cell>
          <table:table-cell office:value-type="string" table:style-name="ce12">
            <text:p>L150x90x10</text:p>
          </table:table-cell>
          <table:table-cell office:value-type="string" table:style-name="ce13">
            <text:p>L150x90x10</text:p>
          </table:table-cell>
          <table:table-cell table:style-name="ce10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9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5">
            <text:p>{"L150/90/10": [{"shape_coords":[150,90,10,10,16,8,45,75],"shape_name":"LAngle","synonyms":["H150/90/10","L150/90/10","L150x90x10","L150x9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90/12</text:p>
          </table:table-cell>
          <table:table-cell office:value-type="float" office:value="150" table:style-name="ce12">
            <text:p>150</text:p>
          </table:table-cell>
          <table:table-cell office:value-type="float" office:value="90" table:style-name="ce12">
            <text:p>9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5" table:style-name="ce13">
            <text:p>45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90/12</text:p>
          </table:table-cell>
          <table:table-cell office:value-type="string" table:style-name="ce12">
            <text:p>L150/90/12</text:p>
          </table:table-cell>
          <table:table-cell office:value-type="string" table:style-name="ce12">
            <text:p>L150x90x12</text:p>
          </table:table-cell>
          <table:table-cell office:value-type="string" table:style-name="ce13">
            <text:p>L150x90x12</text:p>
          </table:table-cell>
          <table:table-cell table:style-name="ce10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9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5">
            <text:p>{"L150/90/12": [{"shape_coords":[150,90,12,12,18,9,45,75],"shape_name":"LAngle","synonyms":["H150/90/12","L150/90/12","L150x90x12","L150x9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00/10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0</text:p>
          </table:table-cell>
          <table:table-cell office:value-type="string" table:style-name="ce12">
            <text:p>L150/100/10</text:p>
          </table:table-cell>
          <table:table-cell office:value-type="string" table:style-name="ce12">
            <text:p>L150x100x10</text:p>
          </table:table-cell>
          <table:table-cell office:value-type="string" table:style-name="ce13">
            <text:p>L150x100x10</text:p>
          </table:table-cell>
          <table:table-cell table:style-name="ce10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9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5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00/12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2</text:p>
          </table:table-cell>
          <table:table-cell office:value-type="string" table:style-name="ce12">
            <text:p>L150/100/12</text:p>
          </table:table-cell>
          <table:table-cell office:value-type="string" table:style-name="ce12">
            <text:p>L150x100x12</text:p>
          </table:table-cell>
          <table:table-cell office:value-type="string" table:style-name="ce13">
            <text:p>L150x100x12</text:p>
          </table:table-cell>
          <table:table-cell table:style-name="ce10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9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5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50/100/14</text:p>
          </table:table-cell>
          <table:table-cell office:value-type="float" office:value="150" table:style-name="ce12">
            <text:p>15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50" table:style-name="ce13">
            <text:p>50</text:p>
          </table:table-cell>
          <table:table-cell office:value-type="float" office:value="75" table:style-name="ce13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50/100/14</text:p>
          </table:table-cell>
          <table:table-cell office:value-type="string" table:style-name="ce12">
            <text:p>L150/100/14</text:p>
          </table:table-cell>
          <table:table-cell office:value-type="string" table:style-name="ce12">
            <text:p>L150x100x14</text:p>
          </table:table-cell>
          <table:table-cell office:value-type="string" table:style-name="ce13">
            <text:p>L150x100x14</text:p>
          </table:table-cell>
          <table:table-cell table:style-name="ce10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9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5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0/80/10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0</text:p>
          </table:table-cell>
          <table:table-cell office:value-type="string" table:style-name="ce12">
            <text:p>L160/80/10</text:p>
          </table:table-cell>
          <table:table-cell office:value-type="string" table:style-name="ce12">
            <text:p>L160x80x10</text:p>
          </table:table-cell>
          <table:table-cell office:value-type="string" table:style-name="ce13">
            <text:p>L160x80x10</text:p>
          </table:table-cell>
          <table:table-cell table:style-name="ce10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9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5">
            <text:p>{"L160/80/10": [{"shape_coords":[160,80,10,10,16,8,40,80],"shape_name":"LAngle","synonyms":["H160/80/10","L160/80/10","L160x80x10","L160x8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0/80/12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2</text:p>
          </table:table-cell>
          <table:table-cell office:value-type="string" table:style-name="ce12">
            <text:p>L160/80/12</text:p>
          </table:table-cell>
          <table:table-cell office:value-type="string" table:style-name="ce12">
            <text:p>L160x80x12</text:p>
          </table:table-cell>
          <table:table-cell office:value-type="string" table:style-name="ce13">
            <text:p>L160x80x12</text:p>
          </table:table-cell>
          <table:table-cell table:style-name="ce10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9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5">
            <text:p>{"L160/80/12": [{"shape_coords":[160,80,12,12,18,9,40,80],"shape_name":"LAngle","synonyms":["H160/80/12","L160/80/12","L160x80x12","L160x8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160/80/14</text:p>
          </table:table-cell>
          <table:table-cell office:value-type="float" office:value="160" table:style-name="ce12">
            <text:p>160</text:p>
          </table:table-cell>
          <table:table-cell office:value-type="float" office:value="80" table:style-name="ce12">
            <text:p>8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0</text:p>
          </table:table-cell>
          <table:table-cell office:value-type="float" office:value="10" table:style-name="ce13">
            <text:p>10</text:p>
          </table:table-cell>
          <table:table-cell office:value-type="float" office:value="40" table:style-name="ce13">
            <text:p>40</text:p>
          </table:table-cell>
          <table:table-cell office:value-type="float" office:value="80" table:style-name="ce13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160/80/14</text:p>
          </table:table-cell>
          <table:table-cell office:value-type="string" table:style-name="ce12">
            <text:p>L160/80/14</text:p>
          </table:table-cell>
          <table:table-cell office:value-type="string" table:style-name="ce12">
            <text:p>L160x80x14</text:p>
          </table:table-cell>
          <table:table-cell office:value-type="string" table:style-name="ce13">
            <text:p>L160x80x14</text:p>
          </table:table-cell>
          <table:table-cell table:style-name="ce10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9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5">
            <text:p>{"L160/80/14": [{"shape_coords":[160,80,14,14,20,10,40,80],"shape_name":"LAngle","synonyms":["H160/80/14","L160/80/14","L160x80x14","L160x8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100/10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string" table:style-name="ce13">
            <text:p>17</text:p>
          </table:table-cell>
          <table:table-cell office:value-type="string" table:style-name="ce13">
            <text:p>8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0</text:p>
          </table:table-cell>
          <table:table-cell office:value-type="string" table:style-name="ce12">
            <text:p>L200/100/10</text:p>
          </table:table-cell>
          <table:table-cell office:value-type="string" table:style-name="ce12">
            <text:p>L200x100x10</text:p>
          </table:table-cell>
          <table:table-cell office:value-type="string" table:style-name="ce13">
            <text:p>L200x100x10</text:p>
          </table:table-cell>
          <table:table-cell table:style-name="ce10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9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5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100/12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2" table:style-name="ce12">
            <text:p>12</text:p>
          </table:table-cell>
          <table:table-cell office:value-type="float" office:value="12" table:style-name="ce12">
            <text:p>12</text:p>
          </table:table-cell>
          <table:table-cell office:value-type="string" table:style-name="ce13">
            <text:p>19</text:p>
          </table:table-cell>
          <table:table-cell office:value-type="string" table:style-name="ce13">
            <text:p>9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2</text:p>
          </table:table-cell>
          <table:table-cell office:value-type="string" table:style-name="ce12">
            <text:p>L200/100/12</text:p>
          </table:table-cell>
          <table:table-cell office:value-type="string" table:style-name="ce12">
            <text:p>L200x100x12</text:p>
          </table:table-cell>
          <table:table-cell office:value-type="string" table:style-name="ce13">
            <text:p>L200x100x12</text:p>
          </table:table-cell>
          <table:table-cell table:style-name="ce10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9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5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100/14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string" table:style-name="ce13">
            <text:p>21</text:p>
          </table:table-cell>
          <table:table-cell office:value-type="string" table:style-name="ce13">
            <text:p>10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4</text:p>
          </table:table-cell>
          <table:table-cell office:value-type="string" table:style-name="ce12">
            <text:p>L200/100/14</text:p>
          </table:table-cell>
          <table:table-cell office:value-type="string" table:style-name="ce12">
            <text:p>L200x100x14</text:p>
          </table:table-cell>
          <table:table-cell office:value-type="string" table:style-name="ce13">
            <text:p>L200x100x14</text:p>
          </table:table-cell>
          <table:table-cell table:style-name="ce10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9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5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/>
        </table:table-row>
        <table:table-row table:style-name="ro3">
          <table:table-cell office:value-type="string" table:style-name="ce12">
            <text:p>L200/100/16</text:p>
          </table:table-cell>
          <table:table-cell office:value-type="float" office:value="200" table:style-name="ce12">
            <text:p>200</text:p>
          </table:table-cell>
          <table:table-cell office:value-type="float" office:value="100" table:style-name="ce12">
            <text:p>100</text:p>
          </table:table-cell>
          <table:table-cell office:value-type="float" office:value="16" table:style-name="ce12">
            <text:p>16</text:p>
          </table:table-cell>
          <table:table-cell office:value-type="float" office:value="16" table:style-name="ce12">
            <text:p>16</text:p>
          </table:table-cell>
          <table:table-cell office:value-type="string" table:style-name="ce13">
            <text:p>23</text:p>
          </table:table-cell>
          <table:table-cell office:value-type="string" table:style-name="ce13">
            <text:p>11.5</text:p>
          </table:table-cell>
          <table:table-cell office:value-type="float" office:value="50" table:style-name="ce13">
            <text:p>50</text:p>
          </table:table-cell>
          <table:table-cell office:value-type="float" office:value="100" table:style-name="ce13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12">
            <text:p>H200/100/16</text:p>
          </table:table-cell>
          <table:table-cell office:value-type="string" table:style-name="ce12">
            <text:p>L200/100/16</text:p>
          </table:table-cell>
          <table:table-cell office:value-type="string" table:style-name="ce12">
            <text:p>L200x100x16</text:p>
          </table:table-cell>
          <table:table-cell office:value-type="string" table:style-name="ce13">
            <text:p>L200x100x16</text:p>
          </table:table-cell>
          <table:table-cell table:style-name="ce10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9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5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3">
          <table:table-cell table:number-columns-repeated="5" table:style-name="ce10"/>
          <table:table-cell office:value-type="string" table:style-name="ce10">
            <text:p>BOVENSTAANDE CONTROLEREN</text:p>
          </table:table-cell>
          <table:table-cell table:number-columns-repeated="16378" table:style-name="ce10"/>
        </table:table-row>
        <table:table-row table:style-name="ro3">
          <table:table-cell table:number-columns-repeated="5" table:style-name="ce10"/>
          <table:table-cell office:value-type="string" table:style-name="ce10">
            <text:p>KLOPT GEEN BIET VAN</text:p>
          </table:table-cell>
          <table:table-cell table:number-columns-repeated="16378" table:style-name="ce10"/>
        </table:table-row>
        <table:table-row table:number-rows-repeated="1048401" table:style-name="ro5">
          <table:table-cell table:number-columns-repeated="16384"/>
        </table:table-row>
      </table:table>
      <table:table table:name="Round" table:style-name="ta2">
        <table:table-column table:style-name="co26" table:default-cell-style-name="ce16"/>
        <table:table-column table:style-name="co27" table:number-columns-repeated="2" table:default-cell-style-name="ce16"/>
        <table:table-column table:style-name="co28" table:default-cell-style-name="ce16"/>
        <table:table-column table:style-name="co8" table:number-columns-repeated="16380" table:default-cell-style-name="ce16"/>
        <table:table-row table:style-name="ro1">
          <table:table-cell office:value-type="string" table:style-name="ce14">
            <text:p>Profilename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R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16379" table:style-name="ce16"/>
        </table:table-row>
        <table:table-row table:style-name="ro1">
          <table:table-cell table:style-name="ce14"/>
          <table:table-cell office:value-type="string" table:style-name="ce16">
            <text:p>[mm]</text:p>
          </table:table-cell>
          <table:table-cell office:value-type="string" table:style-name="ce16">
            <text:p>[mm]</text:p>
          </table:table-cell>
          <table:table-cell table:style-name="ce15"/>
          <table:table-cell table:number-columns-repeated="16380" table:style-name="ce16"/>
        </table:table-row>
        <table:table-row table:style-name="ro1">
          <table:table-cell office:value-type="string" table:style-name="ce16">
            <text:p>R8<text:s/></text:p>
          </table:table-cell>
          <table:table-cell office:value-type="float" office:value="8" table:style-name="ce16">
            <text:p>8</text:p>
          </table:table-cell>
          <table:table-cell office:value-type="float" office:value="4" table:formula="of:=[.B3]/2" table:style-name="ce16">
            <text:p>4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8<text:s/></text:p>
          </table:table-cell>
          <table:table-cell office:value-type="string" table:style-name="ce16">
            <text:p>Rond 8<text:s/></text:p>
          </table:table-cell>
          <table:table-cell office:value-type="string" table:style-name="ce16">
            <text:p>Rond8<text:s/>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0</text:p>
          </table:table-cell>
          <table:table-cell office:value-type="float" office:value="10" table:style-name="ce16">
            <text:p>10</text:p>
          </table:table-cell>
          <table:table-cell office:value-type="float" office:value="5" table:formula="of:=[.B4]/2" table:style-name="ce16">
            <text:p>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0</text:p>
          </table:table-cell>
          <table:table-cell office:value-type="string" table:style-name="ce16">
            <text:p>Rond 10</text:p>
          </table:table-cell>
          <table:table-cell office:value-type="string" table:style-name="ce16">
            <text:p>Rond1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2</text:p>
          </table:table-cell>
          <table:table-cell office:value-type="float" office:value="12" table:style-name="ce16">
            <text:p>12</text:p>
          </table:table-cell>
          <table:table-cell office:value-type="float" office:value="6" table:formula="of:=[.B5]/2" table:style-name="ce16">
            <text:p>6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2</text:p>
          </table:table-cell>
          <table:table-cell office:value-type="string" table:style-name="ce16">
            <text:p>Rond 12</text:p>
          </table:table-cell>
          <table:table-cell office:value-type="string" table:style-name="ce16">
            <text:p>Rond1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4</text:p>
          </table:table-cell>
          <table:table-cell office:value-type="float" office:value="14" table:style-name="ce16">
            <text:p>14</text:p>
          </table:table-cell>
          <table:table-cell office:value-type="float" office:value="7" table:formula="of:=[.B6]/2" table:style-name="ce16">
            <text:p>7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4</text:p>
          </table:table-cell>
          <table:table-cell office:value-type="string" table:style-name="ce16">
            <text:p>Rond 14</text:p>
          </table:table-cell>
          <table:table-cell office:value-type="string" table:style-name="ce16">
            <text:p>Rond1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5</text:p>
          </table:table-cell>
          <table:table-cell office:value-type="float" office:value="15" table:style-name="ce16">
            <text:p>15</text:p>
          </table:table-cell>
          <table:table-cell office:value-type="float" office:value="7.5" table:formula="of:=[.B7]/2" table:style-name="ce16">
            <text:p>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5</text:p>
          </table:table-cell>
          <table:table-cell office:value-type="string" table:style-name="ce16">
            <text:p>Rond 15</text:p>
          </table:table-cell>
          <table:table-cell office:value-type="string" table:style-name="ce16">
            <text:p>Rond1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6</text:p>
          </table:table-cell>
          <table:table-cell office:value-type="float" office:value="16" table:style-name="ce16">
            <text:p>16</text:p>
          </table:table-cell>
          <table:table-cell office:value-type="float" office:value="8" table:formula="of:=[.B8]/2" table:style-name="ce16">
            <text:p>8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6</text:p>
          </table:table-cell>
          <table:table-cell office:value-type="string" table:style-name="ce16">
            <text:p>Rond 16</text:p>
          </table:table-cell>
          <table:table-cell office:value-type="string" table:style-name="ce16">
            <text:p>Rond16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8</text:p>
          </table:table-cell>
          <table:table-cell office:value-type="float" office:value="18" table:style-name="ce16">
            <text:p>18</text:p>
          </table:table-cell>
          <table:table-cell office:value-type="float" office:value="9" table:formula="of:=[.B9]/2" table:style-name="ce16">
            <text:p>9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8</text:p>
          </table:table-cell>
          <table:table-cell office:value-type="string" table:style-name="ce16">
            <text:p>Rond 18</text:p>
          </table:table-cell>
          <table:table-cell office:value-type="string" table:style-name="ce16">
            <text:p>Rond1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9</text:p>
          </table:table-cell>
          <table:table-cell office:value-type="float" office:value="19" table:style-name="ce16">
            <text:p>19</text:p>
          </table:table-cell>
          <table:table-cell office:value-type="float" office:value="9.5" table:formula="of:=[.B10]/2" table:style-name="ce16">
            <text:p>9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9</text:p>
          </table:table-cell>
          <table:table-cell office:value-type="string" table:style-name="ce16">
            <text:p>Rond 19</text:p>
          </table:table-cell>
          <table:table-cell office:value-type="string" table:style-name="ce16">
            <text:p>Rond19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0</text:p>
          </table:table-cell>
          <table:table-cell office:value-type="float" office:value="20" table:style-name="ce16">
            <text:p>20</text:p>
          </table:table-cell>
          <table:table-cell office:value-type="float" office:value="10" table:formula="of:=[.B11]/2" table:style-name="ce16">
            <text:p>1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0</text:p>
          </table:table-cell>
          <table:table-cell office:value-type="string" table:style-name="ce16">
            <text:p>Rond 20</text:p>
          </table:table-cell>
          <table:table-cell office:value-type="string" table:style-name="ce16">
            <text:p>Rond2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2</text:p>
          </table:table-cell>
          <table:table-cell office:value-type="float" office:value="22" table:style-name="ce16">
            <text:p>22</text:p>
          </table:table-cell>
          <table:table-cell office:value-type="float" office:value="11" table:formula="of:=[.B12]/2" table:style-name="ce16">
            <text:p>11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2</text:p>
          </table:table-cell>
          <table:table-cell office:value-type="string" table:style-name="ce16">
            <text:p>Rond 22</text:p>
          </table:table-cell>
          <table:table-cell office:value-type="string" table:style-name="ce16">
            <text:p>Rond2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4</text:p>
          </table:table-cell>
          <table:table-cell office:value-type="float" office:value="24" table:style-name="ce16">
            <text:p>24</text:p>
          </table:table-cell>
          <table:table-cell office:value-type="float" office:value="12" table:formula="of:=[.B13]/2" table:style-name="ce16">
            <text:p>12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4</text:p>
          </table:table-cell>
          <table:table-cell office:value-type="string" table:style-name="ce16">
            <text:p>Rond 24</text:p>
          </table:table-cell>
          <table:table-cell office:value-type="string" table:style-name="ce16">
            <text:p>Rond2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5</text:p>
          </table:table-cell>
          <table:table-cell office:value-type="float" office:value="25" table:style-name="ce16">
            <text:p>25</text:p>
          </table:table-cell>
          <table:table-cell office:value-type="float" office:value="12.5" table:formula="of:=[.B14]/2" table:style-name="ce16">
            <text:p>1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5</text:p>
          </table:table-cell>
          <table:table-cell office:value-type="string" table:style-name="ce16">
            <text:p>Rond 25</text:p>
          </table:table-cell>
          <table:table-cell office:value-type="string" table:style-name="ce16">
            <text:p>Rond2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7</text:p>
          </table:table-cell>
          <table:table-cell office:value-type="float" office:value="27" table:style-name="ce16">
            <text:p>27</text:p>
          </table:table-cell>
          <table:table-cell office:value-type="float" office:value="13.5" table:formula="of:=[.B15]/2" table:style-name="ce16">
            <text:p>13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7</text:p>
          </table:table-cell>
          <table:table-cell office:value-type="string" table:style-name="ce16">
            <text:p>Rond 27</text:p>
          </table:table-cell>
          <table:table-cell office:value-type="string" table:style-name="ce16">
            <text:p>Rond27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28</text:p>
          </table:table-cell>
          <table:table-cell office:value-type="float" office:value="28" table:style-name="ce16">
            <text:p>28</text:p>
          </table:table-cell>
          <table:table-cell office:value-type="float" office:value="14" table:formula="of:=[.B16]/2" table:style-name="ce16">
            <text:p>14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28</text:p>
          </table:table-cell>
          <table:table-cell office:value-type="string" table:style-name="ce16">
            <text:p>Rond 28</text:p>
          </table:table-cell>
          <table:table-cell office:value-type="string" table:style-name="ce16">
            <text:p>Rond2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30</text:p>
          </table:table-cell>
          <table:table-cell office:value-type="float" office:value="30" table:style-name="ce16">
            <text:p>30</text:p>
          </table:table-cell>
          <table:table-cell office:value-type="float" office:value="15" table:formula="of:=[.B17]/2" table:style-name="ce16">
            <text:p>1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0</text:p>
          </table:table-cell>
          <table:table-cell office:value-type="string" table:style-name="ce16">
            <text:p>Rond 30</text:p>
          </table:table-cell>
          <table:table-cell office:value-type="string" table:style-name="ce16">
            <text:p>Rond3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31</text:p>
          </table:table-cell>
          <table:table-cell office:value-type="float" office:value="31" table:style-name="ce16">
            <text:p>31</text:p>
          </table:table-cell>
          <table:table-cell office:value-type="float" office:value="15.5" table:formula="of:=[.B18]/2" table:style-name="ce16">
            <text:p>15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1</text:p>
          </table:table-cell>
          <table:table-cell office:value-type="string" table:style-name="ce16">
            <text:p>Rond 31</text:p>
          </table:table-cell>
          <table:table-cell office:value-type="string" table:style-name="ce16">
            <text:p>Rond31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32</text:p>
          </table:table-cell>
          <table:table-cell office:value-type="float" office:value="32" table:style-name="ce16">
            <text:p>32</text:p>
          </table:table-cell>
          <table:table-cell office:value-type="float" office:value="16" table:formula="of:=[.B19]/2" table:style-name="ce16">
            <text:p>16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2</text:p>
          </table:table-cell>
          <table:table-cell office:value-type="string" table:style-name="ce16">
            <text:p>Rond 32</text:p>
          </table:table-cell>
          <table:table-cell office:value-type="string" table:style-name="ce16">
            <text:p>Rond32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35</text:p>
          </table:table-cell>
          <table:table-cell office:value-type="float" office:value="35" table:style-name="ce16">
            <text:p>35</text:p>
          </table:table-cell>
          <table:table-cell office:value-type="float" office:value="17.5" table:formula="of:=[.B20]/2" table:style-name="ce16">
            <text:p>1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5</text:p>
          </table:table-cell>
          <table:table-cell office:value-type="string" table:style-name="ce16">
            <text:p>Rond 35</text:p>
          </table:table-cell>
          <table:table-cell office:value-type="string" table:style-name="ce16">
            <text:p>Rond3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38</text:p>
          </table:table-cell>
          <table:table-cell office:value-type="float" office:value="38" table:style-name="ce16">
            <text:p>38</text:p>
          </table:table-cell>
          <table:table-cell office:value-type="float" office:value="19" table:formula="of:=[.B21]/2" table:style-name="ce16">
            <text:p>19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38</text:p>
          </table:table-cell>
          <table:table-cell office:value-type="string" table:style-name="ce16">
            <text:p>Rond 38</text:p>
          </table:table-cell>
          <table:table-cell office:value-type="string" table:style-name="ce16">
            <text:p>Rond38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40</text:p>
          </table:table-cell>
          <table:table-cell office:value-type="float" office:value="40" table:style-name="ce16">
            <text:p>40</text:p>
          </table:table-cell>
          <table:table-cell office:value-type="float" office:value="20" table:formula="of:=[.B22]/2" table:style-name="ce16">
            <text:p>2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40</text:p>
          </table:table-cell>
          <table:table-cell office:value-type="string" table:style-name="ce16">
            <text:p>Rond 40</text:p>
          </table:table-cell>
          <table:table-cell office:value-type="string" table:style-name="ce16">
            <text:p>Rond4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45</text:p>
          </table:table-cell>
          <table:table-cell office:value-type="float" office:value="45" table:style-name="ce16">
            <text:p>45</text:p>
          </table:table-cell>
          <table:table-cell office:value-type="float" office:value="22.5" table:formula="of:=[.B23]/2" table:style-name="ce16">
            <text:p>2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45</text:p>
          </table:table-cell>
          <table:table-cell office:value-type="string" table:style-name="ce16">
            <text:p>Rond 45</text:p>
          </table:table-cell>
          <table:table-cell office:value-type="string" table:style-name="ce16">
            <text:p>Rond4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50</text:p>
          </table:table-cell>
          <table:table-cell office:value-type="float" office:value="50" table:style-name="ce16">
            <text:p>50</text:p>
          </table:table-cell>
          <table:table-cell office:value-type="float" office:value="25" table:formula="of:=[.B24]/2" table:style-name="ce16">
            <text:p>2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50</text:p>
          </table:table-cell>
          <table:table-cell office:value-type="string" table:style-name="ce16">
            <text:p>Rond 50</text:p>
          </table:table-cell>
          <table:table-cell office:value-type="string" table:style-name="ce16">
            <text:p>Rond5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55</text:p>
          </table:table-cell>
          <table:table-cell office:value-type="float" office:value="55" table:style-name="ce16">
            <text:p>55</text:p>
          </table:table-cell>
          <table:table-cell office:value-type="float" office:value="27.5" table:formula="of:=[.B25]/2" table:style-name="ce16">
            <text:p>2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55</text:p>
          </table:table-cell>
          <table:table-cell office:value-type="string" table:style-name="ce16">
            <text:p>Rond 55</text:p>
          </table:table-cell>
          <table:table-cell office:value-type="string" table:style-name="ce16">
            <text:p>Rond5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60</text:p>
          </table:table-cell>
          <table:table-cell office:value-type="float" office:value="60" table:style-name="ce16">
            <text:p>60</text:p>
          </table:table-cell>
          <table:table-cell office:value-type="float" office:value="30" table:formula="of:=[.B26]/2" table:style-name="ce16">
            <text:p>3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60</text:p>
          </table:table-cell>
          <table:table-cell office:value-type="string" table:style-name="ce16">
            <text:p>Rond 60</text:p>
          </table:table-cell>
          <table:table-cell office:value-type="string" table:style-name="ce16">
            <text:p>Rond6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65</text:p>
          </table:table-cell>
          <table:table-cell office:value-type="float" office:value="65" table:style-name="ce16">
            <text:p>65</text:p>
          </table:table-cell>
          <table:table-cell office:value-type="float" office:value="32.5" table:formula="of:=[.B27]/2" table:style-name="ce16">
            <text:p>32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65</text:p>
          </table:table-cell>
          <table:table-cell office:value-type="string" table:style-name="ce16">
            <text:p>Rond 65</text:p>
          </table:table-cell>
          <table:table-cell office:value-type="string" table:style-name="ce16">
            <text:p>Rond6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70</text:p>
          </table:table-cell>
          <table:table-cell office:value-type="float" office:value="70" table:style-name="ce16">
            <text:p>70</text:p>
          </table:table-cell>
          <table:table-cell office:value-type="float" office:value="35" table:formula="of:=[.B28]/2" table:style-name="ce16">
            <text:p>3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70</text:p>
          </table:table-cell>
          <table:table-cell office:value-type="string" table:style-name="ce16">
            <text:p>Rond 70</text:p>
          </table:table-cell>
          <table:table-cell office:value-type="string" table:style-name="ce16">
            <text:p>Rond7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75</text:p>
          </table:table-cell>
          <table:table-cell office:value-type="float" office:value="75" table:style-name="ce16">
            <text:p>75</text:p>
          </table:table-cell>
          <table:table-cell office:value-type="float" office:value="37.5" table:formula="of:=[.B29]/2" table:style-name="ce16">
            <text:p>37,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75</text:p>
          </table:table-cell>
          <table:table-cell office:value-type="string" table:style-name="ce16">
            <text:p>Rond 75</text:p>
          </table:table-cell>
          <table:table-cell office:value-type="string" table:style-name="ce16">
            <text:p>Rond75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80</text:p>
          </table:table-cell>
          <table:table-cell office:value-type="float" office:value="80" table:style-name="ce16">
            <text:p>80</text:p>
          </table:table-cell>
          <table:table-cell office:value-type="float" office:value="40" table:formula="of:=[.B30]/2" table:style-name="ce16">
            <text:p>4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80</text:p>
          </table:table-cell>
          <table:table-cell office:value-type="string" table:style-name="ce16">
            <text:p>Rond 80</text:p>
          </table:table-cell>
          <table:table-cell office:value-type="string" table:style-name="ce16">
            <text:p>Rond8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90</text:p>
          </table:table-cell>
          <table:table-cell office:value-type="float" office:value="90" table:style-name="ce16">
            <text:p>90</text:p>
          </table:table-cell>
          <table:table-cell office:value-type="float" office:value="45" table:formula="of:=[.B31]/2" table:style-name="ce16">
            <text:p>45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90</text:p>
          </table:table-cell>
          <table:table-cell office:value-type="string" table:style-name="ce16">
            <text:p>Rond 90</text:p>
          </table:table-cell>
          <table:table-cell office:value-type="string" table:style-name="ce16">
            <text:p>Rond90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R100</text:p>
          </table:table-cell>
          <table:table-cell office:value-type="float" office:value="100" table:style-name="ce16">
            <text:p>100</text:p>
          </table:table-cell>
          <table:table-cell office:value-type="float" office:value="50" table:formula="of:=[.B32]/2" table:style-name="ce16">
            <text:p>50</text:p>
          </table:table-cell>
          <table:table-cell office:value-type="string" table:style-name="ce16">
            <text:p>Round</text:p>
          </table:table-cell>
          <table:table-cell office:value-type="string" table:style-name="ce16">
            <text:p>R100</text:p>
          </table:table-cell>
          <table:table-cell office:value-type="string" table:style-name="ce16">
            <text:p>Rond 100</text:p>
          </table:table-cell>
          <table:table-cell office:value-type="string" table:style-name="ce16">
            <text:p>Rond100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S80/15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ectangle]}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100/15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ectangle]}]</text:p>
          </table:table-cell>
          <table:table-cell table:number-columns-repeated="16380" table:style-name="ce1"/>
        </table:table-row>
        <table:table-row table:number-rows-repeated="1048570" table:style-name="ro5">
          <table:table-cell table:number-columns-repeated="16384"/>
        </table:table-row>
      </table:table>
      <table:table table:name="OVERAL_JSON" table:style-name="ta2">
        <table:table-column table:style-name="co8" table:number-columns-repeated="16384" table:default-cell-style-name="ce1"/>
        <table:table-row table:style-name="ro3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]}]}," table:formula="of:=['I-shape_parallel_flange'.M3]" table:style-name="ce1">
            <text:p>{"HEA100": [{"shape_coords":[96,100,5,8,12],"shape_name":"I-shape parallel flange","synonyms":["HEA100","HE100A","HEA 100"]}]},</text:p>
          </table:table-cell>
          <table:table-cell table:number-columns-repeated="16383"/>
        </table:table-row>
        <table:table-row table:style-name="ro3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]}]}," table:formula="of:=['I-shape_parallel_flange'.M4]" table:style-name="ce1">
            <text:p>{"HEA120": [{"shape_coords":[114,120,5,8,12],"shape_name":"I-shape parallel flange","synonyms":["HEA120","HE120A","HEA 120"]}]},</text:p>
          </table:table-cell>
          <table:table-cell table:number-columns-repeated="16383"/>
        </table:table-row>
        <table:table-row table:style-name="ro3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]}]}," table:formula="of:=['I-shape_parallel_flange'.M5]" table:style-name="ce1">
            <text:p>{"HEA140": [{"shape_coords":[133,140,5,5,8,5,12],"shape_name":"I-shape parallel flange","synonyms":["HEA140","HE140A","HEA 140"]}]},</text:p>
          </table:table-cell>
          <table:table-cell table:number-columns-repeated="16383"/>
        </table:table-row>
        <table:table-row table:style-name="ro3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]}]}," table:formula="of:=['I-shape_parallel_flange'.M6]" table:style-name="ce1">
            <text:p>{"HEA160": [{"shape_coords":[152,160,6,9,15],"shape_name":"I-shape parallel flange","synonyms":["HEA160","HE160A","HEA 160"]}]},</text:p>
          </table:table-cell>
          <table:table-cell table:number-columns-repeated="16383"/>
        </table:table-row>
        <table:table-row table:style-name="ro3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]}]}," table:formula="of:=['I-shape_parallel_flange'.M7]" table:style-name="ce1">
            <text:p>{"HEA180": [{"shape_coords":[171,180,6,9,5,15],"shape_name":"I-shape parallel flange","synonyms":["HEA180","HE180A","HEA 180"]}]},</text:p>
          </table:table-cell>
          <table:table-cell table:number-columns-repeated="16383"/>
        </table:table-row>
        <table:table-row table:style-name="ro3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]}]}," table:formula="of:=['I-shape_parallel_flange'.M8]" table:style-name="ce1">
            <text:p>{"HEA200": [{"shape_coords":[190,200,6,5,10,18],"shape_name":"I-shape parallel flange","synonyms":["HEA200","HE200A","HEA 200"]}]},</text:p>
          </table:table-cell>
          <table:table-cell table:number-columns-repeated="16383"/>
        </table:table-row>
        <table:table-row table:style-name="ro3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]}]}," table:formula="of:=['I-shape_parallel_flange'.M9]" table:style-name="ce1">
            <text:p>{"HEA220": [{"shape_coords":[210,220,7,11,18],"shape_name":"I-shape parallel flange","synonyms":["HEA220","HE220A","HEA 220"]}]},</text:p>
          </table:table-cell>
          <table:table-cell table:number-columns-repeated="16383"/>
        </table:table-row>
        <table:table-row table:style-name="ro3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]}]}," table:formula="of:=['I-shape_parallel_flange'.M10]" table:style-name="ce1">
            <text:p>{"HEA240": [{"shape_coords":[230,240,7,5,12,21],"shape_name":"I-shape parallel flange","synonyms":["HEA240","HE240A","HEA 240"]}]},</text:p>
          </table:table-cell>
          <table:table-cell table:number-columns-repeated="16383"/>
        </table:table-row>
        <table:table-row table:style-name="ro3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]}]}," table:formula="of:=['I-shape_parallel_flange'.M11]" table:style-name="ce1">
            <text:p>{"HEA260": [{"shape_coords":[250,260,7,5,12,5,24],"shape_name":"I-shape parallel flange","synonyms":["HEA260","HE260A","HEA 260"]}]},</text:p>
          </table:table-cell>
          <table:table-cell table:number-columns-repeated="16383"/>
        </table:table-row>
        <table:table-row table:style-name="ro3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]}]}," table:formula="of:=['I-shape_parallel_flange'.M12]" table:style-name="ce1">
            <text:p>{"HEA280": [{"shape_coords":[270,280,8,13,24],"shape_name":"I-shape parallel flange","synonyms":["HEA280","HE280A","HEA 280"]}]},</text:p>
          </table:table-cell>
          <table:table-cell table:number-columns-repeated="16383"/>
        </table:table-row>
        <table:table-row table:style-name="ro3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]}]}," table:formula="of:=['I-shape_parallel_flange'.M13]" table:style-name="ce1">
            <text:p>{"HEA300": [{"shape_coords":[290,300,8,5,14,27],"shape_name":"I-shape parallel flange","synonyms":["HEA300","HE300A","HEA 300"]}]},</text:p>
          </table:table-cell>
          <table:table-cell table:number-columns-repeated="16383"/>
        </table:table-row>
        <table:table-row table:style-name="ro3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]}]}," table:formula="of:=['I-shape_parallel_flange'.M14]" table:style-name="ce1">
            <text:p>{"HEA320": [{"shape_coords":[310,300,9,15,5,27],"shape_name":"I-shape parallel flange","synonyms":["HEA320","HE320A","HEA 320"]}]},</text:p>
          </table:table-cell>
          <table:table-cell table:number-columns-repeated="16383"/>
        </table:table-row>
        <table:table-row table:style-name="ro3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]}]}," table:formula="of:=['I-shape_parallel_flange'.M15]" table:style-name="ce1">
            <text:p>{"HEA340": [{"shape_coords":[330,300,9,5,16,5,27],"shape_name":"I-shape parallel flange","synonyms":["HEA340","HE340A","HEA 340"]}]},</text:p>
          </table:table-cell>
          <table:table-cell table:number-columns-repeated="16383"/>
        </table:table-row>
        <table:table-row table:style-name="ro3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]}]}," table:formula="of:=['I-shape_parallel_flange'.M16]" table:style-name="ce1">
            <text:p>{"HEA360": [{"shape_coords":[350,300,10,17,5,27],"shape_name":"I-shape parallel flange","synonyms":["HEA360","HE360A","HEA 360"]}]},</text:p>
          </table:table-cell>
          <table:table-cell table:number-columns-repeated="16383"/>
        </table:table-row>
        <table:table-row table:style-name="ro3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]}]}," table:formula="of:=['I-shape_parallel_flange'.M17]" table:style-name="ce1">
            <text:p>{"HEA400": [{"shape_coords":[390,300,11,19,27],"shape_name":"I-shape parallel flange","synonyms":["HEA400","HE400A","HEA 400"]}]},</text:p>
          </table:table-cell>
          <table:table-cell table:number-columns-repeated="16383"/>
        </table:table-row>
        <table:table-row table:style-name="ro3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]}]}," table:formula="of:=['I-shape_parallel_flange'.M18]" table:style-name="ce1">
            <text:p>{"HEA450": [{"shape_coords":[440,300,11,5,21,27],"shape_name":"I-shape parallel flange","synonyms":["HEA450","HE450A","HEA 450"]}]},</text:p>
          </table:table-cell>
          <table:table-cell table:number-columns-repeated="16383"/>
        </table:table-row>
        <table:table-row table:style-name="ro3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]}]}," table:formula="of:=['I-shape_parallel_flange'.M19]" table:style-name="ce1">
            <text:p>{"HEA500": [{"shape_coords":[490,300,12,23,27],"shape_name":"I-shape parallel flange","synonyms":["HEA500","HE500A","HEA 500"]}]},</text:p>
          </table:table-cell>
          <table:table-cell table:number-columns-repeated="16383"/>
        </table:table-row>
        <table:table-row table:style-name="ro3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]}]}," table:formula="of:=['I-shape_parallel_flange'.M20]" table:style-name="ce1">
            <text:p>{"HEA550": [{"shape_coords":[540,300,12,5,24,27],"shape_name":"I-shape parallel flange","synonyms":["HEA550","HE550A","HEA 550"]}]},</text:p>
          </table:table-cell>
          <table:table-cell table:number-columns-repeated="16383"/>
        </table:table-row>
        <table:table-row table:style-name="ro3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]}]}," table:formula="of:=['I-shape_parallel_flange'.M21]" table:style-name="ce1">
            <text:p>{"HEA600": [{"shape_coords":[590,300,13,25,27],"shape_name":"I-shape parallel flange","synonyms":["HEA600","HE600A","HEA 600"]}]},</text:p>
          </table:table-cell>
          <table:table-cell table:number-columns-repeated="16383"/>
        </table:table-row>
        <table:table-row table:style-name="ro3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]}]}," table:formula="of:=['I-shape_parallel_flange'.M22]" table:style-name="ce1">
            <text:p>{"HEA650": [{"shape_coords":[640,300,13,5,26,27],"shape_name":"I-shape parallel flange","synonyms":["HEA650","HE650A","HEA 650"]}]},</text:p>
          </table:table-cell>
          <table:table-cell table:number-columns-repeated="16383"/>
        </table:table-row>
        <table:table-row table:style-name="ro3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]}]}," table:formula="of:=['I-shape_parallel_flange'.M23]" table:style-name="ce1">
            <text:p>{"HEA700": [{"shape_coords":[690,300,14,5,27,27],"shape_name":"I-shape parallel flange","synonyms":["HEA700","HE700A","HEA 700"]}]},</text:p>
          </table:table-cell>
          <table:table-cell table:number-columns-repeated="16383"/>
        </table:table-row>
        <table:table-row table:style-name="ro3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]}]}," table:formula="of:=['I-shape_parallel_flange'.M24]" table:style-name="ce1">
            <text:p>{"HEA800": [{"shape_coords":[790,300,15,28,30],"shape_name":"I-shape parallel flange","synonyms":["HEA800","HE800A","HEA 800"]}]},</text:p>
          </table:table-cell>
          <table:table-cell table:number-columns-repeated="16383"/>
        </table:table-row>
        <table:table-row table:style-name="ro3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]}]}," table:formula="of:=['I-shape_parallel_flange'.M25]" table:style-name="ce1">
            <text:p>{"HEA900": [{"shape_coords":[890,300,16,30,30],"shape_name":"I-shape parallel flange","synonyms":["HEA900","HE900A","HEA 900"]}]},</text:p>
          </table:table-cell>
          <table:table-cell table:number-columns-repeated="16383"/>
        </table:table-row>
        <table:table-row table:style-name="ro3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]}]}," table:formula="of:=['I-shape_parallel_flange'.M26]" table:style-name="ce1">
            <text:p>{"HEA1000": [{"shape_coords":[990,300,16,5,31,30],"shape_name":"I-shape parallel flange","synonyms":["HEA1000","HE1000A","HEA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]}]}," table:formula="of:=['I-shape_parallel_flange'.M27]" table:style-name="ce1">
            <text:p>{"HEB100": [{"shape_coords":[100,100,6,10,12],"shape_name":"I-shape parallel flange","synonyms":["HEB100","HE100B","HEB 100"]}]},</text:p>
          </table:table-cell>
          <table:table-cell table:number-columns-repeated="16383"/>
        </table:table-row>
        <table:table-row table:style-name="ro3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]}]}," table:formula="of:=['I-shape_parallel_flange'.M28]" table:style-name="ce1">
            <text:p>{"HEB120": [{"shape_coords":[120,120,6,5,11,12],"shape_name":"I-shape parallel flange","synonyms":["HEB120","HE120B","HEB 120"]}]},</text:p>
          </table:table-cell>
          <table:table-cell table:number-columns-repeated="16383"/>
        </table:table-row>
        <table:table-row table:style-name="ro3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]}]}," table:formula="of:=['I-shape_parallel_flange'.M29]" table:style-name="ce1">
            <text:p>{"HEB140": [{"shape_coords":[140,140,7,12,12],"shape_name":"I-shape parallel flange","synonyms":["HEB140","HE140B","HEB 140"]}]},</text:p>
          </table:table-cell>
          <table:table-cell table:number-columns-repeated="16383"/>
        </table:table-row>
        <table:table-row table:style-name="ro3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]}]}," table:formula="of:=['I-shape_parallel_flange'.M30]" table:style-name="ce1">
            <text:p>{"HEB160": [{"shape_coords":[160,160,8,13,15],"shape_name":"I-shape parallel flange","synonyms":["HEB160","HE160B","HEB 160"]}]},</text:p>
          </table:table-cell>
          <table:table-cell table:number-columns-repeated="16383"/>
        </table:table-row>
        <table:table-row table:style-name="ro3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]}]}," table:formula="of:=['I-shape_parallel_flange'.M31]" table:style-name="ce1">
            <text:p>{"HEB180": [{"shape_coords":[180,180,8,5,14,15],"shape_name":"I-shape parallel flange","synonyms":["HEB180","HE180B","HEB 180"]}]},</text:p>
          </table:table-cell>
          <table:table-cell table:number-columns-repeated="16383"/>
        </table:table-row>
        <table:table-row table:style-name="ro3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]}]}," table:formula="of:=['I-shape_parallel_flange'.M32]" table:style-name="ce1">
            <text:p>{"HEB200": [{"shape_coords":[200,200,9,15,18],"shape_name":"I-shape parallel flange","synonyms":["HEB200","HE200B","HEB 200"]}]},</text:p>
          </table:table-cell>
          <table:table-cell table:number-columns-repeated="16383"/>
        </table:table-row>
        <table:table-row table:style-name="ro3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]}]}," table:formula="of:=['I-shape_parallel_flange'.M33]" table:style-name="ce1">
            <text:p>{"HEB220": [{"shape_coords":[220,220,9,5,16,18],"shape_name":"I-shape parallel flange","synonyms":["HEB220","HE220B","HEB 220"]}]},</text:p>
          </table:table-cell>
          <table:table-cell table:number-columns-repeated="16383"/>
        </table:table-row>
        <table:table-row table:style-name="ro3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]}]}," table:formula="of:=['I-shape_parallel_flange'.M34]" table:style-name="ce1">
            <text:p>{"HEB240": [{"shape_coords":[240,240,10,17,21],"shape_name":"I-shape parallel flange","synonyms":["HEB240","HE240B","HEB 240"]}]},</text:p>
          </table:table-cell>
          <table:table-cell table:number-columns-repeated="16383"/>
        </table:table-row>
        <table:table-row table:style-name="ro3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]}]}," table:formula="of:=['I-shape_parallel_flange'.M35]" table:style-name="ce1">
            <text:p>{"HEB260": [{"shape_coords":[260,260,10,17,5,24],"shape_name":"I-shape parallel flange","synonyms":["HEB260","HE260B","HEB 260"]}]},</text:p>
          </table:table-cell>
          <table:table-cell table:number-columns-repeated="16383"/>
        </table:table-row>
        <table:table-row table:style-name="ro3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]}]}," table:formula="of:=['I-shape_parallel_flange'.M36]" table:style-name="ce1">
            <text:p>{"HEB280": [{"shape_coords":[280,280,10,5,18,24],"shape_name":"I-shape parallel flange","synonyms":["HEB280","HE280B","HEB 280"]}]},</text:p>
          </table:table-cell>
          <table:table-cell table:number-columns-repeated="16383"/>
        </table:table-row>
        <table:table-row table:style-name="ro3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]}]}," table:formula="of:=['I-shape_parallel_flange'.M37]" table:style-name="ce1">
            <text:p>{"HEB300": [{"shape_coords":[300,300,11,19,27],"shape_name":"I-shape parallel flange","synonyms":["HEB300","HE300B","HEB 300"]}]},</text:p>
          </table:table-cell>
          <table:table-cell table:number-columns-repeated="16383"/>
        </table:table-row>
        <table:table-row table:style-name="ro3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]}]}," table:formula="of:=['I-shape_parallel_flange'.M38]" table:style-name="ce1">
            <text:p>{"HEB320": [{"shape_coords":[320,300,11,5,20,5,27],"shape_name":"I-shape parallel flange","synonyms":["HEB320","HE320B","HEB 320"]}]},</text:p>
          </table:table-cell>
          <table:table-cell table:number-columns-repeated="16383"/>
        </table:table-row>
        <table:table-row table:style-name="ro3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]}]}," table:formula="of:=['I-shape_parallel_flange'.M39]" table:style-name="ce1">
            <text:p>{"HEB340": [{"shape_coords":[340,300,12,21,5,27],"shape_name":"I-shape parallel flange","synonyms":["HEB340","HE340B","HEB 340"]}]},</text:p>
          </table:table-cell>
          <table:table-cell table:number-columns-repeated="16383"/>
        </table:table-row>
        <table:table-row table:style-name="ro3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]}]}," table:formula="of:=['I-shape_parallel_flange'.M40]" table:style-name="ce1">
            <text:p>{"HEB360": [{"shape_coords":[360,300,12,5,22,5,27],"shape_name":"I-shape parallel flange","synonyms":["HEB360","HE360B","HEB 360"]}]},</text:p>
          </table:table-cell>
          <table:table-cell table:number-columns-repeated="16383"/>
        </table:table-row>
        <table:table-row table:style-name="ro3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]}]}," table:formula="of:=['I-shape_parallel_flange'.M41]" table:style-name="ce1">
            <text:p>{"HEB400": [{"shape_coords":[400,300,13,5,24,27],"shape_name":"I-shape parallel flange","synonyms":["HEB400","HE400B","HEB 400"]}]},</text:p>
          </table:table-cell>
          <table:table-cell table:number-columns-repeated="16383"/>
        </table:table-row>
        <table:table-row table:style-name="ro3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]}]}," table:formula="of:=['I-shape_parallel_flange'.M42]" table:style-name="ce1">
            <text:p>{"HEB450": [{"shape_coords":[450,300,14,26,27],"shape_name":"I-shape parallel flange","synonyms":["HEB450","HE450B","HEB 450"]}]},</text:p>
          </table:table-cell>
          <table:table-cell table:number-columns-repeated="16383"/>
        </table:table-row>
        <table:table-row table:style-name="ro3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]}]}," table:formula="of:=['I-shape_parallel_flange'.M43]" table:style-name="ce1">
            <text:p>{"HEB500": [{"shape_coords":[500,300,14,5,28,27],"shape_name":"I-shape parallel flange","synonyms":["HEB500","HE500B","HEB 500"]}]},</text:p>
          </table:table-cell>
          <table:table-cell table:number-columns-repeated="16383"/>
        </table:table-row>
        <table:table-row table:style-name="ro3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]}]}," table:formula="of:=['I-shape_parallel_flange'.M44]" table:style-name="ce1">
            <text:p>{"HEB550": [{"shape_coords":[550,300,15,29,27],"shape_name":"I-shape parallel flange","synonyms":["HEB550","HE550B","HEB 550"]}]},</text:p>
          </table:table-cell>
          <table:table-cell table:number-columns-repeated="16383"/>
        </table:table-row>
        <table:table-row table:style-name="ro3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]}]}," table:formula="of:=['I-shape_parallel_flange'.M45]" table:style-name="ce1">
            <text:p>{"HEB600": [{"shape_coords":[600,300,15,5,30,27],"shape_name":"I-shape parallel flange","synonyms":["HEB600","HE600B","HEB 600"]}]},</text:p>
          </table:table-cell>
          <table:table-cell table:number-columns-repeated="16383"/>
        </table:table-row>
        <table:table-row table:style-name="ro3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]}]}," table:formula="of:=['I-shape_parallel_flange'.M46]" table:style-name="ce1">
            <text:p>{"HEB650": [{"shape_coords":[650,300,16,31,27],"shape_name":"I-shape parallel flange","synonyms":["HEB650","HE650B","HEB 650"]}]},</text:p>
          </table:table-cell>
          <table:table-cell table:number-columns-repeated="16383"/>
        </table:table-row>
        <table:table-row table:style-name="ro3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]}]}," table:formula="of:=['I-shape_parallel_flange'.M47]" table:style-name="ce1">
            <text:p>{"HEB700": [{"shape_coords":[700,300,17,32,27],"shape_name":"I-shape parallel flange","synonyms":["HEB700","HE700B","HEB 700"]}]},</text:p>
          </table:table-cell>
          <table:table-cell table:number-columns-repeated="16383"/>
        </table:table-row>
        <table:table-row table:style-name="ro3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]}]}," table:formula="of:=['I-shape_parallel_flange'.M48]" table:style-name="ce1">
            <text:p>{"HEB800": [{"shape_coords":[800,300,17,5,33,30],"shape_name":"I-shape parallel flange","synonyms":["HEB800","HE800B","HEB 800"]}]},</text:p>
          </table:table-cell>
          <table:table-cell table:number-columns-repeated="16383"/>
        </table:table-row>
        <table:table-row table:style-name="ro3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]}]}," table:formula="of:=['I-shape_parallel_flange'.M49]" table:style-name="ce1">
            <text:p>{"HEB900": [{"shape_coords":[900,300,18,5,35,30],"shape_name":"I-shape parallel flange","synonyms":["HEB900","HE900B","HEB 900"]}]},</text:p>
          </table:table-cell>
          <table:table-cell table:number-columns-repeated="16383"/>
        </table:table-row>
        <table:table-row table:style-name="ro3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]}]}," table:formula="of:=['I-shape_parallel_flange'.M50]" table:style-name="ce1">
            <text:p>{"HEB1000": [{"shape_coords":[1000,300,19,36,30],"shape_name":"I-shape parallel flange","synonyms":["HEB1000","HE1000B","HEB 10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]}]}," table:formula="of:=['I-shape_parallel_flange'.M51]" table:style-name="ce1">
            <text:p>{"HEM100": [{"shape_coords":[120,106,12,20,12],"shape_name":"I-shape parallel flange","synonyms":["HEM100","HE100M","HEM 100"]}]},</text:p>
          </table:table-cell>
          <table:table-cell table:number-columns-repeated="16383"/>
        </table:table-row>
        <table:table-row table:style-name="ro3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]}]}," table:formula="of:=['I-shape_parallel_flange'.M52]" table:style-name="ce1">
            <text:p>{"HEM120": [{"shape_coords":[140,126,12,5,21,12],"shape_name":"I-shape parallel flange","synonyms":["HEM120","HE120M","HEM 120"]}]},</text:p>
          </table:table-cell>
          <table:table-cell table:number-columns-repeated="16383"/>
        </table:table-row>
        <table:table-row table:style-name="ro3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]}]}," table:formula="of:=['I-shape_parallel_flange'.M53]" table:style-name="ce1">
            <text:p>{"HEM140": [{"shape_coords":[160,146,13,22,12],"shape_name":"I-shape parallel flange","synonyms":["HEM140","HE140M","HEM 140"]}]},</text:p>
          </table:table-cell>
          <table:table-cell table:number-columns-repeated="16383"/>
        </table:table-row>
        <table:table-row table:style-name="ro3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]}]}," table:formula="of:=['I-shape_parallel_flange'.M54]" table:style-name="ce1">
            <text:p>{"HEM160": [{"shape_coords":[180,166,14,23,15],"shape_name":"I-shape parallel flange","synonyms":["HEM160","HE160M","HEM 160"]}]},</text:p>
          </table:table-cell>
          <table:table-cell table:number-columns-repeated="16383"/>
        </table:table-row>
        <table:table-row table:style-name="ro3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]}]}," table:formula="of:=['I-shape_parallel_flange'.M55]" table:style-name="ce1">
            <text:p>{"HEM180": [{"shape_coords":[200,186,14,5,24,15],"shape_name":"I-shape parallel flange","synonyms":["HEM180","HE180M","HEM 180"]}]},</text:p>
          </table:table-cell>
          <table:table-cell table:number-columns-repeated="16383"/>
        </table:table-row>
        <table:table-row table:style-name="ro3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]}]}," table:formula="of:=['I-shape_parallel_flange'.M56]" table:style-name="ce1">
            <text:p>{"HEM200": [{"shape_coords":[220,206,15,25,18],"shape_name":"I-shape parallel flange","synonyms":["HEM200","HE200M","HEM 200"]}]},</text:p>
          </table:table-cell>
          <table:table-cell table:number-columns-repeated="16383"/>
        </table:table-row>
        <table:table-row table:style-name="ro3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]}]}," table:formula="of:=['I-shape_parallel_flange'.M57]" table:style-name="ce1">
            <text:p>{"HEM220": [{"shape_coords":[240,226,15,5,26,18],"shape_name":"I-shape parallel flange","synonyms":["HEM220","HE220M","HEM 220"]}]},</text:p>
          </table:table-cell>
          <table:table-cell table:number-columns-repeated="16383"/>
        </table:table-row>
        <table:table-row table:style-name="ro3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]}]}," table:formula="of:=['I-shape_parallel_flange'.M58]" table:style-name="ce1">
            <text:p>{"HEM240": [{"shape_coords":[270,248,18,32,21],"shape_name":"I-shape parallel flange","synonyms":["HEM240","HE240M","HEM 240"]}]},</text:p>
          </table:table-cell>
          <table:table-cell table:number-columns-repeated="16383"/>
        </table:table-row>
        <table:table-row table:style-name="ro3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]}]}," table:formula="of:=['I-shape_parallel_flange'.M59]" table:style-name="ce1">
            <text:p>{"HEM260": [{"shape_coords":[290,268,18,32,5,24],"shape_name":"I-shape parallel flange","synonyms":["HEM260","HE260M","HEM 260"]}]},</text:p>
          </table:table-cell>
          <table:table-cell table:number-columns-repeated="16383"/>
        </table:table-row>
        <table:table-row table:style-name="ro3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]}]}," table:formula="of:=['I-shape_parallel_flange'.M60]" table:style-name="ce1">
            <text:p>{"HEM280": [{"shape_coords":[310,288,18,5,33,24],"shape_name":"I-shape parallel flange","synonyms":["HEM280","HE280M","HEM 280"]}]},</text:p>
          </table:table-cell>
          <table:table-cell table:number-columns-repeated="16383"/>
        </table:table-row>
        <table:table-row table:style-name="ro3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]}]}," table:formula="of:=['I-shape_parallel_flange'.M61]" table:style-name="ce1">
            <text:p>{"HEM300": [{"shape_coords":[340,310,21,39,27],"shape_name":"I-shape parallel flange","synonyms":["HEM300","HE300M","HEM 300"]}]},</text:p>
          </table:table-cell>
          <table:table-cell table:number-columns-repeated="16383"/>
        </table:table-row>
        <table:table-row table:style-name="ro3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]}]}," table:formula="of:=['I-shape_parallel_flange'.M62]" table:style-name="ce1">
            <text:p>{"HEM320": [{"shape_coords":[359,309,21,40,27],"shape_name":"I-shape parallel flange","synonyms":["HEM320","HE320M","HEM 320"]}]},</text:p>
          </table:table-cell>
          <table:table-cell table:number-columns-repeated="16383"/>
        </table:table-row>
        <table:table-row table:style-name="ro3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]}]}," table:formula="of:=['I-shape_parallel_flange'.M63]" table:style-name="ce1">
            <text:p>{"HEM340": [{"shape_coords":[377,309,21,40,27],"shape_name":"I-shape parallel flange","synonyms":["HEM340","HE340M","HEM 340"]}]},</text:p>
          </table:table-cell>
          <table:table-cell table:number-columns-repeated="16383"/>
        </table:table-row>
        <table:table-row table:style-name="ro3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]}]}," table:formula="of:=['I-shape_parallel_flange'.M64]" table:style-name="ce1">
            <text:p>{"HEM360": [{"shape_coords":[395,308,21,40,27],"shape_name":"I-shape parallel flange","synonyms":["HEM360","HE360M","HEM 360"]}]},</text:p>
          </table:table-cell>
          <table:table-cell table:number-columns-repeated="16383"/>
        </table:table-row>
        <table:table-row table:style-name="ro3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]}]}," table:formula="of:=['I-shape_parallel_flange'.M65]" table:style-name="ce1">
            <text:p>{"HEM400": [{"shape_coords":[432,307,21,40,27],"shape_name":"I-shape parallel flange","synonyms":["HEM400","HE400M","HEM 400"]}]},</text:p>
          </table:table-cell>
          <table:table-cell table:number-columns-repeated="16383"/>
        </table:table-row>
        <table:table-row table:style-name="ro3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]}]}," table:formula="of:=['I-shape_parallel_flange'.M66]" table:style-name="ce1">
            <text:p>{"HEM450": [{"shape_coords":[478,307,21,40,27],"shape_name":"I-shape parallel flange","synonyms":["HEM450","HE450M","HEM 450"]}]},</text:p>
          </table:table-cell>
          <table:table-cell table:number-columns-repeated="16383"/>
        </table:table-row>
        <table:table-row table:style-name="ro3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]}]}," table:formula="of:=['I-shape_parallel_flange'.M67]" table:style-name="ce1">
            <text:p>{"HEM500": [{"shape_coords":[524,306,21,40,27],"shape_name":"I-shape parallel flange","synonyms":["HEM500","HE500M","HEM 500"]}]},</text:p>
          </table:table-cell>
          <table:table-cell table:number-columns-repeated="16383"/>
        </table:table-row>
        <table:table-row table:style-name="ro3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]}]}," table:formula="of:=['I-shape_parallel_flange'.M68]" table:style-name="ce1">
            <text:p>{"HEM550": [{"shape_coords":[572,306,21,40,27],"shape_name":"I-shape parallel flange","synonyms":["HEM550","HE550M","HEM 550"]}]},</text:p>
          </table:table-cell>
          <table:table-cell table:number-columns-repeated="16383"/>
        </table:table-row>
        <table:table-row table:style-name="ro3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]}]}," table:formula="of:=['I-shape_parallel_flange'.M69]" table:style-name="ce1">
            <text:p>{"HEM600": [{"shape_coords":[620,305,21,40,27],"shape_name":"I-shape parallel flange","synonyms":["HEM600","HE600M","HEM 600"]}]},</text:p>
          </table:table-cell>
          <table:table-cell table:number-columns-repeated="16383"/>
        </table:table-row>
        <table:table-row table:style-name="ro3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]}]}," table:formula="of:=['I-shape_parallel_flange'.M70]" table:style-name="ce1">
            <text:p>{"HEM650": [{"shape_coords":[668,305,21,40,27],"shape_name":"I-shape parallel flange","synonyms":["HEM650","HE650M","HEM 650"]}]},</text:p>
          </table:table-cell>
          <table:table-cell table:number-columns-repeated="16383"/>
        </table:table-row>
        <table:table-row table:style-name="ro3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]}]}," table:formula="of:=['I-shape_parallel_flange'.M71]" table:style-name="ce1">
            <text:p>{"HEM700": [{"shape_coords":[716,304,21,40,27],"shape_name":"I-shape parallel flange","synonyms":["HEM700","HE700M","HEM 700"]}]},</text:p>
          </table:table-cell>
          <table:table-cell table:number-columns-repeated="16383"/>
        </table:table-row>
        <table:table-row table:style-name="ro3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]}]}," table:formula="of:=['I-shape_parallel_flange'.M72]" table:style-name="ce1">
            <text:p>{"HEM800": [{"shape_coords":[814,303,21,40,30],"shape_name":"I-shape parallel flange","synonyms":["HEM800","HE800M","HEM 800"]}]},</text:p>
          </table:table-cell>
          <table:table-cell table:number-columns-repeated="16383"/>
        </table:table-row>
        <table:table-row table:style-name="ro3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]}]}," table:formula="of:=['I-shape_parallel_flange'.M73]" table:style-name="ce1">
            <text:p>{"HEM900": [{"shape_coords":[910,302,21,40,30],"shape_name":"I-shape parallel flange","synonyms":["HEM900","HE900M","HEM 900"]}]},</text:p>
          </table:table-cell>
          <table:table-cell table:number-columns-repeated="16383"/>
        </table:table-row>
        <table:table-row table:style-name="ro3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]}]}," table:formula="of:=['I-shape_parallel_flange'.M74]" table:style-name="ce1">
            <text:p>{"HEM1000": [{"shape_coords":[1008,302,21,40,30],"shape_name":"I-shape parallel flange","synonyms":["HEM1000","HE1000M","HEM 1000"]}]},</text:p>
          </table:table-cell>
          <table:table-cell table:number-columns-repeated="16383"/>
        </table:table-row>
        <table:table-row table:style-name="ro3">
          <table:table-cell office:value-type="string" office:string-value="{&quot;IPE80&quot;: [{&quot;shape_coords&quot;:[80,46,3,8,5.2,5],&quot;shape_name&quot;:&quot;I-shape parallel flange&quot;,&quot;synonyms&quot;:[&quot;IPE80&quot;,&quot;IPE 80&quot;,&quot;ipe 80&quot;]}]}," table:formula="of:=['I-shape_parallel_flange'.M75]" table:style-name="ce1">
            <text:p>{"IPE80": [{"shape_coords":[80,46,3,8,5.2,5],"shape_name":"I-shape parallel flange","synonyms":["IPE80","IPE 80","ipe 80"]}]},</text:p>
          </table:table-cell>
          <table:table-cell table:number-columns-repeated="16383"/>
        </table:table-row>
        <table:table-row table:style-name="ro3">
          <table:table-cell office:value-type="string" office:string-value="{&quot;IPE100&quot;: [{&quot;shape_coords&quot;:[100,55,4.1,5.7,7],&quot;shape_name&quot;:&quot;I-shape parallel flange&quot;,&quot;synonyms&quot;:[&quot;IPE100&quot;,&quot;IPE 100&quot;,&quot;ipe 100&quot;]}]}," table:formula="of:=['I-shape_parallel_flange'.M76]" table:style-name="ce1">
            <text:p>{"IPE100": [{"shape_coords":[100,55,4.1,5.7,7],"shape_name":"I-shape parallel flange","synonyms":["IPE100","IPE 100","ipe 100"]}]},</text:p>
          </table:table-cell>
          <table:table-cell table:number-columns-repeated="16383"/>
        </table:table-row>
        <table:table-row table:style-name="ro3">
          <table:table-cell office:value-type="string" office:string-value="{&quot;IPE120&quot;: [{&quot;shape_coords&quot;:[120,64,4.4,6.3,7],&quot;shape_name&quot;:&quot;I-shape parallel flange&quot;,&quot;synonyms&quot;:[&quot;IPE120&quot;,&quot;IPE 120&quot;,&quot;ipe 120&quot;]}]}," table:formula="of:=['I-shape_parallel_flange'.M77]" table:style-name="ce1">
            <text:p>{"IPE120": [{"shape_coords":[120,64,4.4,6.3,7],"shape_name":"I-shape parallel flange","synonyms":["IPE120","IPE 120","ipe 120"]}]},</text:p>
          </table:table-cell>
          <table:table-cell table:number-columns-repeated="16383"/>
        </table:table-row>
        <table:table-row table:style-name="ro3">
          <table:table-cell office:value-type="string" office:string-value="{&quot;IPE140&quot;: [{&quot;shape_coords&quot;:[140,73,4.7,6.9,7],&quot;shape_name&quot;:&quot;I-shape parallel flange&quot;,&quot;synonyms&quot;:[&quot;IPE140&quot;,&quot;IPE 140&quot;,&quot;ipe 140&quot;]}]}," table:formula="of:=['I-shape_parallel_flange'.M78]" table:style-name="ce1">
            <text:p>{"IPE140": [{"shape_coords":[140,73,4.7,6.9,7],"shape_name":"I-shape parallel flange","synonyms":["IPE140","IPE 140","ipe 140"]}]},</text:p>
          </table:table-cell>
          <table:table-cell table:number-columns-repeated="16383"/>
        </table:table-row>
        <table:table-row table:style-name="ro3">
          <table:table-cell office:value-type="string" office:string-value="{&quot;IPE160&quot;: [{&quot;shape_coords&quot;:[160,82,5,7.4,9],&quot;shape_name&quot;:&quot;I-shape parallel flange&quot;,&quot;synonyms&quot;:[&quot;IPE160&quot;,&quot;IPE 160&quot;,&quot;ipe 160&quot;]}]}," table:formula="of:=['I-shape_parallel_flange'.M79]" table:style-name="ce1">
            <text:p>{"IPE160": [{"shape_coords":[160,82,5,7.4,9],"shape_name":"I-shape parallel flange","synonyms":["IPE160","IPE 160","ipe 160"]}]},</text:p>
          </table:table-cell>
          <table:table-cell table:number-columns-repeated="16383"/>
        </table:table-row>
        <table:table-row table:style-name="ro3">
          <table:table-cell office:value-type="string" office:string-value="{&quot;IPE180&quot;: [{&quot;shape_coords&quot;:[180,91,5.3,8,9],&quot;shape_name&quot;:&quot;I-shape parallel flange&quot;,&quot;synonyms&quot;:[&quot;IPE180&quot;,&quot;IPE 180&quot;,&quot;ipe 180&quot;]}]}," table:formula="of:=['I-shape_parallel_flange'.M80]" table:style-name="ce1">
            <text:p>{"IPE180": [{"shape_coords":[180,91,5.3,8,9],"shape_name":"I-shape parallel flange","synonyms":["IPE180","IPE 180","ipe 180"]}]},</text:p>
          </table:table-cell>
          <table:table-cell table:number-columns-repeated="16383"/>
        </table:table-row>
        <table:table-row table:style-name="ro3">
          <table:table-cell office:value-type="string" office:string-value="{&quot;IPE200&quot;: [{&quot;shape_coords&quot;:[200,100,5.6,8.5,12],&quot;shape_name&quot;:&quot;I-shape parallel flange&quot;,&quot;synonyms&quot;:[&quot;IPE200&quot;,&quot;IPE 200&quot;,&quot;ipe 200&quot;]}]}," table:formula="of:=['I-shape_parallel_flange'.M81]" table:style-name="ce1">
            <text:p>{"IPE200": [{"shape_coords":[200,100,5.6,8.5,12],"shape_name":"I-shape parallel flange","synonyms":["IPE200","IPE 200","ipe 200"]}]},</text:p>
          </table:table-cell>
          <table:table-cell table:number-columns-repeated="16383"/>
        </table:table-row>
        <table:table-row table:style-name="ro3">
          <table:table-cell office:value-type="string" office:string-value="{&quot;IPE220&quot;: [{&quot;shape_coords&quot;:[220,110,5.9,9.2,12],&quot;shape_name&quot;:&quot;I-shape parallel flange&quot;,&quot;synonyms&quot;:[&quot;IPE220&quot;,&quot;IPE 220&quot;,&quot;ipe 220&quot;]}]}," table:formula="of:=['I-shape_parallel_flange'.M82]" table:style-name="ce1">
            <text:p>{"IPE220": [{"shape_coords":[220,110,5.9,9.2,12],"shape_name":"I-shape parallel flange","synonyms":["IPE220","IPE 220","ipe 220"]}]},</text:p>
          </table:table-cell>
          <table:table-cell table:number-columns-repeated="16383"/>
        </table:table-row>
        <table:table-row table:style-name="ro3">
          <table:table-cell office:value-type="string" office:string-value="{&quot;IPE240&quot;: [{&quot;shape_coords&quot;:[240,120,6.2,9.8,15],&quot;shape_name&quot;:&quot;I-shape parallel flange&quot;,&quot;synonyms&quot;:[&quot;IPE240&quot;,&quot;IPE 240&quot;,&quot;ipe 240&quot;]}]}," table:formula="of:=['I-shape_parallel_flange'.M83]" table:style-name="ce1">
            <text:p>{"IPE240": [{"shape_coords":[240,120,6.2,9.8,15],"shape_name":"I-shape parallel flange","synonyms":["IPE240","IPE 240","ipe 240"]}]},</text:p>
          </table:table-cell>
          <table:table-cell table:number-columns-repeated="16383"/>
        </table:table-row>
        <table:table-row table:style-name="ro3">
          <table:table-cell office:value-type="string" office:string-value="{&quot;IPE270&quot;: [{&quot;shape_coords&quot;:[270,135,6.6,10.2,15],&quot;shape_name&quot;:&quot;I-shape parallel flange&quot;,&quot;synonyms&quot;:[&quot;IPE270&quot;,&quot;IPE 270&quot;,&quot;ipe 270&quot;]}]}," table:formula="of:=['I-shape_parallel_flange'.M84]" table:style-name="ce1">
            <text:p>{"IPE270": [{"shape_coords":[270,135,6.6,10.2,15],"shape_name":"I-shape parallel flange","synonyms":["IPE270","IPE 270","ipe 270"]}]},</text:p>
          </table:table-cell>
          <table:table-cell table:number-columns-repeated="16383"/>
        </table:table-row>
        <table:table-row table:style-name="ro3">
          <table:table-cell office:value-type="string" office:string-value="{&quot;IPE300&quot;: [{&quot;shape_coords&quot;:[300,150,7.1,10.7,15],&quot;shape_name&quot;:&quot;I-shape parallel flange&quot;,&quot;synonyms&quot;:[&quot;IPE300&quot;,&quot;IPE 300&quot;,&quot;ipe 300&quot;]}]}," table:formula="of:=['I-shape_parallel_flange'.M85]" table:style-name="ce1">
            <text:p>{"IPE300": [{"shape_coords":[300,150,7.1,10.7,15],"shape_name":"I-shape parallel flange","synonyms":["IPE300","IPE 300","ipe 300"]}]},</text:p>
          </table:table-cell>
          <table:table-cell table:number-columns-repeated="16383"/>
        </table:table-row>
        <table:table-row table:style-name="ro3">
          <table:table-cell office:value-type="string" office:string-value="{&quot;IPE330&quot;: [{&quot;shape_coords&quot;:[330,160,7.5,11.5,18],&quot;shape_name&quot;:&quot;I-shape parallel flange&quot;,&quot;synonyms&quot;:[&quot;IPE330&quot;,&quot;IPE 330&quot;,&quot;ipe 330&quot;]}]}," table:formula="of:=['I-shape_parallel_flange'.M86]" table:style-name="ce1">
            <text:p>{"IPE330": [{"shape_coords":[330,160,7.5,11.5,18],"shape_name":"I-shape parallel flange","synonyms":["IPE330","IPE 330","ipe 330"]}]},</text:p>
          </table:table-cell>
          <table:table-cell table:number-columns-repeated="16383"/>
        </table:table-row>
        <table:table-row table:style-name="ro3">
          <table:table-cell office:value-type="string" office:string-value="{&quot;IPE360&quot;: [{&quot;shape_coords&quot;:[360,170,8,12.7,18],&quot;shape_name&quot;:&quot;I-shape parallel flange&quot;,&quot;synonyms&quot;:[&quot;IPE360&quot;,&quot;IPE 360&quot;,&quot;ipe 360&quot;]}]}," table:formula="of:=['I-shape_parallel_flange'.M87]" table:style-name="ce1">
            <text:p>{"IPE360": [{"shape_coords":[360,170,8,12.7,18],"shape_name":"I-shape parallel flange","synonyms":["IPE360","IPE 360","ipe 360"]}]},</text:p>
          </table:table-cell>
          <table:table-cell table:number-columns-repeated="16383"/>
        </table:table-row>
        <table:table-row table:style-name="ro3">
          <table:table-cell office:value-type="string" office:string-value="{&quot;IPE400&quot;: [{&quot;shape_coords&quot;:[400,180,8.6,13.5,21],&quot;shape_name&quot;:&quot;I-shape parallel flange&quot;,&quot;synonyms&quot;:[&quot;IPE400&quot;,&quot;IPE 400&quot;,&quot;ipe 400&quot;]}]}," table:formula="of:=['I-shape_parallel_flange'.M88]" table:style-name="ce1">
            <text:p>{"IPE400": [{"shape_coords":[400,180,8.6,13.5,21],"shape_name":"I-shape parallel flange","synonyms":["IPE400","IPE 400","ipe 400"]}]},</text:p>
          </table:table-cell>
          <table:table-cell table:number-columns-repeated="16383"/>
        </table:table-row>
        <table:table-row table:style-name="ro3">
          <table:table-cell office:value-type="string" office:string-value="{&quot;IPE450&quot;: [{&quot;shape_coords&quot;:[450,190,9.4,14.6,21],&quot;shape_name&quot;:&quot;I-shape parallel flange&quot;,&quot;synonyms&quot;:[&quot;IPE450&quot;,&quot;IPE 450&quot;,&quot;ipe 450&quot;]}]}," table:formula="of:=['I-shape_parallel_flange'.M89]" table:style-name="ce1">
            <text:p>{"IPE450": [{"shape_coords":[450,190,9.4,14.6,21],"shape_name":"I-shape parallel flange","synonyms":["IPE450","IPE 450","ipe 450"]}]},</text:p>
          </table:table-cell>
          <table:table-cell table:number-columns-repeated="16383"/>
        </table:table-row>
        <table:table-row table:style-name="ro3">
          <table:table-cell office:value-type="string" office:string-value="{&quot;IPE500&quot;: [{&quot;shape_coords&quot;:[500,200,10.2,16,21],&quot;shape_name&quot;:&quot;I-shape parallel flange&quot;,&quot;synonyms&quot;:[&quot;IPE500&quot;,&quot;IPE 500&quot;,&quot;ipe 500&quot;]}]}," table:formula="of:=['I-shape_parallel_flange'.M90]" table:style-name="ce1">
            <text:p>{"IPE500": [{"shape_coords":[500,200,10.2,16,21],"shape_name":"I-shape parallel flange","synonyms":["IPE500","IPE 500","ipe 500"]}]},</text:p>
          </table:table-cell>
          <table:table-cell table:number-columns-repeated="16383"/>
        </table:table-row>
        <table:table-row table:style-name="ro3">
          <table:table-cell office:value-type="string" office:string-value="{&quot;IPE550&quot;: [{&quot;shape_coords&quot;:[550,210,11.1,17.2,24],&quot;shape_name&quot;:&quot;I-shape parallel flange&quot;,&quot;synonyms&quot;:[&quot;IPE550&quot;,&quot;IPE 550&quot;,&quot;ipe 550&quot;]}]}," table:formula="of:=['I-shape_parallel_flange'.M91]" table:style-name="ce1">
            <text:p>{"IPE550": [{"shape_coords":[550,210,11.1,17.2,24],"shape_name":"I-shape parallel flange","synonyms":["IPE550","IPE 550","ipe 550"]}]},</text:p>
          </table:table-cell>
          <table:table-cell table:number-columns-repeated="16383"/>
        </table:table-row>
        <table:table-row table:style-name="ro3">
          <table:table-cell office:value-type="string" office:string-value="{&quot;IPE600&quot;: [{&quot;shape_coords&quot;:[600,220,12,19,24],&quot;shape_name&quot;:&quot;I-shape parallel flange&quot;,&quot;synonyms&quot;:[&quot;IPE600&quot;,&quot;IPE 600&quot;,&quot;ipe 600&quot;]}]}," table:formula="of:=['I-shape_parallel_flange'.M92]" table:style-name="ce1">
            <text:p>{"IPE600": [{"shape_coords":[600,220,12,19,24],"shape_name":"I-shape parallel flange","synonyms":["IPE600","IPE 600","ipe 600"]}]},</text:p>
          </table:table-cell>
          <table:table-cell table:number-columns-repeated="16383"/>
        </table:table-row>
        <table:table-row table:style-name="ro3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p 80&quot;]}]}," table:formula="of:=['C-channel_sloped_flange'.P4]" table:style-name="ce1">
            <text:p>{"UNP80": [{"shape_coords":[80,45,6,8,8,4,22,5,8,14.5],"shape_name":"C-channel sloped flange","synonyms":["UNP80","UNP 80","unp 80"]}]},</text:p>
          </table:table-cell>
          <table:table-cell table:number-columns-repeated="16383"/>
        </table:table-row>
        <table:table-row table:style-name="ro3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p 100&quot;]}]}," table:formula="of:=['C-channel_sloped_flange'.P5]" table:style-name="ce1">
            <text:p>{"UNP100": [{"shape_coords":[100,50,6,8,5,8,5,4,5,25,8,15.5],"shape_name":"C-channel sloped flange","synonyms":["UNP100","UNP 100","unp 100"]}]},</text:p>
          </table:table-cell>
          <table:table-cell table:number-columns-repeated="16383"/>
        </table:table-row>
        <table:table-row table:style-name="ro3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p 120&quot;]}]}," table:formula="of:=['C-channel_sloped_flange'.P6]" table:style-name="ce1">
            <text:p>{"UNP120": [{"shape_coords":[120,55,7,9,9,4.5,27,5,8,16],"shape_name":"C-channel sloped flange","synonyms":["UNP120","UNP 120","unp 120"]}]},</text:p>
          </table:table-cell>
          <table:table-cell table:number-columns-repeated="16383"/>
        </table:table-row>
        <table:table-row table:style-name="ro3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p 140&quot;]}]}," table:formula="of:=['C-channel_sloped_flange'.P7]" table:style-name="ce1">
            <text:p>{"UNP140": [{"shape_coords":[140,60,7,10,10,5,30,8,17.5],"shape_name":"C-channel sloped flange","synonyms":["UNP140","UNP 140","unp 140"]}]},</text:p>
          </table:table-cell>
          <table:table-cell table:number-columns-repeated="16383"/>
        </table:table-row>
        <table:table-row table:style-name="ro3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p 160&quot;]}]}," table:formula="of:=['C-channel_sloped_flange'.P8]" table:style-name="ce1">
            <text:p>{"UNP160": [{"shape_coords":[160,65,7,5,10,5,10,5,5,5,32,5,8,18.4],"shape_name":"C-channel sloped flange","synonyms":["UNP160","UNP 160","unp 160"]}]},</text:p>
          </table:table-cell>
          <table:table-cell table:number-columns-repeated="16383"/>
        </table:table-row>
        <table:table-row table:style-name="ro3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p 180&quot;]}]}," table:formula="of:=['C-channel_sloped_flange'.P9]" table:style-name="ce1">
            <text:p>{"UNP180": [{"shape_coords":[180,70,8,11,11,5.5,35,8,19.2],"shape_name":"C-channel sloped flange","synonyms":["UNP180","UNP 180","unp 180"]}]},</text:p>
          </table:table-cell>
          <table:table-cell table:number-columns-repeated="16383"/>
        </table:table-row>
        <table:table-row table:style-name="ro3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p 200&quot;]}]}," table:formula="of:=['C-channel_sloped_flange'.P10]" table:style-name="ce1">
            <text:p>{"UNP200": [{"shape_coords":[200,75,8,5,11,5,11,5,6,37,5,8,20.1],"shape_name":"C-channel sloped flange","synonyms":["UNP200","UNP 200","unp 200"]}]},</text:p>
          </table:table-cell>
          <table:table-cell table:number-columns-repeated="16383"/>
        </table:table-row>
        <table:table-row table:style-name="ro3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p 220&quot;]}]}," table:formula="of:=['C-channel_sloped_flange'.P11]" table:style-name="ce1">
            <text:p>{"UNP220": [{"shape_coords":[220,80,9,12,5,12,5,6.5,40,8,21.4],"shape_name":"C-channel sloped flange","synonyms":["UNP220","UNP 220","unp 220"]}]},</text:p>
          </table:table-cell>
          <table:table-cell table:number-columns-repeated="16383"/>
        </table:table-row>
        <table:table-row table:style-name="ro3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p 240&quot;]}]}," table:formula="of:=['C-channel_sloped_flange'.P12]" table:style-name="ce1">
            <text:p>{"UNP240": [{"shape_coords":[240,85,9,5,13,13,6.5,42,5,8,22.3],"shape_name":"C-channel sloped flange","synonyms":["UNP240","UNP 240","unp 240"]}]},</text:p>
          </table:table-cell>
          <table:table-cell table:number-columns-repeated="16383"/>
        </table:table-row>
        <table:table-row table:style-name="ro3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p 260&quot;]}]}," table:formula="of:=['C-channel_sloped_flange'.P13]" table:style-name="ce1">
            <text:p>{"UNP260": [{"shape_coords":[260,90,10,14,14,7,45,8,23.6],"shape_name":"C-channel sloped flange","synonyms":["UNP260","UNP 260","unp 260"]}]},</text:p>
          </table:table-cell>
          <table:table-cell table:number-columns-repeated="16383"/>
        </table:table-row>
        <table:table-row table:style-name="ro3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p 280&quot;]}]}," table:formula="of:=['C-channel_sloped_flange'.P14]" table:style-name="ce1">
            <text:p>{"UNP280": [{"shape_coords":[280,95,10,15,15,7.5,47,5,8,25.3],"shape_name":"C-channel sloped flange","synonyms":["UNP280","UNP 280","unp 280"]}]},</text:p>
          </table:table-cell>
          <table:table-cell table:number-columns-repeated="16383"/>
        </table:table-row>
        <table:table-row table:style-name="ro3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p 300&quot;]}]}," table:formula="of:=['C-channel_sloped_flange'.P15]" table:style-name="ce1">
            <text:p>{"UNP300": [{"shape_coords":[300,100,10,16,16,8,50,8,27],"shape_name":"C-channel sloped flange","synonyms":["UNP300","UNP 300","unp 300"]}]},</text:p>
          </table:table-cell>
          <table:table-cell table:number-columns-repeated="16383"/>
        </table:table-row>
        <table:table-row table:style-name="ro3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p 320&quot;]}]}," table:formula="of:=['C-channel_sloped_flange'.P16]" table:style-name="ce1">
            <text:p>{"UNP320": [{"shape_coords":[320,100,14,17,5,17,5,8.75,50,5,26],"shape_name":"C-channel sloped flange","synonyms":["UNP320","UNP 320","unp 320"]}]},</text:p>
          </table:table-cell>
          <table:table-cell table:number-columns-repeated="16383"/>
        </table:table-row>
        <table:table-row table:style-name="ro3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p 350&quot;]}]}," table:formula="of:=['C-channel_sloped_flange'.P17]" table:style-name="ce1">
            <text:p>{"UNP350": [{"shape_coords":[350,100,14,16,16,8,50,5,24],"shape_name":"C-channel sloped flange","synonyms":["UNP350","UNP 350","unp 350"]}]},</text:p>
          </table:table-cell>
          <table:table-cell table:number-columns-repeated="16383"/>
        </table:table-row>
        <table:table-row table:style-name="ro3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p 380&quot;]}]}," table:formula="of:=['C-channel_sloped_flange'.P18]" table:style-name="ce1">
            <text:p>{"UNP380": [{"shape_coords":[380,102,13,5,16,16,8,51,5,23.8],"shape_name":"C-channel sloped flange","synonyms":["UNP380","UNP 380","unp 380"]}]},</text:p>
          </table:table-cell>
          <table:table-cell table:number-columns-repeated="16383"/>
        </table:table-row>
        <table:table-row table:style-name="ro3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p 400&quot;]}]}," table:formula="of:=['C-channel_sloped_flange'.P19]" table:style-name="ce1">
            <text:p>{"UNP400": [{"shape_coords":[400,110,14,18,18,9,55,5,26.5],"shape_name":"C-channel sloped flange","synonyms":["UNP400","UNP 400","unp 400"]}]},</text:p>
          </table:table-cell>
          <table:table-cell table:number-columns-repeated="16383"/>
        </table:table-row>
        <table:table-row table:style-name="ro3">
          <table:table-cell office:value-type="string" office:string-value="{&quot;UPE80&quot;: [{&quot;shape_coords&quot;:[80,50,4,7,10,10,25],&quot;shape_name&quot;:&quot;C-channel parallel flange&quot;,&quot;synonyms&quot;:[&quot;UPE80&quot;,&quot;UPE 80&quot;,&quot;upe 80&quot;]}]}," table:formula="of:=[CChannelParallelFlange.N4]" table:style-name="ce1">
            <text:p>{"UPE80": [{"shape_coords":[80,50,4,7,10,10,25],"shape_name":"C-channel parallel flange","synonyms":["UPE80","UPE 80","upe 80"]}]},</text:p>
          </table:table-cell>
          <table:table-cell table:number-columns-repeated="16383"/>
        </table:table-row>
        <table:table-row table:style-name="ro3">
          <table:table-cell office:value-type="string" office:string-value="{&quot;UPE100&quot;: [{&quot;shape_coords&quot;:[100,55,4.5,7,5,10,10,27.5],&quot;shape_name&quot;:&quot;C-channel parallel flange&quot;,&quot;synonyms&quot;:[&quot;UPE100&quot;,&quot;UPE 100&quot;,&quot;upe 100&quot;]}]}," table:formula="of:=[CChannelParallelFlange.N5]" table:style-name="ce1">
            <text:p>{"UPE100": [{"shape_coords":[100,55,4.5,7,5,10,10,27.5],"shape_name":"C-channel parallel flange","synonyms":["UPE100","UPE 100","upe 100"]}]},</text:p>
          </table:table-cell>
          <table:table-cell table:number-columns-repeated="16383"/>
        </table:table-row>
        <table:table-row table:style-name="ro3">
          <table:table-cell office:value-type="string" office:string-value="{&quot;UPE120&quot;: [{&quot;shape_coords&quot;:[120,60,5,8,10,10,30],&quot;shape_name&quot;:&quot;C-channel parallel flange&quot;,&quot;synonyms&quot;:[&quot;UPE120&quot;,&quot;UPE 120&quot;,&quot;upe 120&quot;]}]}," table:formula="of:=[CChannelParallelFlange.N6]" table:style-name="ce1">
            <text:p>{"UPE120": [{"shape_coords":[120,60,5,8,10,10,30],"shape_name":"C-channel parallel flange","synonyms":["UPE120","UPE 120","upe 120"]}]},</text:p>
          </table:table-cell>
          <table:table-cell table:number-columns-repeated="16383"/>
        </table:table-row>
        <table:table-row table:style-name="ro3">
          <table:table-cell office:value-type="string" office:string-value="{&quot;UPE140&quot;: [{&quot;shape_coords&quot;:[140,65,5,9,10,10,32.5],&quot;shape_name&quot;:&quot;C-channel parallel flange&quot;,&quot;synonyms&quot;:[&quot;UPE140&quot;,&quot;UPE 140&quot;,&quot;upe 140&quot;]}]}," table:formula="of:=[CChannelParallelFlange.N7]" table:style-name="ce1">
            <text:p>{"UPE140": [{"shape_coords":[140,65,5,9,10,10,32.5],"shape_name":"C-channel parallel flange","synonyms":["UPE140","UPE 140","upe 140"]}]},</text:p>
          </table:table-cell>
          <table:table-cell table:number-columns-repeated="16383"/>
        </table:table-row>
        <table:table-row table:style-name="ro3">
          <table:table-cell office:value-type="string" office:string-value="{&quot;UPE160&quot;: [{&quot;shape_coords&quot;:[160,70,5,5,9,5,12,12,35],&quot;shape_name&quot;:&quot;C-channel parallel flange&quot;,&quot;synonyms&quot;:[&quot;UPE160&quot;,&quot;UPE 160&quot;,&quot;upe 160&quot;]}]}," table:formula="of:=[CChannelParallelFlange.N8]" table:style-name="ce1">
            <text:p>{"UPE160": [{"shape_coords":[160,70,5,5,9,5,12,12,35],"shape_name":"C-channel parallel flange","synonyms":["UPE160","UPE 160","upe 160"]}]},</text:p>
          </table:table-cell>
          <table:table-cell table:number-columns-repeated="16383"/>
        </table:table-row>
        <table:table-row table:style-name="ro3">
          <table:table-cell office:value-type="string" office:string-value="{&quot;UPE180&quot;: [{&quot;shape_coords&quot;:[180,75,5,5,10,5,12,12,37.5],&quot;shape_name&quot;:&quot;C-channel parallel flange&quot;,&quot;synonyms&quot;:[&quot;UPE180&quot;,&quot;UPE 180&quot;,&quot;upe 180&quot;]}]}," table:formula="of:=[CChannelParallelFlange.N9]" table:style-name="ce1">
            <text:p>{"UPE180": [{"shape_coords":[180,75,5,5,10,5,12,12,37.5],"shape_name":"C-channel parallel flange","synonyms":["UPE180","UPE 180","upe 180"]}]},</text:p>
          </table:table-cell>
          <table:table-cell table:number-columns-repeated="16383"/>
        </table:table-row>
        <table:table-row table:style-name="ro3">
          <table:table-cell office:value-type="string" office:string-value="{&quot;UPE200&quot;: [{&quot;shape_coords&quot;:[200,80,6,11,12,12,40],&quot;shape_name&quot;:&quot;C-channel parallel flange&quot;,&quot;synonyms&quot;:[&quot;UPE200&quot;,&quot;UPE 200&quot;,&quot;upe 200&quot;]}]}," table:formula="of:=[CChannelParallelFlange.N10]" table:style-name="ce1">
            <text:p>{"UPE200": [{"shape_coords":[200,80,6,11,12,12,40],"shape_name":"C-channel parallel flange","synonyms":["UPE200","UPE 200","upe 200"]}]},</text:p>
          </table:table-cell>
          <table:table-cell table:number-columns-repeated="16383"/>
        </table:table-row>
        <table:table-row table:style-name="ro3">
          <table:table-cell office:value-type="string" office:string-value="{&quot;UPE220&quot;: [{&quot;shape_coords&quot;:[220,85,6,5,12,12,12,42.5],&quot;shape_name&quot;:&quot;C-channel parallel flange&quot;,&quot;synonyms&quot;:[&quot;UPE220&quot;,&quot;UPE 220&quot;,&quot;upe 220&quot;]}]}," table:formula="of:=[CChannelParallelFlange.N11]" table:style-name="ce1">
            <text:p>{"UPE220": [{"shape_coords":[220,85,6,5,12,12,12,42.5],"shape_name":"C-channel parallel flange","synonyms":["UPE220","UPE 220","upe 220"]}]},</text:p>
          </table:table-cell>
          <table:table-cell table:number-columns-repeated="16383"/>
        </table:table-row>
        <table:table-row table:style-name="ro3">
          <table:table-cell office:value-type="string" office:string-value="{&quot;UPE240&quot;: [{&quot;shape_coords&quot;:[240,90,7,12,5,15,15,45],&quot;shape_name&quot;:&quot;C-channel parallel flange&quot;,&quot;synonyms&quot;:[&quot;UPE240&quot;,&quot;UPE 240&quot;,&quot;upe 240&quot;]}]}," table:formula="of:=[CChannelParallelFlange.N12]" table:style-name="ce1">
            <text:p>{"UPE240": [{"shape_coords":[240,90,7,12,5,15,15,45],"shape_name":"C-channel parallel flange","synonyms":["UPE240","UPE 240","upe 240"]}]},</text:p>
          </table:table-cell>
          <table:table-cell table:number-columns-repeated="16383"/>
        </table:table-row>
        <table:table-row table:style-name="ro3">
          <table:table-cell office:value-type="string" office:string-value="{&quot;UPE270&quot;: [{&quot;shape_coords&quot;:[270,95,7,5,13,5,15,15,47.5],&quot;shape_name&quot;:&quot;C-channel parallel flange&quot;,&quot;synonyms&quot;:[&quot;UPE270&quot;,&quot;UPE 270&quot;,&quot;upe 270&quot;]}]}," table:formula="of:=[CChannelParallelFlange.N13]" table:style-name="ce1">
            <text:p>{"UPE270": [{"shape_coords":[270,95,7,5,13,5,15,15,47.5],"shape_name":"C-channel parallel flange","synonyms":["UPE270","UPE 270","upe 270"]}]},</text:p>
          </table:table-cell>
          <table:table-cell table:number-columns-repeated="16383"/>
        </table:table-row>
        <table:table-row table:style-name="ro3">
          <table:table-cell office:value-type="string" office:string-value="{&quot;UPE300&quot;: [{&quot;shape_coords&quot;:[300,100,9,5,15,15,15,50],&quot;shape_name&quot;:&quot;C-channel parallel flange&quot;,&quot;synonyms&quot;:[&quot;UPE300&quot;,&quot;UPE 300&quot;,&quot;upe 300&quot;]}]}," table:formula="of:=[CChannelParallelFlange.N14]" table:style-name="ce1">
            <text:p>{"UPE300": [{"shape_coords":[300,100,9,5,15,15,15,50],"shape_name":"C-channel parallel flange","synonyms":["UPE300","UPE 300","upe 300"]}]},</text:p>
          </table:table-cell>
          <table:table-cell table:number-columns-repeated="16383"/>
        </table:table-row>
        <table:table-row table:style-name="ro3">
          <table:table-cell office:value-type="string" office:string-value="{&quot;UPE330&quot;: [{&quot;shape_coords&quot;:[330,105,11,16,18,18,52.5],&quot;shape_name&quot;:&quot;C-channel parallel flange&quot;,&quot;synonyms&quot;:[&quot;UPE330&quot;,&quot;UPE 330&quot;,&quot;upe 330&quot;]}]}," table:formula="of:=[CChannelParallelFlange.N15]" table:style-name="ce1">
            <text:p>{"UPE330": [{"shape_coords":[330,105,11,16,18,18,52.5],"shape_name":"C-channel parallel flange","synonyms":["UPE330","UPE 330","upe 330"]}]},</text:p>
          </table:table-cell>
          <table:table-cell table:number-columns-repeated="16383"/>
        </table:table-row>
        <table:table-row table:style-name="ro3">
          <table:table-cell office:value-type="string" office:string-value="{&quot;UPE360&quot;: [{&quot;shape_coords&quot;:[360,110,12,17,18,18,55],&quot;shape_name&quot;:&quot;C-channel parallel flange&quot;,&quot;synonyms&quot;:[&quot;UPE360&quot;,&quot;UPE 360&quot;,&quot;upe 360&quot;]}]}," table:formula="of:=[CChannelParallelFlange.N16]" table:style-name="ce1">
            <text:p>{"UPE360": [{"shape_coords":[360,110,12,17,18,18,55],"shape_name":"C-channel parallel flange","synonyms":["UPE360","UPE 360","upe 360"]}]},</text:p>
          </table:table-cell>
          <table:table-cell table:number-columns-repeated="16383"/>
        </table:table-row>
        <table:table-row table:style-name="ro3">
          <table:table-cell office:value-type="string" office:string-value="{&quot;UPE400&quot;: [{&quot;shape_coords&quot;:[400,115,13.5,18,18,18,57.5],&quot;shape_name&quot;:&quot;C-channel parallel flange&quot;,&quot;synonyms&quot;:[&quot;UPE400&quot;,&quot;UPE 400&quot;,&quot;upe 400&quot;]}]}," table:formula="of:=[CChannelParallelFlange.N17]" table:style-name="ce1">
            <text:p>{"UPE400": [{"shape_coords":[400,115,13.5,18,18,18,57.5],"shape_name":"C-channel parallel flange","synonyms":["UPE400","UPE 400","upe 400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[LAngle.Q5]" table:style-name="ce1">
            <text:p>{"L16/16/3": [{"shape_coords":[16,16,3,3,5,2.5,8,8],"shape_name":"LAngle","synonyms":["H16/16/3","L16/16/3","L16x16x3","L16x3"]}]},</text:p>
          </table:table-cell>
          <table:table-cell table:number-columns-repeated="16383"/>
        </table:table-row>
        <table:table-row table:style-name="ro3"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[LAngle.Q6]" table:style-name="ce1">
            <text:p>{"L16/16/4": [{"shape_coords":[16,16,4,4,6,3,8,8],"shape_name":"LAngle","synonyms":["H16/16/4","L16/16/4","L16x16x4","L16x4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[LAngle.Q7]" table:style-name="ce1">
            <text:p>{"L20/20/3": [{"shape_coords":[20,20,3,3,5,2.5,10,10],"shape_name":"LAngle","synonyms":["H20/20/3","L20/20/3","L20x20x3","L2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[LAngle.Q8]" table:style-name="ce1">
            <text:p>{"L20/20/4": [{"shape_coords":[20,20,4,4,6,3,10,10],"shape_name":"LAngle","synonyms":["H20/20/4","L20/20/4","L20x20x4","L2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[LAngle.Q9]" table:style-name="ce1">
            <text:p>{"L25/25/3": [{"shape_coords":[25,25,3,3,5,2.5,12.5,12.5],"shape_name":"LAngle","synonyms":["H25/25/3","L25/25/3","L25x25x3","L25x25x3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[LAngle.Q10]" table:style-name="ce1">
            <text:p>{"L25/25/4": [{"shape_coords":[25,25,4,4,6,3,12.5,12.5],"shape_name":"LAngle","synonyms":["H25/25/4","L25/25/4","L25x25x4","L25x25x4"]}]},</text:p>
          </table:table-cell>
          <table:table-cell table:number-columns-repeated="16383"/>
        </table:table-row>
        <table:table-row table:style-name="ro3"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[LAngle.Q11]" table:style-name="ce1">
            <text:p>{"L25/25/5": [{"shape_coords":[25,25,5,5,7,3.5,12.5,12.5],"shape_name":"LAngle","synonyms":["H25/25/5","L25/25/5","L25x25x5","L25x25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[LAngle.Q12]" table:style-name="ce1">
            <text:p>{"L30/30/3": [{"shape_coords":[30,30,3,3,5.5,2.75,15,15],"shape_name":"LAngle","synonyms":["H30/30/3","L30/30/3","L30x30x3","L30x3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[LAngle.Q13]" table:style-name="ce1">
            <text:p>{"L30/30/4": [{"shape_coords":[30,30,4,4,6.5,3.25,15,15],"shape_name":"LAngle","synonyms":["H30/30/4","L30/30/4","L30x30x4","L30x30x4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[LAngle.Q14]" table:style-name="ce1">
            <text:p>{"L30/30/5": [{"shape_coords":[30,30,5,5,7.5,3.75,15,15],"shape_name":"LAngle","synonyms":["H30/30/5","L30/30/5","L30x30x5","L3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[LAngle.Q15]" table:style-name="ce1">
            <text:p>{"L30/30/6": [{"shape_coords":[30,30,6,6,8.5,4.25,15,15],"shape_name":"LAngle","synonyms":["H30/30/6","L30/30/6","L30x30x6","L3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[LAngle.Q16]" table:style-name="ce1">
            <text:p>{"L35/35/3": [{"shape_coords":[35,35,3,3,5.5,2.75,17.5,17.5],"shape_name":"LAngle","synonyms":["H35/35/3","L35/35/3","L35x35x3","L35x35x3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[LAngle.Q17]" table:style-name="ce1">
            <text:p>{"L35/35/4": [{"shape_coords":[35,35,4,4,6.5,3.25,17.5,17.5],"shape_name":"LAngle","synonyms":["H35/35/4","L35/35/4","L35x35x4","L35x35x4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[LAngle.Q18]" table:style-name="ce1">
            <text:p>{"L35/35/5": [{"shape_coords":[35,35,5,5,7.5,3.75,17.5,17.5],"shape_name":"LAngle","synonyms":["H35/35/5","L35/35/5","L35x35x5","L35x35x5"]}]},</text:p>
          </table:table-cell>
          <table:table-cell table:number-columns-repeated="16383"/>
        </table:table-row>
        <table:table-row table:style-name="ro3"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[LAngle.Q19]" table:style-name="ce1">
            <text:p>{"L35/35/6": [{"shape_coords":[35,35,6,6,8.5,4.25,17.5,17.5],"shape_name":"LAngle","synonyms":["H35/35/6","L35/35/6","L35x35x6","L35x35x6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[LAngle.Q20]" table:style-name="ce1">
            <text:p>{"L40/40/3": [{"shape_coords":[40,40,3,3,6,3,20,20],"shape_name":"LAngle","synonyms":["H40/40/3","L40/40/3","L40x40x3","L40x4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[LAngle.Q21]" table:style-name="ce1">
            <text:p>{"L40/40/4": [{"shape_coords":[40,40,4,4,7,3.5,20,20],"shape_name":"LAngle","synonyms":["H40/40/4","L40/40/4","L40x40x4","L40x4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[LAngle.Q22]" table:style-name="ce1">
            <text:p>{"L40/40/5": [{"shape_coords":[40,40,5,5,8,4,20,20],"shape_name":"LAngle","synonyms":["H40/40/5","L40/40/5","L40x40x5","L4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[LAngle.Q23]" table:style-name="ce1">
            <text:p>{"L40/40/6": [{"shape_coords":[40,40,6,6,9,4.5,20,20],"shape_name":"LAngle","synonyms":["H40/40/6","L40/40/6","L40x40x6","L4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[LAngle.Q24]" table:style-name="ce1">
            <text:p>{"L45/45/4": [{"shape_coords":[45,45,4,4,7.5,3.75,22.5,22.5],"shape_name":"LAngle","synonyms":["H45/45/4","L45/45/4","L45x45x4","L45x45x4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[LAngle.Q25]" table:style-name="ce1">
            <text:p>{"L45/45/5": [{"shape_coords":[45,45,5,5,8.5,4.25,22.5,22.5],"shape_name":"LAngle","synonyms":["H45/45/5","L45/45/5","L45x45x5","L45x4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[LAngle.Q26]" table:style-name="ce1">
            <text:p>{"L45/45/6": [{"shape_coords":[45,45,6,6,9.5,4.75,22.5,22.5],"shape_name":"LAngle","synonyms":["H45/45/6","L45/45/6","L45x45x6","L45x45x6"]}]},</text:p>
          </table:table-cell>
          <table:table-cell table:number-columns-repeated="16383"/>
        </table:table-row>
        <table:table-row table:style-name="ro3"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[LAngle.Q27]" table:style-name="ce1">
            <text:p>{"L45/45/7": [{"shape_coords":[45,45,7,7,10.5,5.25,22.5,22.5],"shape_name":"LAngle","synonyms":["H45/45/7","L45/45/7","L45x45x7","L45x45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[LAngle.Q28]" table:style-name="ce1">
            <text:p>{"L50/50/4": [{"shape_coords":[50,50,4,4,7.5,3.75,25,25],"shape_name":"LAngle","synonyms":["H50/50/4","L50/50/4","L50x50x4","L50x50x4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[LAngle.Q29]" table:style-name="ce1">
            <text:p>{"L50/50/5": [{"shape_coords":[50,50,5,5,8.5,4.25,25,25],"shape_name":"LAngle","synonyms":["H50/50/5","L50/50/5","L50x50x5","L50x5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[LAngle.Q30]" table:style-name="ce1">
            <text:p>{"L50/50/6": [{"shape_coords":[50,50,6,6,9.5,4.75,25,25],"shape_name":"LAngle","synonyms":["H50/50/6","L50/50/6","L50x50x6","L5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[LAngle.Q31]" table:style-name="ce1">
            <text:p>{"L50/50/7": [{"shape_coords":[50,50,7,7,10,5,25,25],"shape_name":"LAngle","synonyms":["H50/50/7","L50/50/7","L50x50x7","L5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[LAngle.Q32]" table:style-name="ce1">
            <text:p>{"L50/50/8": [{"shape_coords":[50,50,8,8,11,5.5,25,25],"shape_name":"LAngle","synonyms":["H50/50/8","L50/50/8","L50x50x8","L5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[LAngle.Q33]" table:style-name="ce1">
            <text:p>{"L50/50/9": [{"shape_coords":[50,50,9,9,12,6,25,25],"shape_name":"LAngle","synonyms":["H50/50/9","L50/50/9","L50x50x9","L50x50x9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[LAngle.Q34]" table:style-name="ce1">
            <text:p>{"L55/55/5": [{"shape_coords":[55,55,5,5,9,4.5,27.5,27.5],"shape_name":"LAngle","synonyms":["H55/55/5","L55/55/5","L55x55x5","L55x55x5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[LAngle.Q35]" table:style-name="ce1">
            <text:p>{"L55/55/6": [{"shape_coords":[55,55,6,6,10,5,27.5,27.5],"shape_name":"LAngle","synonyms":["H55/55/6","L55/55/6","L55x55x6","L55x55x6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[LAngle.Q36]" table:style-name="ce1">
            <text:p>{"L55/55/7": [{"shape_coords":[55,55,7,7,11,5.5,27.5,27.5],"shape_name":"LAngle","synonyms":["H55/55/7","L55/55/7","L55x55x7","L5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[LAngle.Q37]" table:style-name="ce1">
            <text:p>{"L55/55/8": [{"shape_coords":[55,55,8,8,12,6,27.5,27.5],"shape_name":"LAngle","synonyms":["H55/55/8","L55/55/8","L55x55x8","L55x55x8"]}]},</text:p>
          </table:table-cell>
          <table:table-cell table:number-columns-repeated="16383"/>
        </table:table-row>
        <table:table-row table:style-name="ro3"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[LAngle.Q38]" table:style-name="ce1">
            <text:p>{"L55/55/10": [{"shape_coords":[55,55,10,10,14,7,27.5,27.5],"shape_name":"LAngle","synonyms":["H55/55/10","L55/55/10","L55x55x10","L55x55x10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[LAngle.Q39]" table:style-name="ce1">
            <text:p>{"L60/60/6": [{"shape_coords":[60,60,6,6,10,5,30,30],"shape_name":"LAngle","synonyms":["H60/60/6","L60/60/6","L60x60x6","L6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[LAngle.Q40]" table:style-name="ce1">
            <text:p>{"L60/60/7": [{"shape_coords":[60,60,7,7,11,5.5,30,30],"shape_name":"LAngle","synonyms":["H60/60/7","L60/60/7","L60x60x7","L60x6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[LAngle.Q41]" table:style-name="ce1">
            <text:p>{"L60/60/8": [{"shape_coords":[60,60,8,8,12,6,30,30],"shape_name":"LAngle","synonyms":["H60/60/8","L60/60/8","L60x60x8","L6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[LAngle.Q42]" table:style-name="ce1">
            <text:p>{"L60/60/10": [{"shape_coords":[60,60,10,10,14,7,30,30],"shape_name":"LAngle","synonyms":["H60/60/10","L60/60/10","L60x60x10","L60x60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[LAngle.Q43]" table:style-name="ce1">
            <text:p>{"L65/65/6": [{"shape_coords":[65,65,6,6,10,5,32.5,32.5],"shape_name":"LAngle","synonyms":["H65/65/6","L65/65/6","L65x65x6","L6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[LAngle.Q44]" table:style-name="ce1">
            <text:p>{"L65/65/7": [{"shape_coords":[65,65,7,7,11,5.5,32.5,32.5],"shape_name":"LAngle","synonyms":["H65/65/7","L65/65/7","L65x65x7","L6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[LAngle.Q45]" table:style-name="ce1">
            <text:p>{"L65/65/8": [{"shape_coords":[65,65,8,8,12,6,32.5,32.5],"shape_name":"LAngle","synonyms":["H65/65/8","L65/65/8","L65x65x8","L6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[LAngle.Q46]" table:style-name="ce1">
            <text:p>{"L65/65/9": [{"shape_coords":[65,65,9,9,13,6.5,32.5,32.5],"shape_name":"LAngle","synonyms":["H65/65/9","L65/65/9","L65x65x9","L65x65x9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[LAngle.Q47]" table:style-name="ce1">
            <text:p>{"L65/65/10": [{"shape_coords":[65,65,10,10,14,7,32.5,32.5],"shape_name":"LAngle","synonyms":["H65/65/10","L65/65/10","L65x65x10","L6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[LAngle.Q48]" table:style-name="ce1">
            <text:p>{"L65/65/11": [{"shape_coords":[65,65,11,11,15,7.5,32.5,32.5],"shape_name":"LAngle","synonyms":["H65/65/11","L65/65/11","L65x65x11","L65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[LAngle.Q49]" table:style-name="ce1">
            <text:p>{"L70/70/7": [{"shape_coords":[70,70,7,7,115,57.5,35,35],"shape_name":"LAngle","synonyms":["H70/70/7","L70/70/7","L70x70x7","L70x70x7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[LAngle.Q50]" table:style-name="ce1">
            <text:p>{"L70/70/8": [{"shape_coords":[70,70,8,8,11,5.5,35,35],"shape_name":"LAngle","synonyms":["H70/70/8","L70/70/8","L70x70x8","L70x70x8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[LAngle.Q51]" table:style-name="ce1">
            <text:p>{"L70/70/9": [{"shape_coords":[70,70,9,9,13,6.5,35,35],"shape_name":"LAngle","synonyms":["H70/70/9","L70/70/9","L70x70x9","L70x70x9"]}]},</text:p>
          </table:table-cell>
          <table:table-cell table:number-columns-repeated="16383"/>
        </table:table-row>
        <table:table-row table:style-name="ro3"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[LAngle.Q52]" table:style-name="ce1">
            <text:p>{"L70/70/11": [{"shape_coords":[70,70,11,11,15,7.5,35,35],"shape_name":"LAngle","synonyms":["H70/70/11","L70/70/11","L70x70x11","L70x70x11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[LAngle.Q53]" table:style-name="ce1">
            <text:p>{"L75/75/7": [{"shape_coords":[75,75,7,7,12,6,37.5,37.5],"shape_name":"LAngle","synonyms":["H75/75/7","L75/75/7","L75x75x7","L75x7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[LAngle.Q54]" table:style-name="ce1">
            <text:p>{"L75/75/8": [{"shape_coords":[75,75,8,8,13,6.5,37.5,37.5],"shape_name":"LAngle","synonyms":["H75/75/8","L75/75/8","L75x75x8","L75x7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[LAngle.Q55]" table:style-name="ce1">
            <text:p>{"L75/75/9": [{"shape_coords":[75,75,9,9,14,7,37.5,37.5],"shape_name":"LAngle","synonyms":["H75/75/9","L75/75/9","L75x75x9","L75x75x9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[LAngle.Q56]" table:style-name="ce1">
            <text:p>{"L75/75/10": [{"shape_coords":[75,75,10,10,15,7.5,37.5,37.5],"shape_name":"LAngle","synonyms":["H75/75/10","L75/75/10","L75x75x10","L75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[LAngle.Q57]" table:style-name="ce1">
            <text:p>{"L75/75/12": [{"shape_coords":[75,75,12,12,17,8.5,37.5,37.5],"shape_name":"LAngle","synonyms":["H75/75/12","L75/75/12","L75x75x12","L75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[LAngle.Q58]" table:style-name="ce1">
            <text:p>{"L80/80/8": [{"shape_coords":[80,80,8,8,13,6.5,40,40],"shape_name":"LAngle","synonyms":["H80/80/8","L80/80/8","L80x80x8","L8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[LAngle.Q59]" table:style-name="ce1">
            <text:p>{"L80/80/10": [{"shape_coords":[80,80,10,10,15,7.5,40,40],"shape_name":"LAngle","synonyms":["H80/80/10","L80/80/10","L80x80x10","L8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[LAngle.Q60]" table:style-name="ce1">
            <text:p>{"L80/80/12": [{"shape_coords":[80,80,12,12,17,8.5,40,40],"shape_name":"LAngle","synonyms":["H80/80/12","L80/80/12","L80x80x12","L8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[LAngle.Q61]" table:style-name="ce1">
            <text:p>{"L90/90/8": [{"shape_coords":[90,90,8,8,13,6.5,45,45],"shape_name":"LAngle","synonyms":["H90/90/8","L90/90/8","L90x90x8","L90x9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[LAngle.Q62]" table:style-name="ce1">
            <text:p>{"L90/90/9": [{"shape_coords":[90,90,9,9,14,7,45,45],"shape_name":"LAngle","synonyms":["H90/90/9","L90/90/9","L90x90x9","L90x90x9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[LAngle.Q63]" table:style-name="ce1">
            <text:p>{"L90/90/10": [{"shape_coords":[90,90,10,10,15,7.5,45,45],"shape_name":"LAngle","synonyms":["H90/90/10","L90/90/10","L90x90x10","L9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[LAngle.Q64]" table:style-name="ce1">
            <text:p>{"L90/90/11": [{"shape_coords":[90,90,11,11,16,8,45,45],"shape_name":"LAngle","synonyms":["H90/90/11","L90/90/11","L90x90x11","L90x90x11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[LAngle.Q65]" table:style-name="ce1">
            <text:p>{"L90/90/12": [{"shape_coords":[90,90,12,12,17,8.5,45,45],"shape_name":"LAngle","synonyms":["H90/90/12","L90/90/12","L90x90x12","L9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[LAngle.Q66]" table:style-name="ce1">
            <text:p>{"L90/90/13": [{"shape_coords":[90,90,13,13,18,9,45,45],"shape_name":"LAngle","synonyms":["H90/90/13","L90/90/13","L90x90x13","L90x90x13"]}]},</text:p>
          </table:table-cell>
          <table:table-cell table:number-columns-repeated="16383"/>
        </table:table-row>
        <table:table-row table:style-name="ro3"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[LAngle.Q67]" table:style-name="ce1">
            <text:p>{"L90/90/16": [{"shape_coords":[90,90,16,16,21,10.5,45,45],"shape_name":"LAngle","synonyms":["H90/90/16","L90/90/16","L90x90x16","L90x90x16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[LAngle.Q68]" table:style-name="ce1">
            <text:p>{"L100/100/8": [{"shape_coords":[100,100,8,8,14,7,50,50],"shape_name":"LAngle","synonyms":["H100/100/8","L100/100/8","L100x100x8","L100x10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[LAngle.Q69]" table:style-name="ce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[LAngle.Q70]" table:style-name="ce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[LAngle.Q71]" table:style-name="ce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[LAngle.Q72]" table:style-name="ce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[LAngle.Q73]" table:style-name="ce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[LAngle.Q74]" table:style-name="ce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[LAngle.Q75]" table:style-name="ce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83"/>
        </table:table-row>
        <table:table-row table:style-name="ro3"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[LAngle.Q76]" table:style-name="ce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[LAngle.Q77]" table:style-name="ce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[LAngle.Q78]" table:style-name="ce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[LAngle.Q79]" table:style-name="ce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83"/>
        </table:table-row>
        <table:table-row table:style-name="ro3"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[LAngle.Q80]" table:style-name="ce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[LAngle.Q81]" table:style-name="ce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[LAngle.Q82]" table:style-name="ce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[LAngle.Q83]" table:style-name="ce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83"/>
        </table:table-row>
        <table:table-row table:style-name="ro3"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[LAngle.Q84]" table:style-name="ce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[LAngle.Q85]" table:style-name="ce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83"/>
        </table:table-row>
        <table:table-row table:style-name="ro3"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[LAngle.Q86]" table:style-name="ce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[LAngle.Q87]" table:style-name="ce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[LAngle.Q88]" table:style-name="ce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[LAngle.Q89]" table:style-name="ce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[LAngle.Q90]" table:style-name="ce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83"/>
        </table:table-row>
        <table:table-row table:style-name="ro3"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[LAngle.Q91]" table:style-name="ce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[LAngle.Q92]" table:style-name="ce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83"/>
        </table:table-row>
        <table:table-row table:style-name="ro3"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[LAngle.Q93]" table:style-name="ce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[LAngle.Q94]" table:style-name="ce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[LAngle.Q95]" table:style-name="ce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83"/>
        </table:table-row>
        <table:table-row table:style-name="ro3"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[LAngle.Q96]" table:style-name="ce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[LAngle.Q97]" table:style-name="ce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[LAngle.Q98]" table:style-name="ce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83"/>
        </table:table-row>
        <table:table-row table:style-name="ro3"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[LAngle.Q99]" table:style-name="ce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[LAngle.Q100]" table:style-name="ce1">
            <text:p>{"L30/20/3": [{"shape_coords":[30,20,3,3,5,2.5,10,15],"shape_name":"LAngle","synonyms":["H30/20/3","L30/20/3","L30x20x3","L3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[LAngle.Q101]" table:style-name="ce1">
            <text:p>{"L30/20/4": [{"shape_coords":[30,20,4,4,6,3,10,15],"shape_name":"LAngle","synonyms":["H30/20/4","L30/20/4","L30x20x4","L3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[LAngle.Q102]" table:style-name="ce1">
            <text:p>{"L40/20/3": [{"shape_coords":[40,20,3,3,5,2.5,10,20],"shape_name":"LAngle","synonyms":["H40/20/3","L40/20/3","L40x20x3","L40x20x3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[LAngle.Q103]" table:style-name="ce1">
            <text:p>{"L40/20/4": [{"shape_coords":[40,20,4,4,6,3,10,20],"shape_name":"LAngle","synonyms":["H40/20/4","L40/20/4","L40x20x4","L40x20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[LAngle.Q104]" table:style-name="ce1">
            <text:p>{"L40/20/5": [{"shape_coords":[40,20,5,5,7,3.5,10,20],"shape_name":"LAngle","synonyms":["H40/20/5","L40/20/5","L40x20x5","L40x20x5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[LAngle.Q105]" table:style-name="ce1">
            <text:p>{"L40/25/4": [{"shape_coords":[40,25,4,4,65,32.5,12.5,20],"shape_name":"LAngle","synonyms":["H40/25/4","L40/25/4","L40x25x4","L40x25x4"]}]},</text:p>
          </table:table-cell>
          <table:table-cell table:number-columns-repeated="16383"/>
        </table:table-row>
        <table:table-row table:style-name="ro3"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[LAngle.Q106]" table:style-name="ce1">
            <text:p>{"L40/25/5": [{"shape_coords":[40,25,5,5,75,37.5,12.5,20],"shape_name":"LAngle","synonyms":["H40/25/5","L40/25/5","L40x25x5","L40x25x5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[LAngle.Q107]" table:style-name="ce1">
            <text:p>{"L45/30/4": [{"shape_coords":[45,30,4,4,65,32.5,15,22.5],"shape_name":"LAngle","synonyms":["H45/30/4","L45/30/4","L45x30x4","L45x30x4"]}]},</text:p>
          </table:table-cell>
          <table:table-cell table:number-columns-repeated="16383"/>
        </table:table-row>
        <table:table-row table:style-name="ro3"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[LAngle.Q108]" table:style-name="ce1">
            <text:p>{"L45/30/5": [{"shape_coords":[45,30,5,5,75,37.5,15,22.5],"shape_name":"LAngle","synonyms":["H45/30/5","L45/30/5","L45x30x5","L45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[LAngle.Q109]" table:style-name="ce1">
            <text:p>{"L50/30/5": [{"shape_coords":[50,30,5,5,75,37.5,15,25],"shape_name":"LAngle","synonyms":["H50/30/5","L50/30/5","L50x30x5","L5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[LAngle.Q110]" table:style-name="ce1">
            <text:p>{"L50/30/6": [{"shape_coords":[50,30,6,6,85,42.5,15,25],"shape_name":"LAngle","synonyms":["H50/30/6","L50/30/6","L50x30x6","L5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[LAngle.Q111]" table:style-name="ce1">
            <text:p>{"L50/40/5": [{"shape_coords":[50,40,5,5,75,37.5,20,25],"shape_name":"LAngle","synonyms":["H50/40/5","L50/40/5","L50x40x5","L5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[LAngle.Q112]" table:style-name="ce1">
            <text:p>{"L50/40/6": [{"shape_coords":[50,40,6,6,85,42.5,20,25],"shape_name":"LAngle","synonyms":["H50/40/6","L50/40/6","L50x40x6","L5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[LAngle.Q113]" table:style-name="ce1">
            <text:p>{"L60/30/5": [{"shape_coords":[60,30,5,5,8,4,15,30],"shape_name":"LAngle","synonyms":["H60/30/5","L60/30/5","L60x30x5","L60x3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[LAngle.Q114]" table:style-name="ce1">
            <text:p>{"L60/30/6": [{"shape_coords":[60,30,6,6,9,4.5,15,30],"shape_name":"LAngle","synonyms":["H60/30/6","L60/30/6","L60x30x6","L60x3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[LAngle.Q115]" table:style-name="ce1">
            <text:p>{"L60/30/7": [{"shape_coords":[60,30,7,7,10,5,15,30],"shape_name":"LAngle","synonyms":["H60/30/7","L60/30/7","L60x30x7","L60x30x7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[LAngle.Q116]" table:style-name="ce1">
            <text:p>{"L60/40/5": [{"shape_coords":[60,40,5,5,8,4,20,30],"shape_name":"LAngle","synonyms":["H60/40/5","L60/40/5","L60x40x5","L60x40x5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[LAngle.Q117]" table:style-name="ce1">
            <text:p>{"L60/40/6": [{"shape_coords":[60,40,6,6,9,4.5,20,30],"shape_name":"LAngle","synonyms":["H60/40/6","L60/40/6","L60x40x6","L6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[LAngle.Q118]" table:style-name="ce1">
            <text:p>{"L60/40/7": [{"shape_coords":[60,40,7,7,10,5,20,30],"shape_name":"LAngle","synonyms":["H60/40/7","L60/40/7","L60x40x7","L6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[LAngle.Q119]" table:style-name="ce1">
            <text:p>{"L65/50/5": [{"shape_coords":[65,50,5,5,85,42.5,25,32.5],"shape_name":"LAngle","synonyms":["H65/50/5","L65/50/5","L65x50x5","L6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[LAngle.Q120]" table:style-name="ce1">
            <text:p>{"L65/50/6": [{"shape_coords":[65,50,6,6,95,47.5,25,32.5],"shape_name":"LAngle","synonyms":["H65/50/6","L65/50/6","L65x50x6","L6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[LAngle.Q121]" table:style-name="ce1">
            <text:p>{"L65/50/7": [{"shape_coords":[65,50,7,7,10,5,25,32.5],"shape_name":"LAngle","synonyms":["H65/50/7","L65/50/7","L65x50x7","L6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[LAngle.Q122]" table:style-name="ce1">
            <text:p>{"L65/50/8": [{"shape_coords":[65,50,8,8,11,5.5,25,32.5],"shape_name":"LAngle","synonyms":["H65/50/8","L65/50/8","L65x50x8","L65x50x8"]}]},</text:p>
          </table:table-cell>
          <table:table-cell table:number-columns-repeated="16383"/>
        </table:table-row>
        <table:table-row table:style-name="ro3"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[LAngle.Q123]" table:style-name="ce1">
            <text:p>{"L65/50/9": [{"shape_coords":[65,50,9,9,12,6,25,32.5],"shape_name":"LAngle","synonyms":["H65/50/9","L65/50/9","L65x50x9","L65x50x9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[LAngle.Q124]" table:style-name="ce1">
            <text:p>{"L75/50/5": [{"shape_coords":[75,50,5,5,85,42.5,25,37.5],"shape_name":"LAngle","synonyms":["H75/50/5","L75/50/5","L75x50x5","L75x50x5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[LAngle.Q125]" table:style-name="ce1">
            <text:p>{"L75/50/6": [{"shape_coords":[75,50,6,6,95,47.5,25,37.5],"shape_name":"LAngle","synonyms":["H75/50/6","L75/50/6","L75x50x6","L75x50x6"]}]},</text:p>
          </table:table-cell>
          <table:table-cell table:number-columns-repeated="16383"/>
        </table:table-row>
        <table:table-row table:style-name="ro3"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[LAngle.Q126]" table:style-name="ce1">
            <text:p>{"L75/50/7": [{"shape_coords":[75,50,7,7,10,5,25,37.5],"shape_name":"LAngle","synonyms":["H75/50/7","L75/50/7","L75x50x7","L75x50x7"]}]},</text:p>
          </table:table-cell>
          <table:table-cell table:number-columns-repeated="16383"/>
        </table:table-row>
        <table:table-row table:style-name="ro3"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[LAngle.Q127]" table:style-name="ce1">
            <text:p>{"L75/55/7": [{"shape_coords":[75,55,7,7,10,5,27.5,37.5],"shape_name":"LAngle","synonyms":["H75/55/7","L75/55/7","L75x55x7","L75x5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[LAngle.Q128]" table:style-name="ce1">
            <text:p>{"L75/65/6": [{"shape_coords":[75,65,6,6,10,5,32.5,37.5],"shape_name":"LAngle","synonyms":["H75/65/6","L75/65/6","L75x65x6","L75x65x6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[LAngle.Q129]" table:style-name="ce1">
            <text:p>{"L75/65/7": [{"shape_coords":[75,65,7,7,11,5.5,32.5,37.5],"shape_name":"LAngle","synonyms":["H75/65/7","L75/65/7","L75x65x7","L75x65x7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[LAngle.Q130]" table:style-name="ce1">
            <text:p>{"L75/65/8": [{"shape_coords":[75,65,8,8,12,6,32.5,37.5],"shape_name":"LAngle","synonyms":["H75/65/8","L75/65/8","L75x65x8","L75x65x8"]}]},</text:p>
          </table:table-cell>
          <table:table-cell table:number-columns-repeated="16383"/>
        </table:table-row>
        <table:table-row table:style-name="ro3"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[LAngle.Q131]" table:style-name="ce1">
            <text:p>{"L75/65/10": [{"shape_coords":[75,65,10,10,14,7,32.5,37.5],"shape_name":"LAngle","synonyms":["H75/65/10","L75/65/10","L75x65x10","L75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[LAngle.Q132]" table:style-name="ce1">
            <text:p>{"L80/40/6": [{"shape_coords":[80,40,6,6,95,47.5,20,40],"shape_name":"LAngle","synonyms":["H80/40/6","L80/40/6","L80x40x6","L80x40x6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[LAngle.Q133]" table:style-name="ce1">
            <text:p>{"L80/40/7": [{"shape_coords":[80,40,7,7,10,5,20,40],"shape_name":"LAngle","synonyms":["H80/40/7","L80/40/7","L80x40x7","L80x40x7"]}]},</text:p>
          </table:table-cell>
          <table:table-cell table:number-columns-repeated="16383"/>
        </table:table-row>
        <table:table-row table:style-name="ro3"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[LAngle.Q134]" table:style-name="ce1">
            <text:p>{"L80/40/8": [{"shape_coords":[80,40,8,8,11,5.5,20,40],"shape_name":"LAngle","synonyms":["H80/40/8","L80/40/8","L80x40x8","L80x40x8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[LAngle.Q135]" table:style-name="ce1">
            <text:p>{"L90/60/6": [{"shape_coords":[90,60,6,6,95,47.5,30,45],"shape_name":"LAngle","synonyms":["H90/60/6","L90/60/6","L90x60x6","L90x60x6"]}]},</text:p>
          </table:table-cell>
          <table:table-cell table:number-columns-repeated="16383"/>
        </table:table-row>
        <table:table-row table:style-name="ro3"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[LAngle.Q136]" table:style-name="ce1">
            <text:p>{"L90/60/8": [{"shape_coords":[90,60,8,8,11,5.5,30,45],"shape_name":"LAngle","synonyms":["H90/60/8","L90/60/8","L90x60x8","L90x6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[LAngle.Q137]" table:style-name="ce1">
            <text:p>{"L100/50/6": [{"shape_coords":[100,50,6,6,10,5,25,50],"shape_name":"LAngle","synonyms":["H100/50/6","L100/50/6","L100x50x6","L100x50x6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[LAngle.Q138]" table:style-name="ce1">
            <text:p>{"L100/50/7": [{"shape_coords":[100,50,7,7,11,5.5,25,50],"shape_name":"LAngle","synonyms":["H100/50/7","L100/50/7","L100x50x7","L100x50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[LAngle.Q139]" table:style-name="ce1">
            <text:p>{"L100/50/8": [{"shape_coords":[100,50,8,8,12,6,25,50],"shape_name":"LAngle","synonyms":["H100/50/8","L100/50/8","L100x50x8","L100x50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[LAngle.Q140]" table:style-name="ce1">
            <text:p>{"L100/50/10": [{"shape_coords":[100,50,10,10,14,7,25,50],"shape_name":"LAngle","synonyms":["H100/50/10","L100/50/10","L100x50x10","L100x50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[LAngle.Q141]" table:style-name="ce1">
            <text:p>{"L100/65/7": [{"shape_coords":[100,65,7,7,12,6,32.5,50],"shape_name":"LAngle","synonyms":["H100/65/7","L100/65/7","L100x65x7","L100x6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[LAngle.Q142]" table:style-name="ce1">
            <text:p>{"L100/65/8": [{"shape_coords":[100,65,8,8,13,6.5,32.5,50],"shape_name":"LAngle","synonyms":["H100/65/8","L100/65/8","L100x65x8","L10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[LAngle.Q143]" table:style-name="ce1">
            <text:p>{"L100/65/9": [{"shape_coords":[100,65,9,9,14,7,32.5,50],"shape_name":"LAngle","synonyms":["H100/65/9","L100/65/9","L100x65x9","L100x6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[LAngle.Q144]" table:style-name="ce1">
            <text:p>{"L100/65/10": [{"shape_coords":[100,65,10,10,15,7.5,32.5,50],"shape_name":"LAngle","synonyms":["H100/65/10","L100/65/10","L100x65x10","L10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[LAngle.Q145]" table:style-name="ce1">
            <text:p>{"L100/65/11": [{"shape_coords":[100,65,11,11,16,8,32.5,50],"shape_name":"LAngle","synonyms":["H100/65/11","L100/65/11","L100x65x11","L100x65x11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[LAngle.Q146]" table:style-name="ce1">
            <text:p>{"L100/75/7": [{"shape_coords":[100,75,7,7,12,6,37.5,50],"shape_name":"LAngle","synonyms":["H100/75/7","L100/75/7","L100x75x7","L100x75x7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[LAngle.Q147]" table:style-name="ce1">
            <text:p>{"L100/75/8": [{"shape_coords":[100,75,8,8,13,6.5,37.5,50],"shape_name":"LAngle","synonyms":["H100/75/8","L100/75/8","L100x75x8","L10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[LAngle.Q148]" table:style-name="ce1">
            <text:p>{"L100/75/9": [{"shape_coords":[100,75,9,9,14,7,37.5,50],"shape_name":"LAngle","synonyms":["H100/75/9","L100/75/9","L100x75x9","L10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[LAngle.Q149]" table:style-name="ce1">
            <text:p>{"L100/75/10": [{"shape_coords":[100,75,10,10,15,7.5,37.5,50],"shape_name":"LAngle","synonyms":["H100/75/10","L100/75/10","L100x75x10","L10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[LAngle.Q150]" table:style-name="ce1">
            <text:p>{"L120/80/8": [{"shape_coords":[120,80,8,8,13,6.5,40,60],"shape_name":"LAngle","synonyms":["H120/80/8","L120/80/8","L120x80x8","L120x80x8"]}]},</text:p>
          </table:table-cell>
          <table:table-cell table:number-columns-repeated="16383"/>
        </table:table-row>
        <table:table-row table:style-name="ro3"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[LAngle.Q151]" table:style-name="ce1">
            <text:p>{"L120/80/12": [{"shape_coords":[120,80,12,12,17,8.5,40,60],"shape_name":"LAngle","synonyms":["H120/80/12","L120/80/12","L120x80x12","L12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[LAngle.Q152]" table:style-name="ce1">
            <text:p>{"L130/65/8": [{"shape_coords":[130,65,8,8,13,6.5,32.5,65],"shape_name":"LAngle","synonyms":["H130/65/8","L130/65/8","L130x65x8","L130x6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[LAngle.Q153]" table:style-name="ce1">
            <text:p>{"L130/65/10": [{"shape_coords":[130,65,10,10,15,7.5,32.5,65],"shape_name":"LAngle","synonyms":["H130/65/10","L130/65/10","L130x65x10","L130x6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[LAngle.Q154]" table:style-name="ce1">
            <text:p>{"L130/65/12": [{"shape_coords":[130,65,12,12,17,8.5,32.5,65],"shape_name":"LAngle","synonyms":["H130/65/12","L130/65/12","L130x65x12","L130x65x12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[LAngle.Q155]" table:style-name="ce1">
            <text:p>{"L130/75/8": [{"shape_coords":[130,75,8,8,13,6.5,37.5,65],"shape_name":"LAngle","synonyms":["H130/75/8","L130/75/8","L130x75x8","L130x75x8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[LAngle.Q156]" table:style-name="ce1">
            <text:p>{"L130/75/10": [{"shape_coords":[130,75,10,10,15,7.5,37.5,65],"shape_name":"LAngle","synonyms":["H130/75/10","L130/75/10","L130x75x10","L13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[LAngle.Q157]" table:style-name="ce1">
            <text:p>{"L130/75/12": [{"shape_coords":[130,75,12,12,17,8.5,37.5,65],"shape_name":"LAngle","synonyms":["H130/75/12","L130/75/12","L130x75x12","L130x75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[LAngle.Q158]" table:style-name="ce1">
            <text:p>{"L150/75/9": [{"shape_coords":[150,75,9,9,14,7,37.5,75],"shape_name":"LAngle","synonyms":["H150/75/9","L150/75/9","L150x75x9","L150x75x9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[LAngle.Q159]" table:style-name="ce1">
            <text:p>{"L150/75/10": [{"shape_coords":[150,75,10,10,15,7.5,37.5,75],"shape_name":"LAngle","synonyms":["H150/75/10","L150/75/10","L150x75x10","L150x75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[LAngle.Q160]" table:style-name="ce1">
            <text:p>{"L150/75/11": [{"shape_coords":[150,75,11,11,16,8,37.5,75],"shape_name":"LAngle","synonyms":["H150/75/11","L150/75/11","L150x75x11","L150x75x11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[LAngle.Q161]" table:style-name="ce1">
            <text:p>{"L150/90/10": [{"shape_coords":[150,90,10,10,16,8,45,75],"shape_name":"LAngle","synonyms":["H150/90/10","L150/90/10","L150x90x10","L150x9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[LAngle.Q162]" table:style-name="ce1">
            <text:p>{"L150/90/12": [{"shape_coords":[150,90,12,12,18,9,45,75],"shape_name":"LAngle","synonyms":["H150/90/12","L150/90/12","L150x90x12","L150x9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[LAngle.Q163]" table:style-name="ce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[LAngle.Q164]" table:style-name="ce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[LAngle.Q165]" table:style-name="ce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[LAngle.Q166]" table:style-name="ce1">
            <text:p>{"L160/80/10": [{"shape_coords":[160,80,10,10,16,8,40,80],"shape_name":"LAngle","synonyms":["H160/80/10","L160/80/10","L160x80x10","L160x80x10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[LAngle.Q167]" table:style-name="ce1">
            <text:p>{"L160/80/12": [{"shape_coords":[160,80,12,12,18,9,40,80],"shape_name":"LAngle","synonyms":["H160/80/12","L160/80/12","L160x80x12","L160x80x12"]}]},</text:p>
          </table:table-cell>
          <table:table-cell table:number-columns-repeated="16383"/>
        </table:table-row>
        <table:table-row table:style-name="ro3"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[LAngle.Q168]" table:style-name="ce1">
            <text:p>{"L160/80/14": [{"shape_coords":[160,80,14,14,20,10,40,80],"shape_name":"LAngle","synonyms":["H160/80/14","L160/80/14","L160x80x14","L160x8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[LAngle.Q169]" table:style-name="ce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[LAngle.Q170]" table:style-name="ce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[LAngle.Q171]" table:style-name="ce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83"/>
        </table:table-row>
        <table:table-row table:style-name="ro3"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[LAngle.Q172]" table:style-name="ce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83"/>
        </table:table-row>
        <table:table-row table:number-rows-repeated="104828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3-13T15:58:36Z</dc:date>
    <meta:editing-duration>PT0S</meta:editing-duration>
  </office:meta>
</office:document-meta>
</file>